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T5_111" style:family="text">
      <style:text-properties style:font-name="Times New Roman" style:font-name-asian="Times New Roman" style:font-name-complex="Times New Roman"/>
    </style:style>
    <style:style style:name="T5_112" style:family="text">
      <style:text-properties style:font-name="Times New Roman" style:font-name-asian="Times New Roman" style:font-name-complex="Times New Roman"/>
    </style:style>
    <style:style style:name="T5_113" style:family="text">
      <style:text-properties style:font-name="Times New Roman" style:font-name-asian="Times New Roman" style:font-name-complex="Times New Roman"/>
    </style:style>
    <style:style style:name="T5_114" style:family="text">
      <style:text-properties style:font-name="Times New Roman" style:font-name-asian="Times New Roman" style:font-name-complex="Times New Roman"/>
    </style:style>
    <style:style style:name="T5_115" style:family="text">
      <style:text-properties style:font-name="Times New Roman" style:font-name-asian="Times New Roman" style:font-name-complex="Times New Roman"/>
    </style:style>
    <style:style style:name="T5_116" style:family="text">
      <style:text-properties style:font-name="Times New Roman" style:font-name-asian="Times New Roman" style:font-name-complex="Times New Roman"/>
    </style:style>
    <style:style style:name="T5_117" style:family="text">
      <style:text-properties style:font-name="Times New Roman" style:font-name-asian="Times New Roman" style:font-name-complex="Times New Roman"/>
    </style:style>
    <style:style style:name="T5_118" style:family="text">
      <style:text-properties style:font-name="Times New Roman" style:font-name-asian="Times New Roman" style:font-name-complex="Times New Roman"/>
    </style:style>
    <style:style style:name="T5_119" style:family="text">
      <style:text-properties style:font-name="Times New Roman" style:font-name-asian="Times New Roman" style:font-name-complex="Times New Roman"/>
    </style:style>
    <style:style style:name="T5_120" style:family="text">
      <style:text-properties style:font-name="Times New Roman" style:font-name-asian="Times New Roman" style:font-name-complex="Times New Roman"/>
    </style:style>
    <style:style style:name="T5_121" style:family="text">
      <style:text-properties style:font-name="Times New Roman" style:font-name-asian="Times New Roman" style:font-name-complex="Times New Roman"/>
    </style:style>
    <style:style style:name="T5_122" style:family="text">
      <style:text-properties style:font-name="Times New Roman" style:font-name-asian="Times New Roman" style:font-name-complex="Times New Roman"/>
    </style:style>
    <style:style style:name="T5_123" style:family="text">
      <style:text-properties style:font-name="Times New Roman" style:font-name-asian="Times New Roman" style:font-name-complex="Times New Roman"/>
    </style:style>
    <style:style style:name="T5_124" style:family="text">
      <style:text-properties style:font-name="Times New Roman" style:font-name-asian="Times New Roman" style:font-name-complex="Times New Roman"/>
    </style:style>
    <style:style style:name="T5_125" style:family="text">
      <style:text-properties style:font-name="Times New Roman" style:font-name-asian="Times New Roman" style:font-name-complex="Times New Roman"/>
    </style:style>
    <style:style style:name="T5_126" style:family="text">
      <style:text-properties style:font-name="Times New Roman" style:font-name-asian="Times New Roman" style:font-name-complex="Times New Roman"/>
    </style:style>
    <style:style style:name="T5_127" style:family="text">
      <style:text-properties style:font-name="Times New Roman" style:font-name-asian="Times New Roman" style:font-name-complex="Times New Roman"/>
    </style:style>
    <style:style style:name="T5_128" style:family="text">
      <style:text-properties style:font-name="Times New Roman" style:font-name-asian="Times New Roman" style:font-name-complex="Times New Roman"/>
    </style:style>
    <style:style style:name="T5_129" style:family="text">
      <style:text-properties style:font-name="Times New Roman" style:font-name-asian="Times New Roman" style:font-name-complex="Times New Roman"/>
    </style:style>
    <style:style style:name="T5_130" style:family="text">
      <style:text-properties style:font-name="Times New Roman" style:font-name-asian="Times New Roman" style:font-name-complex="Times New Roman"/>
    </style:style>
    <style:style style:name="T5_131" style:family="text">
      <style:text-properties style:font-name="Times New Roman" style:font-name-asian="Times New Roman" style:font-name-complex="Times New Roman"/>
    </style:style>
    <style:style style:name="T5_132" style:family="text">
      <style:text-properties style:font-name="Times New Roman" style:font-name-asian="Times New Roman" style:font-name-complex="Times New Roman"/>
    </style:style>
    <style:style style:name="T5_133" style:family="text">
      <style:text-properties style:font-name="Times New Roman" style:font-name-asian="Times New Roman" style:font-name-complex="Times New Roman"/>
    </style:style>
    <style:style style:name="T5_134" style:family="text">
      <style:text-properties style:font-name="Times New Roman" style:font-name-asian="Times New Roman" style:font-name-complex="Times New Roman"/>
    </style:style>
    <style:style style:name="T5_135" style:family="text">
      <style:text-properties style:font-name="Times New Roman" style:font-name-asian="Times New Roman" style:font-name-complex="Times New Roman"/>
    </style:style>
    <style:style style:name="T5_136" style:family="text">
      <style:text-properties style:font-name="Times New Roman" style:font-name-asian="Times New Roman" style:font-name-complex="Times New Roman"/>
    </style:style>
    <style:style style:name="T5_137" style:family="text">
      <style:text-properties style:font-name="Times New Roman" style:font-name-asian="Times New Roman" style:font-name-complex="Times New Roman"/>
    </style:style>
    <style:style style:name="T5_138" style:family="text">
      <style:text-properties style:font-name="Times New Roman" style:font-name-asian="Times New Roman" style:font-name-complex="Times New Roman"/>
    </style:style>
    <style:style style:name="T5_139" style:family="text">
      <style:text-properties style:font-name="Times New Roman" style:font-name-asian="Times New Roman" style:font-name-complex="Times New Roman"/>
    </style:style>
    <style:style style:name="T5_140" style:family="text">
      <style:text-properties style:font-name="Times New Roman" style:font-name-asian="Times New Roman" style:font-name-complex="Times New Roman"/>
    </style:style>
    <style:style style:name="T5_141" style:family="text">
      <style:text-properties style:font-name="Times New Roman" style:font-name-asian="Times New Roman" style:font-name-complex="Times New Roman"/>
    </style:style>
    <style:style style:name="T5_142" style:family="text">
      <style:text-properties style:font-name="Times New Roman" style:font-name-asian="Times New Roman" style:font-name-complex="Times New Roman"/>
    </style:style>
    <style:style style:name="T5_143" style:family="text">
      <style:text-properties style:font-name="Times New Roman" style:font-name-asian="Times New Roman" style:font-name-complex="Times New Roman"/>
    </style:style>
    <style:style style:name="T5_144" style:family="text">
      <style:text-properties style:font-name="Times New Roman" style:font-name-asian="Times New Roman" style:font-name-complex="Times New Roman"/>
    </style:style>
    <style:style style:name="T5_145" style:family="text">
      <style:text-properties style:font-name="Times New Roman" style:font-name-asian="Times New Roman" style:font-name-complex="Times New Roman"/>
    </style:style>
    <style:style style:name="T5_146" style:family="text">
      <style:text-properties style:font-name="Times New Roman" style:font-name-asian="Times New Roman" style:font-name-complex="Times New Roman"/>
    </style:style>
    <style:style style:name="T5_147" style:family="text">
      <style:text-properties style:font-name="Times New Roman" style:font-name-asian="Times New Roman" style:font-name-complex="Times New Roman"/>
    </style:style>
    <style:style style:name="T5_148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T15_123" style:family="text">
      <style:text-properties style:font-name="Times New Roman" style:font-name-asian="Times New Roman" style:font-name-complex="Times New Roman"/>
    </style:style>
    <style:style style:name="T15_124" style:family="text">
      <style:text-properties style:font-name="Times New Roman" style:font-name-asian="Times New Roman" style:font-name-complex="Times New Roman"/>
    </style:style>
    <style:style style:name="T15_125" style:family="text">
      <style:text-properties style:font-name="Times New Roman" style:font-name-asian="Times New Roman" style:font-name-complex="Times New Roman"/>
    </style:style>
    <style:style style:name="T15_126" style:family="text">
      <style:text-properties style:font-name="Times New Roman" style:font-name-asian="Times New Roman" style:font-name-complex="Times New Roman"/>
    </style:style>
    <style:style style:name="T15_127" style:family="text">
      <style:text-properties style:font-name="Times New Roman" style:font-name-asian="Times New Roman" style:font-name-complex="Times New Roman"/>
    </style:style>
    <style:style style:name="T15_128" style:family="text">
      <style:text-properties style:font-name="Times New Roman" style:font-name-asian="Times New Roman" style:font-name-complex="Times New Roman"/>
    </style:style>
    <style:style style:name="T15_129" style:family="text">
      <style:text-properties style:font-name="Times New Roman" style:font-name-asian="Times New Roman" style:font-name-complex="Times New Roman"/>
    </style:style>
    <style:style style:name="T15_130" style:family="text">
      <style:text-properties style:font-name="Times New Roman" style:font-name-asian="Times New Roman" style:font-name-complex="Times New Roman"/>
    </style:style>
    <style:style style:name="T15_131" style:family="text">
      <style:text-properties style:font-name="Times New Roman" style:font-name-asian="Times New Roman" style:font-name-complex="Times New Roman"/>
    </style:style>
    <style:style style:name="T15_132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T19_107" style:family="text">
      <style:text-properties style:font-name="Times New Roman" style:font-name-asian="Times New Roman" style:font-name-complex="Times New Roman"/>
    </style:style>
    <style:style style:name="T19_108" style:family="text">
      <style:text-properties style:font-name="Times New Roman" style:font-name-asian="Times New Roman" style:font-name-complex="Times New Roman"/>
    </style:style>
    <style:style style:name="T19_109" style:family="text">
      <style:text-properties style:font-name="Times New Roman" style:font-name-asian="Times New Roman" style:font-name-complex="Times New Roman"/>
    </style:style>
    <style:style style:name="T19_110" style:family="text">
      <style:text-properties style:font-name="Times New Roman" style:font-name-asian="Times New Roman" style:font-name-complex="Times New Roman"/>
    </style:style>
    <style:style style:name="T19_111" style:family="text">
      <style:text-properties style:font-name="Times New Roman" style:font-name-asian="Times New Roman" style:font-name-complex="Times New Roman"/>
    </style:style>
    <style:style style:name="T19_112" style:family="text">
      <style:text-properties style:font-name="Times New Roman" style:font-name-asian="Times New Roman" style:font-name-complex="Times New Roman"/>
    </style:style>
    <style:style style:name="T19_113" style:family="text">
      <style:text-properties style:font-name="Times New Roman" style:font-name-asian="Times New Roman" style:font-name-complex="Times New Roman"/>
    </style:style>
    <style:style style:name="T19_114" style:family="text">
      <style:text-properties style:font-name="Times New Roman" style:font-name-asian="Times New Roman" style:font-name-complex="Times New Roman"/>
    </style:style>
    <style:style style:name="T19_115" style:family="text">
      <style:text-properties style:font-name="Times New Roman" style:font-name-asian="Times New Roman" style:font-name-complex="Times New Roman"/>
    </style:style>
    <style:style style:name="T19_116" style:family="text">
      <style:text-properties style:font-name="Times New Roman" style:font-name-asian="Times New Roman" style:font-name-complex="Times New Roman"/>
    </style:style>
    <style:style style:name="T19_117" style:family="text">
      <style:text-properties style:font-name="Times New Roman" style:font-name-asian="Times New Roman" style:font-name-complex="Times New Roman"/>
    </style:style>
    <style:style style:name="T19_118" style:family="text">
      <style:text-properties style:font-name="Times New Roman" style:font-name-asian="Times New Roman" style:font-name-complex="Times New Roman"/>
    </style:style>
    <style:style style:name="T19_119" style:family="text">
      <style:text-properties style:font-name="Times New Roman" style:font-name-asian="Times New Roman" style:font-name-complex="Times New Roman"/>
    </style:style>
    <style:style style:name="T19_120" style:family="text">
      <style:text-properties style:font-name="Times New Roman" style:font-name-asian="Times New Roman" style:font-name-complex="Times New Roman"/>
    </style:style>
    <style:style style:name="T19_121" style:family="text">
      <style:text-properties style:font-name="Times New Roman" style:font-name-asian="Times New Roman" style:font-name-complex="Times New Roman"/>
    </style:style>
    <style:style style:name="T19_122" style:family="text">
      <style:text-properties style:font-name="Times New Roman" style:font-name-asian="Times New Roman" style:font-name-complex="Times New Roman"/>
    </style:style>
    <style:style style:name="T19_123" style:family="text">
      <style:text-properties style:font-name="Times New Roman" style:font-name-asian="Times New Roman" style:font-name-complex="Times New Roman"/>
    </style:style>
    <style:style style:name="T19_124" style:family="text">
      <style:text-properties style:font-name="Times New Roman" style:font-name-asian="Times New Roman" style:font-name-complex="Times New Roman"/>
    </style:style>
    <style:style style:name="T19_125" style:family="text">
      <style:text-properties style:font-name="Times New Roman" style:font-name-asian="Times New Roman" style:font-name-complex="Times New Roman"/>
    </style:style>
    <style:style style:name="T19_126" style:family="text">
      <style:text-properties style:font-name="Times New Roman" style:font-name-asian="Times New Roman" style:font-name-complex="Times New Roman"/>
    </style:style>
    <style:style style:name="T19_127" style:family="text">
      <style:text-properties style:font-name="Times New Roman" style:font-name-asian="Times New Roman" style:font-name-complex="Times New Roman"/>
    </style:style>
    <style:style style:name="T19_128" style:family="text">
      <style:text-properties style:font-name="Times New Roman" style:font-name-asian="Times New Roman" style:font-name-complex="Times New Roman"/>
    </style:style>
    <style:style style:name="T19_129" style:family="text">
      <style:text-properties style:font-name="Times New Roman" style:font-name-asian="Times New Roman" style:font-name-complex="Times New Roman"/>
    </style:style>
    <style:style style:name="T19_130" style:family="text">
      <style:text-properties style:font-name="Times New Roman" style:font-name-asian="Times New Roman" style:font-name-complex="Times New Roman"/>
    </style:style>
    <style:style style:name="T19_131" style:family="text">
      <style:text-properties style:font-name="Times New Roman" style:font-name-asian="Times New Roman" style:font-name-complex="Times New Roman"/>
    </style:style>
    <style:style style:name="T19_132" style:family="text">
      <style:text-properties style:font-name="Times New Roman" style:font-name-asian="Times New Roman" style:font-name-complex="Times New Roman"/>
    </style:style>
    <style:style style:name="T19_133" style:family="text">
      <style:text-properties style:font-name="Times New Roman" style:font-name-asian="Times New Roman" style:font-name-complex="Times New Roman"/>
    </style:style>
    <style:style style:name="T19_134" style:family="text">
      <style:text-properties style:font-name="Times New Roman" style:font-name-asian="Times New Roman" style:font-name-complex="Times New Roman"/>
    </style:style>
    <style:style style:name="T19_135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T21_117" style:family="text">
      <style:text-properties style:font-name="Times New Roman" style:font-name-asian="Times New Roman" style:font-name-complex="Times New Roman"/>
    </style:style>
    <style:style style:name="T21_118" style:family="text">
      <style:text-properties style:font-name="Times New Roman" style:font-name-asian="Times New Roman" style:font-name-complex="Times New Roman"/>
    </style:style>
    <style:style style:name="T21_119" style:family="text">
      <style:text-properties style:font-name="Times New Roman" style:font-name-asian="Times New Roman" style:font-name-complex="Times New Roman"/>
    </style:style>
    <style:style style:name="T21_120" style:family="text">
      <style:text-properties style:font-name="Times New Roman" style:font-name-asian="Times New Roman" style:font-name-complex="Times New Roman"/>
    </style:style>
    <style:style style:name="T21_121" style:family="text">
      <style:text-properties style:font-name="Times New Roman" style:font-name-asian="Times New Roman" style:font-name-complex="Times New Roman"/>
    </style:style>
    <style:style style:name="T21_122" style:family="text">
      <style:text-properties style:font-name="Times New Roman" style:font-name-asian="Times New Roman" style:font-name-complex="Times New Roman"/>
    </style:style>
    <style:style style:name="T21_123" style:family="text">
      <style:text-properties style:font-name="Times New Roman" style:font-name-asian="Times New Roman" style:font-name-complex="Times New Roman"/>
    </style:style>
    <style:style style:name="T21_124" style:family="text">
      <style:text-properties style:font-name="Times New Roman" style:font-name-asian="Times New Roman" style:font-name-complex="Times New Roman"/>
    </style:style>
    <style:style style:name="T21_125" style:family="text">
      <style:text-properties style:font-name="Times New Roman" style:font-name-asian="Times New Roman" style:font-name-complex="Times New Roman"/>
    </style:style>
    <style:style style:name="T21_126" style:family="text">
      <style:text-properties style:font-name="Times New Roman" style:font-name-asian="Times New Roman" style:font-name-complex="Times New Roman"/>
    </style:style>
    <style:style style:name="T21_127" style:family="text">
      <style:text-properties style:font-name="Times New Roman" style:font-name-asian="Times New Roman" style:font-name-complex="Times New Roman"/>
    </style:style>
    <style:style style:name="T21_128" style:family="text">
      <style:text-properties style:font-name="Times New Roman" style:font-name-asian="Times New Roman" style:font-name-complex="Times New Roman"/>
    </style:style>
    <style:style style:name="T21_129" style:family="text">
      <style:text-properties style:font-name="Times New Roman" style:font-name-asian="Times New Roman" style:font-name-complex="Times New Roman"/>
    </style:style>
    <style:style style:name="T21_130" style:family="text">
      <style:text-properties style:font-name="Times New Roman" style:font-name-asian="Times New Roman" style:font-name-complex="Times New Roman"/>
    </style:style>
    <style:style style:name="T21_131" style:family="text">
      <style:text-properties style:font-name="Times New Roman" style:font-name-asian="Times New Roman" style:font-name-complex="Times New Roman"/>
    </style:style>
    <style:style style:name="T21_132" style:family="text">
      <style:text-properties style:font-name="Times New Roman" style:font-name-asian="Times New Roman" style:font-name-complex="Times New Roman"/>
    </style:style>
    <style:style style:name="T21_133" style:family="text">
      <style:text-properties style:font-name="Times New Roman" style:font-name-asian="Times New Roman" style:font-name-complex="Times New Roman"/>
    </style:style>
    <style:style style:name="T21_134" style:family="text">
      <style:text-properties style:font-name="Times New Roman" style:font-name-asian="Times New Roman" style:font-name-complex="Times New Roman"/>
    </style:style>
    <style:style style:name="T21_135" style:family="text">
      <style:text-properties style:font-name="Times New Roman" style:font-name-asian="Times New Roman" style:font-name-complex="Times New Roman"/>
    </style:style>
    <style:style style:name="T21_136" style:family="text">
      <style:text-properties style:font-name="Times New Roman" style:font-name-asian="Times New Roman" style:font-name-complex="Times New Roman"/>
    </style:style>
    <style:style style:name="T21_137" style:family="text">
      <style:text-properties style:font-name="Times New Roman" style:font-name-asian="Times New Roman" style:font-name-complex="Times New Roman"/>
    </style:style>
    <style:style style:name="T21_138" style:family="text">
      <style:text-properties style:font-name="Times New Roman" style:font-name-asian="Times New Roman" style:font-name-complex="Times New Roman"/>
    </style:style>
    <style:style style:name="T21_139" style:family="text">
      <style:text-properties style:font-name="Times New Roman" style:font-name-asian="Times New Roman" style:font-name-complex="Times New Roman"/>
    </style:style>
    <style:style style:name="T21_140" style:family="text">
      <style:text-properties style:font-name="Times New Roman" style:font-name-asian="Times New Roman" style:font-name-complex="Times New Roman"/>
    </style:style>
    <style:style style:name="T21_141" style:family="text">
      <style:text-properties style:font-name="Times New Roman" style:font-name-asian="Times New Roman" style:font-name-complex="Times New Roman"/>
    </style:style>
    <style:style style:name="T21_142" style:family="text">
      <style:text-properties style:font-name="Times New Roman" style:font-name-asian="Times New Roman" style:font-name-complex="Times New Roman"/>
    </style:style>
    <style:style style:name="T21_143" style:family="text">
      <style:text-properties style:font-name="Times New Roman" style:font-name-asian="Times New Roman" style:font-name-complex="Times New Roman"/>
    </style:style>
    <style:style style:name="T21_144" style:family="text">
      <style:text-properties style:font-name="Times New Roman" style:font-name-asian="Times New Roman" style:font-name-complex="Times New Roman"/>
    </style:style>
    <style:style style:name="T21_145" style:family="text">
      <style:text-properties style:font-name="Times New Roman" style:font-name-asian="Times New Roman" style:font-name-complex="Times New Roman"/>
    </style:style>
    <style:style style:name="T21_146" style:family="text">
      <style:text-properties style:font-name="Times New Roman" style:font-name-asian="Times New Roman" style:font-name-complex="Times New Roman"/>
    </style:style>
    <style:style style:name="T21_147" style:family="text">
      <style:text-properties style:font-name="Times New Roman" style:font-name-asian="Times New Roman" style:font-name-complex="Times New Roman"/>
    </style:style>
    <style:style style:name="T21_148" style:family="text">
      <style:text-properties style:font-name="Times New Roman" style:font-name-asian="Times New Roman" style:font-name-complex="Times New Roman"/>
    </style:style>
    <style:style style:name="T21_149" style:family="text">
      <style:text-properties style:font-name="Times New Roman" style:font-name-asian="Times New Roman" style:font-name-complex="Times New Roman"/>
    </style:style>
    <style:style style:name="T21_150" style:family="text">
      <style:text-properties style:font-name="Times New Roman" style:font-name-asian="Times New Roman" style:font-name-complex="Times New Roman"/>
    </style:style>
    <style:style style:name="T21_151" style:family="text">
      <style:text-properties style:font-name="Times New Roman" style:font-name-asian="Times New Roman" style:font-name-complex="Times New Roman"/>
    </style:style>
    <style:style style:name="T21_152" style:family="text">
      <style:text-properties style:font-name="Times New Roman" style:font-name-asian="Times New Roman" style:font-name-complex="Times New Roman"/>
    </style:style>
    <style:style style:name="T21_153" style:family="text">
      <style:text-properties style:font-name="Times New Roman" style:font-name-asian="Times New Roman" style:font-name-complex="Times New Roman"/>
    </style:style>
    <style:style style:name="T21_154" style:family="text">
      <style:text-properties style:font-name="Times New Roman" style:font-name-asian="Times New Roman" style:font-name-complex="Times New Roman"/>
    </style:style>
    <style:style style:name="T21_155" style:family="text">
      <style:text-properties style:font-name="Times New Roman" style:font-name-asian="Times New Roman" style:font-name-complex="Times New Roman"/>
    </style:style>
    <style:style style:name="T21_156" style:family="text">
      <style:text-properties style:font-name="Times New Roman" style:font-name-asian="Times New Roman" style:font-name-complex="Times New Roman"/>
    </style:style>
    <style:style style:name="T21_157" style:family="text">
      <style:text-properties style:font-name="Times New Roman" style:font-name-asian="Times New Roman" style:font-name-complex="Times New Roman"/>
    </style:style>
    <style:style style:name="T21_158" style:family="text">
      <style:text-properties style:font-name="Times New Roman" style:font-name-asian="Times New Roman" style:font-name-complex="Times New Roman"/>
    </style:style>
    <style:style style:name="T21_159" style:family="text">
      <style:text-properties style:font-name="Times New Roman" style:font-name-asian="Times New Roman" style:font-name-complex="Times New Roman"/>
    </style:style>
    <style:style style:name="T21_160" style:family="text">
      <style:text-properties style:font-name="Times New Roman" style:font-name-asian="Times New Roman" style:font-name-complex="Times New Roman"/>
    </style:style>
    <style:style style:name="T21_161" style:family="text">
      <style:text-properties style:font-name="Times New Roman" style:font-name-asian="Times New Roman" style:font-name-complex="Times New Roman"/>
    </style:style>
    <style:style style:name="T21_162" style:family="text">
      <style:text-properties style:font-name="Times New Roman" style:font-name-asian="Times New Roman" style:font-name-complex="Times New Roman"/>
    </style:style>
    <style:style style:name="T21_163" style:family="text">
      <style:text-properties style:font-name="Times New Roman" style:font-name-asian="Times New Roman" style:font-name-complex="Times New Roman"/>
    </style:style>
    <style:style style:name="T21_164" style:family="text">
      <style:text-properties style:font-name="Times New Roman" style:font-name-asian="Times New Roman" style:font-name-complex="Times New Roman"/>
    </style:style>
    <style:style style:name="T21_165" style:family="text">
      <style:text-properties style:font-name="Times New Roman" style:font-name-asian="Times New Roman" style:font-name-complex="Times New Roman"/>
    </style:style>
    <style:style style:name="T21_166" style:family="text">
      <style:text-properties style:font-name="Times New Roman" style:font-name-asian="Times New Roman" style:font-name-complex="Times New Roman"/>
    </style:style>
    <style:style style:name="T21_167" style:family="text">
      <style:text-properties style:font-name="Times New Roman" style:font-name-asian="Times New Roman" style:font-name-complex="Times New Roman"/>
    </style:style>
    <style:style style:name="T21_168" style:family="text">
      <style:text-properties style:font-name="Times New Roman" style:font-name-asian="Times New Roman" style:font-name-complex="Times New Roman"/>
    </style:style>
    <style:style style:name="T21_169" style:family="text">
      <style:text-properties style:font-name="Times New Roman" style:font-name-asian="Times New Roman" style:font-name-complex="Times New Roman"/>
    </style:style>
    <style:style style:name="T21_170" style:family="text">
      <style:text-properties style:font-name="Times New Roman" style:font-name-asian="Times New Roman" style:font-name-complex="Times New Roman"/>
    </style:style>
    <style:style style:name="T21_171" style:family="text">
      <style:text-properties style:font-name="Times New Roman" style:font-name-asian="Times New Roman" style:font-name-complex="Times New Roman"/>
    </style:style>
    <style:style style:name="T21_172" style:family="text">
      <style:text-properties style:font-name="Times New Roman" style:font-name-asian="Times New Roman" style:font-name-complex="Times New Roman"/>
    </style:style>
    <style:style style:name="T21_173" style:family="text">
      <style:text-properties style:font-name="Times New Roman" style:font-name-asian="Times New Roman" style:font-name-complex="Times New Roman"/>
    </style:style>
    <style:style style:name="T21_174" style:family="text">
      <style:text-properties style:font-name="Times New Roman" style:font-name-asian="Times New Roman" style:font-name-complex="Times New Roman"/>
    </style:style>
    <style:style style:name="T21_175" style:family="text">
      <style:text-properties style:font-name="Times New Roman" style:font-name-asian="Times New Roman" style:font-name-complex="Times New Roman"/>
    </style:style>
    <style:style style:name="T21_176" style:family="text">
      <style:text-properties style:font-name="Times New Roman" style:font-name-asian="Times New Roman" style:font-name-complex="Times New Roman"/>
    </style:style>
    <style:style style:name="T21_177" style:family="text">
      <style:text-properties style:font-name="Times New Roman" style:font-name-asian="Times New Roman" style:font-name-complex="Times New Roman"/>
    </style:style>
    <style:style style:name="T21_178" style:family="text">
      <style:text-properties style:font-name="Times New Roman" style:font-name-asian="Times New Roman" style:font-name-complex="Times New Roman"/>
    </style:style>
    <style:style style:name="T21_179" style:family="text">
      <style:text-properties style:font-name="Times New Roman" style:font-name-asian="Times New Roman" style:font-name-complex="Times New Roman"/>
    </style:style>
    <style:style style:name="T21_180" style:family="text">
      <style:text-properties style:font-name="Times New Roman" style:font-name-asian="Times New Roman" style:font-name-complex="Times New Roman"/>
    </style:style>
    <style:style style:name="T21_181" style:family="text">
      <style:text-properties style:font-name="Times New Roman" style:font-name-asian="Times New Roman" style:font-name-complex="Times New Roman"/>
    </style:style>
    <style:style style:name="T21_182" style:family="text">
      <style:text-properties style:font-name="Times New Roman" style:font-name-asian="Times New Roman" style:font-name-complex="Times New Roman"/>
    </style:style>
    <style:style style:name="T21_183" style:family="text">
      <style:text-properties style:font-name="Times New Roman" style:font-name-asian="Times New Roman" style:font-name-complex="Times New Roman"/>
    </style:style>
    <style:style style:name="T21_184" style:family="text">
      <style:text-properties style:font-name="Times New Roman" style:font-name-asian="Times New Roman" style:font-name-complex="Times New Roman"/>
    </style:style>
    <style:style style:name="T21_185" style:family="text">
      <style:text-properties style:font-name="Times New Roman" style:font-name-asian="Times New Roman" style:font-name-complex="Times New Roman"/>
    </style:style>
    <style:style style:name="T21_186" style:family="text">
      <style:text-properties style:font-name="Times New Roman" style:font-name-asian="Times New Roman" style:font-name-complex="Times New Roman"/>
    </style:style>
    <style:style style:name="T21_187" style:family="text">
      <style:text-properties style:font-name="Times New Roman" style:font-name-asian="Times New Roman" style:font-name-complex="Times New Roman"/>
    </style:style>
    <style:style style:name="T21_188" style:family="text">
      <style:text-properties style:font-name="Times New Roman" style:font-name-asian="Times New Roman" style:font-name-complex="Times New Roman"/>
    </style:style>
    <style:style style:name="T21_189" style:family="text">
      <style:text-properties style:font-name="Times New Roman" style:font-name-asian="Times New Roman" style:font-name-complex="Times New Roman"/>
    </style:style>
    <style:style style:name="T21_190" style:family="text">
      <style:text-properties style:font-name="Times New Roman" style:font-name-asian="Times New Roman" style:font-name-complex="Times New Roman"/>
    </style:style>
    <style:style style:name="T21_191" style:family="text">
      <style:text-properties style:font-name="Times New Roman" style:font-name-asian="Times New Roman" style:font-name-complex="Times New Roman"/>
    </style:style>
    <style:style style:name="T21_192" style:family="text">
      <style:text-properties style:font-name="Times New Roman" style:font-name-asian="Times New Roman" style:font-name-complex="Times New Roman"/>
    </style:style>
    <style:style style:name="T21_193" style:family="text">
      <style:text-properties style:font-name="Times New Roman" style:font-name-asian="Times New Roman" style:font-name-complex="Times New Roman"/>
    </style:style>
    <style:style style:name="T21_194" style:family="text">
      <style:text-properties style:font-name="Times New Roman" style:font-name-asian="Times New Roman" style:font-name-complex="Times New Roman"/>
    </style:style>
    <style:style style:name="T21_195" style:family="text">
      <style:text-properties style:font-name="Times New Roman" style:font-name-asian="Times New Roman" style:font-name-complex="Times New Roman"/>
    </style:style>
    <style:style style:name="T21_196" style:family="text">
      <style:text-properties style:font-name="Times New Roman" style:font-name-asian="Times New Roman" style:font-name-complex="Times New Roman"/>
    </style:style>
    <style:style style:name="T21_197" style:family="text">
      <style:text-properties style:font-name="Times New Roman" style:font-name-asian="Times New Roman" style:font-name-complex="Times New Roman"/>
    </style:style>
    <style:style style:name="T21_198" style:family="text">
      <style:text-properties style:font-name="Times New Roman" style:font-name-asian="Times New Roman" style:font-name-complex="Times New Roman"/>
    </style:style>
    <style:style style:name="T21_199" style:family="text">
      <style:text-properties style:font-name="Times New Roman" style:font-name-asian="Times New Roman" style:font-name-complex="Times New Roman"/>
    </style:style>
    <style:style style:name="T21_200" style:family="text">
      <style:text-properties style:font-name="Times New Roman" style:font-name-asian="Times New Roman" style:font-name-complex="Times New Roman"/>
    </style:style>
    <style:style style:name="T21_201" style:family="text">
      <style:text-properties style:font-name="Times New Roman" style:font-name-asian="Times New Roman" style:font-name-complex="Times New Roman"/>
    </style:style>
    <style:style style:name="T21_202" style:family="text">
      <style:text-properties style:font-name="Times New Roman" style:font-name-asian="Times New Roman" style:font-name-complex="Times New Roman"/>
    </style:style>
    <style:style style:name="T21_203" style:family="text">
      <style:text-properties style:font-name="Times New Roman" style:font-name-asian="Times New Roman" style:font-name-complex="Times New Roman"/>
    </style:style>
    <style:style style:name="T21_204" style:family="text">
      <style:text-properties style:font-name="Times New Roman" style:font-name-asian="Times New Roman" style:font-name-complex="Times New Roman"/>
    </style:style>
    <style:style style:name="T21_205" style:family="text">
      <style:text-properties style:font-name="Times New Roman" style:font-name-asian="Times New Roman" style:font-name-complex="Times New Roman"/>
    </style:style>
    <style:style style:name="T21_206" style:family="text">
      <style:text-properties style:font-name="Times New Roman" style:font-name-asian="Times New Roman" style:font-name-complex="Times New Roman"/>
    </style:style>
    <style:style style:name="T21_207" style:family="text">
      <style:text-properties style:font-name="Times New Roman" style:font-name-asian="Times New Roman" style:font-name-complex="Times New Roman"/>
    </style:style>
    <style:style style:name="T21_208" style:family="text">
      <style:text-properties style:font-name="Times New Roman" style:font-name-asian="Times New Roman" style:font-name-complex="Times New Roman"/>
    </style:style>
    <style:style style:name="T21_209" style:family="text">
      <style:text-properties style:font-name="Times New Roman" style:font-name-asian="Times New Roman" style:font-name-complex="Times New Roman"/>
    </style:style>
    <style:style style:name="T21_210" style:family="text">
      <style:text-properties style:font-name="Times New Roman" style:font-name-asian="Times New Roman" style:font-name-complex="Times New Roman"/>
    </style:style>
    <style:style style:name="T21_211" style:family="text">
      <style:text-properties style:font-name="Times New Roman" style:font-name-asian="Times New Roman" style:font-name-complex="Times New Roman"/>
    </style:style>
    <style:style style:name="T21_212" style:family="text">
      <style:text-properties style:font-name="Times New Roman" style:font-name-asian="Times New Roman" style:font-name-complex="Times New Roman"/>
    </style:style>
    <style:style style:name="T21_213" style:family="text">
      <style:text-properties style:font-name="Times New Roman" style:font-name-asian="Times New Roman" style:font-name-complex="Times New Roman"/>
    </style:style>
    <style:style style:name="T21_214" style:family="text">
      <style:text-properties style:font-name="Times New Roman" style:font-name-asian="Times New Roman" style:font-name-complex="Times New Roman"/>
    </style:style>
    <style:style style:name="T21_215" style:family="text">
      <style:text-properties style:font-name="Times New Roman" style:font-name-asian="Times New Roman" style:font-name-complex="Times New Roman"/>
    </style:style>
    <style:style style:name="T21_216" style:family="text">
      <style:text-properties style:font-name="Times New Roman" style:font-name-asian="Times New Roman" style:font-name-complex="Times New Roman"/>
    </style:style>
    <style:style style:name="T21_217" style:family="text">
      <style:text-properties style:font-name="Times New Roman" style:font-name-asian="Times New Roman" style:font-name-complex="Times New Roman"/>
    </style:style>
    <style:style style:name="T21_218" style:family="text">
      <style:text-properties style:font-name="Times New Roman" style:font-name-asian="Times New Roman" style:font-name-complex="Times New Roman"/>
    </style:style>
    <style:style style:name="T21_219" style:family="text">
      <style:text-properties style:font-name="Times New Roman" style:font-name-asian="Times New Roman" style:font-name-complex="Times New Roman"/>
    </style:style>
    <style:style style:name="T21_220" style:family="text">
      <style:text-properties style:font-name="Times New Roman" style:font-name-asian="Times New Roman" style:font-name-complex="Times New Roman"/>
    </style:style>
    <style:style style:name="T21_221" style:family="text">
      <style:text-properties style:font-name="Times New Roman" style:font-name-asian="Times New Roman" style:font-name-complex="Times New Roman"/>
    </style:style>
    <style:style style:name="T21_222" style:family="text">
      <style:text-properties style:font-name="Times New Roman" style:font-name-asian="Times New Roman" style:font-name-complex="Times New Roman"/>
    </style:style>
    <style:style style:name="T21_223" style:family="text">
      <style:text-properties style:font-name="Times New Roman" style:font-name-asian="Times New Roman" style:font-name-complex="Times New Roman"/>
    </style:style>
    <style:style style:name="T21_224" style:family="text">
      <style:text-properties style:font-name="Times New Roman" style:font-name-asian="Times New Roman" style:font-name-complex="Times New Roman"/>
    </style:style>
    <style:style style:name="T21_225" style:family="text">
      <style:text-properties style:font-name="Times New Roman" style:font-name-asian="Times New Roman" style:font-name-complex="Times New Roman"/>
    </style:style>
    <style:style style:name="T21_226" style:family="text">
      <style:text-properties style:font-name="Times New Roman" style:font-name-asian="Times New Roman" style:font-name-complex="Times New Roman"/>
    </style:style>
    <style:style style:name="T21_227" style:family="text">
      <style:text-properties style:font-name="Times New Roman" style:font-name-asian="Times New Roman" style:font-name-complex="Times New Roman"/>
    </style:style>
    <style:style style:name="T21_228" style:family="text">
      <style:text-properties style:font-name="Times New Roman" style:font-name-asian="Times New Roman" style:font-name-complex="Times New Roman"/>
    </style:style>
    <style:style style:name="T21_229" style:family="text">
      <style:text-properties style:font-name="Times New Roman" style:font-name-asian="Times New Roman" style:font-name-complex="Times New Roman"/>
    </style:style>
    <style:style style:name="T21_230" style:family="text">
      <style:text-properties style:font-name="Times New Roman" style:font-name-asian="Times New Roman" style:font-name-complex="Times New Roman"/>
    </style:style>
    <style:style style:name="T21_231" style:family="text">
      <style:text-properties style:font-name="Times New Roman" style:font-name-asian="Times New Roman" style:font-name-complex="Times New Roman"/>
    </style:style>
    <style:style style:name="T21_232" style:family="text">
      <style:text-properties style:font-name="Times New Roman" style:font-name-asian="Times New Roman" style:font-name-complex="Times New Roman"/>
    </style:style>
    <style:style style:name="T21_233" style:family="text">
      <style:text-properties style:font-name="Times New Roman" style:font-name-asian="Times New Roman" style:font-name-complex="Times New Roman"/>
    </style:style>
    <style:style style:name="T21_234" style:family="text">
      <style:text-properties style:font-name="Times New Roman" style:font-name-asian="Times New Roman" style:font-name-complex="Times New Roman"/>
    </style:style>
    <style:style style:name="T21_235" style:family="text">
      <style:text-properties style:font-name="Times New Roman" style:font-name-asian="Times New Roman" style:font-name-complex="Times New Roman"/>
    </style:style>
    <style:style style:name="T21_236" style:family="text">
      <style:text-properties style:font-name="Times New Roman" style:font-name-asian="Times New Roman" style:font-name-complex="Times New Roman"/>
    </style:style>
    <style:style style:name="T21_237" style:family="text">
      <style:text-properties style:font-name="Times New Roman" style:font-name-asian="Times New Roman" style:font-name-complex="Times New Roman"/>
    </style:style>
    <style:style style:name="T21_238" style:family="text">
      <style:text-properties style:font-name="Times New Roman" style:font-name-asian="Times New Roman" style:font-name-complex="Times New Roman"/>
    </style:style>
    <style:style style:name="T21_239" style:family="text">
      <style:text-properties style:font-name="Times New Roman" style:font-name-asian="Times New Roman" style:font-name-complex="Times New Roman"/>
    </style:style>
    <style:style style:name="T21_240" style:family="text">
      <style:text-properties style:font-name="Times New Roman" style:font-name-asian="Times New Roman" style:font-name-complex="Times New Roman"/>
    </style:style>
    <style:style style:name="T21_241" style:family="text">
      <style:text-properties style:font-name="Times New Roman" style:font-name-asian="Times New Roman" style:font-name-complex="Times New Roman"/>
    </style:style>
    <style:style style:name="T21_242" style:family="text">
      <style:text-properties style:font-name="Times New Roman" style:font-name-asian="Times New Roman" style:font-name-complex="Times New Roman"/>
    </style:style>
    <style:style style:name="T21_243" style:family="text">
      <style:text-properties style:font-name="Times New Roman" style:font-name-asian="Times New Roman" style:font-name-complex="Times New Roman"/>
    </style:style>
    <style:style style:name="T21_244" style:family="text">
      <style:text-properties style:font-name="Times New Roman" style:font-name-asian="Times New Roman" style:font-name-complex="Times New Roman"/>
    </style:style>
    <style:style style:name="T21_245" style:family="text">
      <style:text-properties style:font-name="Times New Roman" style:font-name-asian="Times New Roman" style:font-name-complex="Times New Roman"/>
    </style:style>
    <style:style style:name="T21_24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T23_29" style:family="text">
      <style:text-properties style:font-name="Times New Roman" style:font-name-asian="Times New Roman" style:font-name-complex="Times New Roman"/>
    </style:style>
    <style:style style:name="T23_30" style:family="text">
      <style:text-properties style:font-name="Times New Roman" style:font-name-asian="Times New Roman" style:font-name-complex="Times New Roman"/>
    </style:style>
    <style:style style:name="T23_31" style:family="text">
      <style:text-properties style:font-name="Times New Roman" style:font-name-asian="Times New Roman" style:font-name-complex="Times New Roman"/>
    </style:style>
    <style:style style:name="T23_32" style:family="text">
      <style:text-properties style:font-name="Times New Roman" style:font-name-asian="Times New Roman" style:font-name-complex="Times New Roman"/>
    </style:style>
    <style:style style:name="T23_33" style:family="text">
      <style:text-properties style:font-name="Times New Roman" style:font-name-asian="Times New Roman" style:font-name-complex="Times New Roman"/>
    </style:style>
    <style:style style:name="T23_34" style:family="text">
      <style:text-properties style:font-name="Times New Roman" style:font-name-asian="Times New Roman" style:font-name-complex="Times New Roman"/>
    </style:style>
    <style:style style:name="T23_35" style:family="text">
      <style:text-properties style:font-name="Times New Roman" style:font-name-asian="Times New Roman" style:font-name-complex="Times New Roman"/>
    </style:style>
    <style:style style:name="T23_36" style:family="text">
      <style:text-properties style:font-name="Times New Roman" style:font-name-asian="Times New Roman" style:font-name-complex="Times New Roman"/>
    </style:style>
    <style:style style:name="T23_37" style:family="text">
      <style:text-properties style:font-name="Times New Roman" style:font-name-asian="Times New Roman" style:font-name-complex="Times New Roman"/>
    </style:style>
    <style:style style:name="T23_38" style:family="text">
      <style:text-properties style:font-name="Times New Roman" style:font-name-asian="Times New Roman" style:font-name-complex="Times New Roman"/>
    </style:style>
    <style:style style:name="T23_39" style:family="text">
      <style:text-properties style:font-name="Times New Roman" style:font-name-asian="Times New Roman" style:font-name-complex="Times New Roman"/>
    </style:style>
    <style:style style:name="T23_40" style:family="text">
      <style:text-properties style:font-name="Times New Roman" style:font-name-asian="Times New Roman" style:font-name-complex="Times New Roman"/>
    </style:style>
    <style:style style:name="T23_41" style:family="text">
      <style:text-properties style:font-name="Times New Roman" style:font-name-asian="Times New Roman" style:font-name-complex="Times New Roman"/>
    </style:style>
    <style:style style:name="T23_42" style:family="text">
      <style:text-properties style:font-name="Times New Roman" style:font-name-asian="Times New Roman" style:font-name-complex="Times New Roman"/>
    </style:style>
    <style:style style:name="T23_43" style:family="text">
      <style:text-properties style:font-name="Times New Roman" style:font-name-asian="Times New Roman" style:font-name-complex="Times New Roman"/>
    </style:style>
    <style:style style:name="T23_44" style:family="text">
      <style:text-properties style:font-name="Times New Roman" style:font-name-asian="Times New Roman" style:font-name-complex="Times New Roman"/>
    </style:style>
    <style:style style:name="T23_45" style:family="text">
      <style:text-properties style:font-name="Times New Roman" style:font-name-asian="Times New Roman" style:font-name-complex="Times New Roman"/>
    </style:style>
    <style:style style:name="T23_46" style:family="text">
      <style:text-properties style:font-name="Times New Roman" style:font-name-asian="Times New Roman" style:font-name-complex="Times New Roman"/>
    </style:style>
    <style:style style:name="T23_47" style:family="text">
      <style:text-properties style:font-name="Times New Roman" style:font-name-asian="Times New Roman" style:font-name-complex="Times New Roman"/>
    </style:style>
    <style:style style:name="T23_48" style:family="text">
      <style:text-properties style:font-name="Times New Roman" style:font-name-asian="Times New Roman" style:font-name-complex="Times New Roman"/>
    </style:style>
    <style:style style:name="T23_49" style:family="text">
      <style:text-properties style:font-name="Times New Roman" style:font-name-asian="Times New Roman" style:font-name-complex="Times New Roman"/>
    </style:style>
    <style:style style:name="T23_50" style:family="text">
      <style:text-properties style:font-name="Times New Roman" style:font-name-asian="Times New Roman" style:font-name-complex="Times New Roman"/>
    </style:style>
    <style:style style:name="T23_51" style:family="text">
      <style:text-properties style:font-name="Times New Roman" style:font-name-asian="Times New Roman" style:font-name-complex="Times New Roman"/>
    </style:style>
    <style:style style:name="T23_52" style:family="text">
      <style:text-properties style:font-name="Times New Roman" style:font-name-asian="Times New Roman" style:font-name-complex="Times New Roman"/>
    </style:style>
    <style:style style:name="T23_53" style:family="text">
      <style:text-properties style:font-name="Times New Roman" style:font-name-asian="Times New Roman" style:font-name-complex="Times New Roman"/>
    </style:style>
    <style:style style:name="T23_54" style:family="text">
      <style:text-properties style:font-name="Times New Roman" style:font-name-asian="Times New Roman" style:font-name-complex="Times New Roman"/>
    </style:style>
    <style:style style:name="T23_55" style:family="text">
      <style:text-properties style:font-name="Times New Roman" style:font-name-asian="Times New Roman" style:font-name-complex="Times New Roman"/>
    </style:style>
    <style:style style:name="T23_56" style:family="text">
      <style:text-properties style:font-name="Times New Roman" style:font-name-asian="Times New Roman" style:font-name-complex="Times New Roman"/>
    </style:style>
    <style:style style:name="T23_57" style:family="text">
      <style:text-properties style:font-name="Times New Roman" style:font-name-asian="Times New Roman" style:font-name-complex="Times New Roman"/>
    </style:style>
    <style:style style:name="T23_58" style:family="text">
      <style:text-properties style:font-name="Times New Roman" style:font-name-asian="Times New Roman" style:font-name-complex="Times New Roman"/>
    </style:style>
    <style:style style:name="T23_59" style:family="text">
      <style:text-properties style:font-name="Times New Roman" style:font-name-asian="Times New Roman" style:font-name-complex="Times New Roman"/>
    </style:style>
    <style:style style:name="T23_60" style:family="text">
      <style:text-properties style:font-name="Times New Roman" style:font-name-asian="Times New Roman" style:font-name-complex="Times New Roman"/>
    </style:style>
    <style:style style:name="T23_61" style:family="text">
      <style:text-properties style:font-name="Times New Roman" style:font-name-asian="Times New Roman" style:font-name-complex="Times New Roman"/>
    </style:style>
    <style:style style:name="T23_62" style:family="text">
      <style:text-properties style:font-name="Times New Roman" style:font-name-asian="Times New Roman" style:font-name-complex="Times New Roman"/>
    </style:style>
    <style:style style:name="T23_63" style:family="text">
      <style:text-properties style:font-name="Times New Roman" style:font-name-asian="Times New Roman" style:font-name-complex="Times New Roman"/>
    </style:style>
    <style:style style:name="T23_64" style:family="text">
      <style:text-properties style:font-name="Times New Roman" style:font-name-asian="Times New Roman" style:font-name-complex="Times New Roman"/>
    </style:style>
    <style:style style:name="T23_65" style:family="text">
      <style:text-properties style:font-name="Times New Roman" style:font-name-asian="Times New Roman" style:font-name-complex="Times New Roman"/>
    </style:style>
    <style:style style:name="T23_66" style:family="text">
      <style:text-properties style:font-name="Times New Roman" style:font-name-asian="Times New Roman" style:font-name-complex="Times New Roman"/>
    </style:style>
    <style:style style:name="T23_67" style:family="text">
      <style:text-properties style:font-name="Times New Roman" style:font-name-asian="Times New Roman" style:font-name-complex="Times New Roman"/>
    </style:style>
    <style:style style:name="T23_68" style:family="text">
      <style:text-properties style:font-name="Times New Roman" style:font-name-asian="Times New Roman" style:font-name-complex="Times New Roman"/>
    </style:style>
    <style:style style:name="T23_69" style:family="text">
      <style:text-properties style:font-name="Times New Roman" style:font-name-asian="Times New Roman" style:font-name-complex="Times New Roman"/>
    </style:style>
    <style:style style:name="T23_70" style:family="text">
      <style:text-properties style:font-name="Times New Roman" style:font-name-asian="Times New Roman" style:font-name-complex="Times New Roman"/>
    </style:style>
    <style:style style:name="T23_71" style:family="text">
      <style:text-properties style:font-name="Times New Roman" style:font-name-asian="Times New Roman" style:font-name-complex="Times New Roman"/>
    </style:style>
    <style:style style:name="T23_72" style:family="text">
      <style:text-properties style:font-name="Times New Roman" style:font-name-asian="Times New Roman" style:font-name-complex="Times New Roman"/>
    </style:style>
    <style:style style:name="T23_73" style:family="text">
      <style:text-properties style:font-name="Times New Roman" style:font-name-asian="Times New Roman" style:font-name-complex="Times New Roman"/>
    </style:style>
    <style:style style:name="T23_74" style:family="text">
      <style:text-properties style:font-name="Times New Roman" style:font-name-asian="Times New Roman" style:font-name-complex="Times New Roman"/>
    </style:style>
    <style:style style:name="T23_75" style:family="text">
      <style:text-properties style:font-name="Times New Roman" style:font-name-asian="Times New Roman" style:font-name-complex="Times New Roman"/>
    </style:style>
    <style:style style:name="T23_76" style:family="text">
      <style:text-properties style:font-name="Times New Roman" style:font-name-asian="Times New Roman" style:font-name-complex="Times New Roman"/>
    </style:style>
    <style:style style:name="T23_77" style:family="text">
      <style:text-properties style:font-name="Times New Roman" style:font-name-asian="Times New Roman" style:font-name-complex="Times New Roman"/>
    </style:style>
    <style:style style:name="T23_78" style:family="text">
      <style:text-properties style:font-name="Times New Roman" style:font-name-asian="Times New Roman" style:font-name-complex="Times New Roman"/>
    </style:style>
    <style:style style:name="T23_79" style:family="text">
      <style:text-properties style:font-name="Times New Roman" style:font-name-asian="Times New Roman" style:font-name-complex="Times New Roman"/>
    </style:style>
    <style:style style:name="T23_80" style:family="text">
      <style:text-properties style:font-name="Times New Roman" style:font-name-asian="Times New Roman" style:font-name-complex="Times New Roman"/>
    </style:style>
    <style:style style:name="T23_81" style:family="text">
      <style:text-properties style:font-name="Times New Roman" style:font-name-asian="Times New Roman" style:font-name-complex="Times New Roman"/>
    </style:style>
    <style:style style:name="T23_82" style:family="text">
      <style:text-properties style:font-name="Times New Roman" style:font-name-asian="Times New Roman" style:font-name-complex="Times New Roman"/>
    </style:style>
    <style:style style:name="T23_83" style:family="text">
      <style:text-properties style:font-name="Times New Roman" style:font-name-asian="Times New Roman" style:font-name-complex="Times New Roman"/>
    </style:style>
    <style:style style:name="T23_84" style:family="text">
      <style:text-properties style:font-name="Times New Roman" style:font-name-asian="Times New Roman" style:font-name-complex="Times New Roman"/>
    </style:style>
    <style:style style:name="T23_85" style:family="text">
      <style:text-properties style:font-name="Times New Roman" style:font-name-asian="Times New Roman" style:font-name-complex="Times New Roman"/>
    </style:style>
    <style:style style:name="T23_86" style:family="text">
      <style:text-properties style:font-name="Times New Roman" style:font-name-asian="Times New Roman" style:font-name-complex="Times New Roman"/>
    </style:style>
    <style:style style:name="T23_87" style:family="text">
      <style:text-properties style:font-name="Times New Roman" style:font-name-asian="Times New Roman" style:font-name-complex="Times New Roman"/>
    </style:style>
    <style:style style:name="T23_88" style:family="text">
      <style:text-properties style:font-name="Times New Roman" style:font-name-asian="Times New Roman" style:font-name-complex="Times New Roman"/>
    </style:style>
    <style:style style:name="T23_89" style:family="text">
      <style:text-properties style:font-name="Times New Roman" style:font-name-asian="Times New Roman" style:font-name-complex="Times New Roman"/>
    </style:style>
    <style:style style:name="T23_90" style:family="text">
      <style:text-properties style:font-name="Times New Roman" style:font-name-asian="Times New Roman" style:font-name-complex="Times New Roman"/>
    </style:style>
    <style:style style:name="T23_91" style:family="text">
      <style:text-properties style:font-name="Times New Roman" style:font-name-asian="Times New Roman" style:font-name-complex="Times New Roman"/>
    </style:style>
    <style:style style:name="T23_92" style:family="text">
      <style:text-properties style:font-name="Times New Roman" style:font-name-asian="Times New Roman" style:font-name-complex="Times New Roman"/>
    </style:style>
    <style:style style:name="T23_93" style:family="text">
      <style:text-properties style:font-name="Times New Roman" style:font-name-asian="Times New Roman" style:font-name-complex="Times New Roman"/>
    </style:style>
    <style:style style:name="T23_94" style:family="text">
      <style:text-properties style:font-name="Times New Roman" style:font-name-asian="Times New Roman" style:font-name-complex="Times New Roman"/>
    </style:style>
    <style:style style:name="T23_95" style:family="text">
      <style:text-properties style:font-name="Times New Roman" style:font-name-asian="Times New Roman" style:font-name-complex="Times New Roman"/>
    </style:style>
    <style:style style:name="T23_96" style:family="text">
      <style:text-properties style:font-name="Times New Roman" style:font-name-asian="Times New Roman" style:font-name-complex="Times New Roman"/>
    </style:style>
    <style:style style:name="T23_97" style:family="text">
      <style:text-properties style:font-name="Times New Roman" style:font-name-asian="Times New Roman" style:font-name-complex="Times New Roman"/>
    </style:style>
    <style:style style:name="T23_98" style:family="text">
      <style:text-properties style:font-name="Times New Roman" style:font-name-asian="Times New Roman" style:font-name-complex="Times New Roman"/>
    </style:style>
    <style:style style:name="T23_99" style:family="text">
      <style:text-properties style:font-name="Times New Roman" style:font-name-asian="Times New Roman" style:font-name-complex="Times New Roman"/>
    </style:style>
    <style:style style:name="T23_100" style:family="text">
      <style:text-properties style:font-name="Times New Roman" style:font-name-asian="Times New Roman" style:font-name-complex="Times New Roman"/>
    </style:style>
    <style:style style:name="T23_101" style:family="text">
      <style:text-properties style:font-name="Times New Roman" style:font-name-asian="Times New Roman" style:font-name-complex="Times New Roman"/>
    </style:style>
    <style:style style:name="T23_102" style:family="text">
      <style:text-properties style:font-name="Times New Roman" style:font-name-asian="Times New Roman" style:font-name-complex="Times New Roman"/>
    </style:style>
    <style:style style:name="T23_103" style:family="text">
      <style:text-properties style:font-name="Times New Roman" style:font-name-asian="Times New Roman" style:font-name-complex="Times New Roman"/>
    </style:style>
    <style:style style:name="T23_104" style:family="text">
      <style:text-properties style:font-name="Times New Roman" style:font-name-asian="Times New Roman" style:font-name-complex="Times New Roman"/>
    </style:style>
    <style:style style:name="T23_105" style:family="text">
      <style:text-properties style:font-name="Times New Roman" style:font-name-asian="Times New Roman" style:font-name-complex="Times New Roman"/>
    </style:style>
    <style:style style:name="T23_106" style:family="text">
      <style:text-properties style:font-name="Times New Roman" style:font-name-asian="Times New Roman" style:font-name-complex="Times New Roman"/>
    </style:style>
    <style:style style:name="T23_107" style:family="text">
      <style:text-properties style:font-name="Times New Roman" style:font-name-asian="Times New Roman" style:font-name-complex="Times New Roman"/>
    </style:style>
    <style:style style:name="T23_108" style:family="text">
      <style:text-properties style:font-name="Times New Roman" style:font-name-asian="Times New Roman" style:font-name-complex="Times New Roman"/>
    </style:style>
    <style:style style:name="T23_109" style:family="text">
      <style:text-properties style:font-name="Times New Roman" style:font-name-asian="Times New Roman" style:font-name-complex="Times New Roman"/>
    </style:style>
    <style:style style:name="T23_110" style:family="text">
      <style:text-properties style:font-name="Times New Roman" style:font-name-asian="Times New Roman" style:font-name-complex="Times New Roman"/>
    </style:style>
    <style:style style:name="T23_111" style:family="text">
      <style:text-properties style:font-name="Times New Roman" style:font-name-asian="Times New Roman" style:font-name-complex="Times New Roman"/>
    </style:style>
    <style:style style:name="T23_112" style:family="text">
      <style:text-properties style:font-name="Times New Roman" style:font-name-asian="Times New Roman" style:font-name-complex="Times New Roman"/>
    </style:style>
    <style:style style:name="T23_113" style:family="text">
      <style:text-properties style:font-name="Times New Roman" style:font-name-asian="Times New Roman" style:font-name-complex="Times New Roman"/>
    </style:style>
    <style:style style:name="T23_114" style:family="text">
      <style:text-properties style:font-name="Times New Roman" style:font-name-asian="Times New Roman" style:font-name-complex="Times New Roman"/>
    </style:style>
    <style:style style:name="T23_115" style:family="text">
      <style:text-properties style:font-name="Times New Roman" style:font-name-asian="Times New Roman" style:font-name-complex="Times New Roman"/>
    </style:style>
    <style:style style:name="T23_116" style:family="text">
      <style:text-properties style:font-name="Times New Roman" style:font-name-asian="Times New Roman" style:font-name-complex="Times New Roman"/>
    </style:style>
    <style:style style:name="T23_117" style:family="text">
      <style:text-properties style:font-name="Times New Roman" style:font-name-asian="Times New Roman" style:font-name-complex="Times New Roman"/>
    </style:style>
    <style:style style:name="T23_118" style:family="text">
      <style:text-properties style:font-name="Times New Roman" style:font-name-asian="Times New Roman" style:font-name-complex="Times New Roman"/>
    </style:style>
    <style:style style:name="T23_119" style:family="text">
      <style:text-properties style:font-name="Times New Roman" style:font-name-asian="Times New Roman" style:font-name-complex="Times New Roman"/>
    </style:style>
    <style:style style:name="T23_120" style:family="text">
      <style:text-properties style:font-name="Times New Roman" style:font-name-asian="Times New Roman" style:font-name-complex="Times New Roman"/>
    </style:style>
    <style:style style:name="T23_121" style:family="text">
      <style:text-properties style:font-name="Times New Roman" style:font-name-asian="Times New Roman" style:font-name-complex="Times New Roman"/>
    </style:style>
    <style:style style:name="T23_122" style:family="text">
      <style:text-properties style:font-name="Times New Roman" style:font-name-asian="Times New Roman" style:font-name-complex="Times New Roman"/>
    </style:style>
    <style:style style:name="T23_123" style:family="text">
      <style:text-properties style:font-name="Times New Roman" style:font-name-asian="Times New Roman" style:font-name-complex="Times New Roman"/>
    </style:style>
    <style:style style:name="T23_124" style:family="text">
      <style:text-properties style:font-name="Times New Roman" style:font-name-asian="Times New Roman" style:font-name-complex="Times New Roman"/>
    </style:style>
    <style:style style:name="T23_125" style:family="text">
      <style:text-properties style:font-name="Times New Roman" style:font-name-asian="Times New Roman" style:font-name-complex="Times New Roman"/>
    </style:style>
    <style:style style:name="T23_126" style:family="text">
      <style:text-properties style:font-name="Times New Roman" style:font-name-asian="Times New Roman" style:font-name-complex="Times New Roman"/>
    </style:style>
    <style:style style:name="T23_127" style:family="text">
      <style:text-properties style:font-name="Times New Roman" style:font-name-asian="Times New Roman" style:font-name-complex="Times New Roman"/>
    </style:style>
    <style:style style:name="T23_128" style:family="text">
      <style:text-properties style:font-name="Times New Roman" style:font-name-asian="Times New Roman" style:font-name-complex="Times New Roman"/>
    </style:style>
    <style:style style:name="T23_129" style:family="text">
      <style:text-properties style:font-name="Times New Roman" style:font-name-asian="Times New Roman" style:font-name-complex="Times New Roman"/>
    </style:style>
    <style:style style:name="T23_130" style:family="text">
      <style:text-properties style:font-name="Times New Roman" style:font-name-asian="Times New Roman" style:font-name-complex="Times New Roman"/>
    </style:style>
    <style:style style:name="T23_131" style:family="text">
      <style:text-properties style:font-name="Times New Roman" style:font-name-asian="Times New Roman" style:font-name-complex="Times New Roman"/>
    </style:style>
    <style:style style:name="T23_132" style:family="text">
      <style:text-properties style:font-name="Times New Roman" style:font-name-asian="Times New Roman" style:font-name-complex="Times New Roman"/>
    </style:style>
    <style:style style:name="T23_133" style:family="text">
      <style:text-properties style:font-name="Times New Roman" style:font-name-asian="Times New Roman" style:font-name-complex="Times New Roman"/>
    </style:style>
    <style:style style:name="T23_134" style:family="text">
      <style:text-properties style:font-name="Times New Roman" style:font-name-asian="Times New Roman" style:font-name-complex="Times New Roman"/>
    </style:style>
    <style:style style:name="T23_135" style:family="text">
      <style:text-properties style:font-name="Times New Roman" style:font-name-asian="Times New Roman" style:font-name-complex="Times New Roman"/>
    </style:style>
    <style:style style:name="T23_136" style:family="text">
      <style:text-properties style:font-name="Times New Roman" style:font-name-asian="Times New Roman" style:font-name-complex="Times New Roman"/>
    </style:style>
    <style:style style:name="T23_137" style:family="text">
      <style:text-properties style:font-name="Times New Roman" style:font-name-asian="Times New Roman" style:font-name-complex="Times New Roman"/>
    </style:style>
    <style:style style:name="T23_138" style:family="text">
      <style:text-properties style:font-name="Times New Roman" style:font-name-asian="Times New Roman" style:font-name-complex="Times New Roman"/>
    </style:style>
    <style:style style:name="T23_139" style:family="text">
      <style:text-properties style:font-name="Times New Roman" style:font-name-asian="Times New Roman" style:font-name-complex="Times New Roman"/>
    </style:style>
    <style:style style:name="T23_140" style:family="text">
      <style:text-properties style:font-name="Times New Roman" style:font-name-asian="Times New Roman" style:font-name-complex="Times New Roman"/>
    </style:style>
    <style:style style:name="T23_141" style:family="text">
      <style:text-properties style:font-name="Times New Roman" style:font-name-asian="Times New Roman" style:font-name-complex="Times New Roman"/>
    </style:style>
    <style:style style:name="T23_142" style:family="text">
      <style:text-properties style:font-name="Times New Roman" style:font-name-asian="Times New Roman" style:font-name-complex="Times New Roman"/>
    </style:style>
    <style:style style:name="T23_143" style:family="text">
      <style:text-properties style:font-name="Times New Roman" style:font-name-asian="Times New Roman" style:font-name-complex="Times New Roman"/>
    </style:style>
    <style:style style:name="T23_144" style:family="text">
      <style:text-properties style:font-name="Times New Roman" style:font-name-asian="Times New Roman" style:font-name-complex="Times New Roman"/>
    </style:style>
    <style:style style:name="T23_145" style:family="text">
      <style:text-properties style:font-name="Times New Roman" style:font-name-asian="Times New Roman" style:font-name-complex="Times New Roman"/>
    </style:style>
    <style:style style:name="T23_146" style:family="text">
      <style:text-properties style:font-name="Times New Roman" style:font-name-asian="Times New Roman" style:font-name-complex="Times New Roman"/>
    </style:style>
    <style:style style:name="T23_147" style:family="text">
      <style:text-properties style:font-name="Times New Roman" style:font-name-asian="Times New Roman" style:font-name-complex="Times New Roman"/>
    </style:style>
    <style:style style:name="T23_148" style:family="text">
      <style:text-properties style:font-name="Times New Roman" style:font-name-asian="Times New Roman" style:font-name-complex="Times New Roman"/>
    </style:style>
    <style:style style:name="T23_149" style:family="text">
      <style:text-properties style:font-name="Times New Roman" style:font-name-asian="Times New Roman" style:font-name-complex="Times New Roman"/>
    </style:style>
    <style:style style:name="T23_150" style:family="text">
      <style:text-properties style:font-name="Times New Roman" style:font-name-asian="Times New Roman" style:font-name-complex="Times New Roman"/>
    </style:style>
    <style:style style:name="T23_151" style:family="text">
      <style:text-properties style:font-name="Times New Roman" style:font-name-asian="Times New Roman" style:font-name-complex="Times New Roman"/>
    </style:style>
    <style:style style:name="T23_152" style:family="text">
      <style:text-properties style:font-name="Times New Roman" style:font-name-asian="Times New Roman" style:font-name-complex="Times New Roman"/>
    </style:style>
    <style:style style:name="T23_153" style:family="text">
      <style:text-properties style:font-name="Times New Roman" style:font-name-asian="Times New Roman" style:font-name-complex="Times New Roman"/>
    </style:style>
    <style:style style:name="T23_154" style:family="text">
      <style:text-properties style:font-name="Times New Roman" style:font-name-asian="Times New Roman" style:font-name-complex="Times New Roman"/>
    </style:style>
    <style:style style:name="T23_155" style:family="text">
      <style:text-properties style:font-name="Times New Roman" style:font-name-asian="Times New Roman" style:font-name-complex="Times New Roman"/>
    </style:style>
    <style:style style:name="T23_156" style:family="text">
      <style:text-properties style:font-name="Times New Roman" style:font-name-asian="Times New Roman" style:font-name-complex="Times New Roman"/>
    </style:style>
    <style:style style:name="T23_157" style:family="text">
      <style:text-properties style:font-name="Times New Roman" style:font-name-asian="Times New Roman" style:font-name-complex="Times New Roman"/>
    </style:style>
    <style:style style:name="T23_158" style:family="text">
      <style:text-properties style:font-name="Times New Roman" style:font-name-asian="Times New Roman" style:font-name-complex="Times New Roman"/>
    </style:style>
    <style:style style:name="T23_159" style:family="text">
      <style:text-properties style:font-name="Times New Roman" style:font-name-asian="Times New Roman" style:font-name-complex="Times New Roman"/>
    </style:style>
    <style:style style:name="T23_160" style:family="text">
      <style:text-properties style:font-name="Times New Roman" style:font-name-asian="Times New Roman" style:font-name-complex="Times New Roman"/>
    </style:style>
    <style:style style:name="T23_161" style:family="text">
      <style:text-properties style:font-name="Times New Roman" style:font-name-asian="Times New Roman" style:font-name-complex="Times New Roman"/>
    </style:style>
    <style:style style:name="T23_162" style:family="text">
      <style:text-properties style:font-name="Times New Roman" style:font-name-asian="Times New Roman" style:font-name-complex="Times New Roman"/>
    </style:style>
    <style:style style:name="T23_163" style:family="text">
      <style:text-properties style:font-name="Times New Roman" style:font-name-asian="Times New Roman" style:font-name-complex="Times New Roman"/>
    </style:style>
    <style:style style:name="T23_164" style:family="text">
      <style:text-properties style:font-name="Times New Roman" style:font-name-asian="Times New Roman" style:font-name-complex="Times New Roman"/>
    </style:style>
    <style:style style:name="T23_165" style:family="text">
      <style:text-properties style:font-name="Times New Roman" style:font-name-asian="Times New Roman" style:font-name-complex="Times New Roman"/>
    </style:style>
    <style:style style:name="T23_166" style:family="text">
      <style:text-properties style:font-name="Times New Roman" style:font-name-asian="Times New Roman" style:font-name-complex="Times New Roman"/>
    </style:style>
    <style:style style:name="T23_167" style:family="text">
      <style:text-properties style:font-name="Times New Roman" style:font-name-asian="Times New Roman" style:font-name-complex="Times New Roman"/>
    </style:style>
    <style:style style:name="T23_168" style:family="text">
      <style:text-properties style:font-name="Times New Roman" style:font-name-asian="Times New Roman" style:font-name-complex="Times New Roman"/>
    </style:style>
    <style:style style:name="T23_169" style:family="text">
      <style:text-properties style:font-name="Times New Roman" style:font-name-asian="Times New Roman" style:font-name-complex="Times New Roman"/>
    </style:style>
    <style:style style:name="T23_170" style:family="text">
      <style:text-properties style:font-name="Times New Roman" style:font-name-asian="Times New Roman" style:font-name-complex="Times New Roman"/>
    </style:style>
    <style:style style:name="T23_171" style:family="text">
      <style:text-properties style:font-name="Times New Roman" style:font-name-asian="Times New Roman" style:font-name-complex="Times New Roman"/>
    </style:style>
    <style:style style:name="T23_172" style:family="text">
      <style:text-properties style:font-name="Times New Roman" style:font-name-asian="Times New Roman" style:font-name-complex="Times New Roman"/>
    </style:style>
    <style:style style:name="T23_173" style:family="text">
      <style:text-properties style:font-name="Times New Roman" style:font-name-asian="Times New Roman" style:font-name-complex="Times New Roman"/>
    </style:style>
    <style:style style:name="T23_174" style:family="text">
      <style:text-properties style:font-name="Times New Roman" style:font-name-asian="Times New Roman" style:font-name-complex="Times New Roman"/>
    </style:style>
    <style:style style:name="T23_175" style:family="text">
      <style:text-properties style:font-name="Times New Roman" style:font-name-asian="Times New Roman" style:font-name-complex="Times New Roman"/>
    </style:style>
    <style:style style:name="T23_176" style:family="text">
      <style:text-properties style:font-name="Times New Roman" style:font-name-asian="Times New Roman" style:font-name-complex="Times New Roman"/>
    </style:style>
    <style:style style:name="T23_177" style:family="text">
      <style:text-properties style:font-name="Times New Roman" style:font-name-asian="Times New Roman" style:font-name-complex="Times New Roman"/>
    </style:style>
    <style:style style:name="T23_178" style:family="text">
      <style:text-properties style:font-name="Times New Roman" style:font-name-asian="Times New Roman" style:font-name-complex="Times New Roman"/>
    </style:style>
    <style:style style:name="T23_179" style:family="text">
      <style:text-properties style:font-name="Times New Roman" style:font-name-asian="Times New Roman" style:font-name-complex="Times New Roman"/>
    </style:style>
    <style:style style:name="T23_180" style:family="text">
      <style:text-properties style:font-name="Times New Roman" style:font-name-asian="Times New Roman" style:font-name-complex="Times New Roman"/>
    </style:style>
    <style:style style:name="T23_181" style:family="text">
      <style:text-properties style:font-name="Times New Roman" style:font-name-asian="Times New Roman" style:font-name-complex="Times New Roman"/>
    </style:style>
    <style:style style:name="T23_182" style:family="text">
      <style:text-properties style:font-name="Times New Roman" style:font-name-asian="Times New Roman" style:font-name-complex="Times New Roman"/>
    </style:style>
    <style:style style:name="T23_183" style:family="text">
      <style:text-properties style:font-name="Times New Roman" style:font-name-asian="Times New Roman" style:font-name-complex="Times New Roman"/>
    </style:style>
    <style:style style:name="T23_184" style:family="text">
      <style:text-properties style:font-name="Times New Roman" style:font-name-asian="Times New Roman" style:font-name-complex="Times New Roman"/>
    </style:style>
    <style:style style:name="T23_185" style:family="text">
      <style:text-properties style:font-name="Times New Roman" style:font-name-asian="Times New Roman" style:font-name-complex="Times New Roman"/>
    </style:style>
    <style:style style:name="T23_186" style:family="text">
      <style:text-properties style:font-name="Times New Roman" style:font-name-asian="Times New Roman" style:font-name-complex="Times New Roman"/>
    </style:style>
    <style:style style:name="T23_187" style:family="text">
      <style:text-properties style:font-name="Times New Roman" style:font-name-asian="Times New Roman" style:font-name-complex="Times New Roman"/>
    </style:style>
    <style:style style:name="T23_188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T25_41" style:family="text">
      <style:text-properties style:font-name="Times New Roman" style:font-name-asian="Times New Roman" style:font-name-complex="Times New Roman"/>
    </style:style>
    <style:style style:name="T25_42" style:family="text">
      <style:text-properties style:font-name="Times New Roman" style:font-name-asian="Times New Roman" style:font-name-complex="Times New Roman"/>
    </style:style>
    <style:style style:name="T25_43" style:family="text">
      <style:text-properties style:font-name="Times New Roman" style:font-name-asian="Times New Roman" style:font-name-complex="Times New Roman"/>
    </style:style>
    <style:style style:name="T25_44" style:family="text">
      <style:text-properties style:font-name="Times New Roman" style:font-name-asian="Times New Roman" style:font-name-complex="Times New Roman"/>
    </style:style>
    <style:style style:name="T25_45" style:family="text">
      <style:text-properties style:font-name="Times New Roman" style:font-name-asian="Times New Roman" style:font-name-complex="Times New Roman"/>
    </style:style>
    <style:style style:name="T25_46" style:family="text">
      <style:text-properties style:font-name="Times New Roman" style:font-name-asian="Times New Roman" style:font-name-complex="Times New Roman"/>
    </style:style>
    <style:style style:name="T25_47" style:family="text">
      <style:text-properties style:font-name="Times New Roman" style:font-name-asian="Times New Roman" style:font-name-complex="Times New Roman"/>
    </style:style>
    <style:style style:name="T25_48" style:family="text">
      <style:text-properties style:font-name="Times New Roman" style:font-name-asian="Times New Roman" style:font-name-complex="Times New Roman"/>
    </style:style>
    <style:style style:name="T25_49" style:family="text">
      <style:text-properties style:font-name="Times New Roman" style:font-name-asian="Times New Roman" style:font-name-complex="Times New Roman"/>
    </style:style>
    <style:style style:name="T25_50" style:family="text">
      <style:text-properties style:font-name="Times New Roman" style:font-name-asian="Times New Roman" style:font-name-complex="Times New Roman"/>
    </style:style>
    <style:style style:name="T25_51" style:family="text">
      <style:text-properties style:font-name="Times New Roman" style:font-name-asian="Times New Roman" style:font-name-complex="Times New Roman"/>
    </style:style>
    <style:style style:name="T25_52" style:family="text">
      <style:text-properties style:font-name="Times New Roman" style:font-name-asian="Times New Roman" style:font-name-complex="Times New Roman"/>
    </style:style>
    <style:style style:name="T25_53" style:family="text">
      <style:text-properties style:font-name="Times New Roman" style:font-name-asian="Times New Roman" style:font-name-complex="Times New Roman"/>
    </style:style>
    <style:style style:name="T25_54" style:family="text">
      <style:text-properties style:font-name="Times New Roman" style:font-name-asian="Times New Roman" style:font-name-complex="Times New Roman"/>
    </style:style>
    <style:style style:name="T25_55" style:family="text">
      <style:text-properties style:font-name="Times New Roman" style:font-name-asian="Times New Roman" style:font-name-complex="Times New Roman"/>
    </style:style>
    <style:style style:name="T25_56" style:family="text">
      <style:text-properties style:font-name="Times New Roman" style:font-name-asian="Times New Roman" style:font-name-complex="Times New Roman"/>
    </style:style>
    <style:style style:name="T25_57" style:family="text">
      <style:text-properties style:font-name="Times New Roman" style:font-name-asian="Times New Roman" style:font-name-complex="Times New Roman"/>
    </style:style>
    <style:style style:name="T25_58" style:family="text">
      <style:text-properties style:font-name="Times New Roman" style:font-name-asian="Times New Roman" style:font-name-complex="Times New Roman"/>
    </style:style>
    <style:style style:name="T25_59" style:family="text">
      <style:text-properties style:font-name="Times New Roman" style:font-name-asian="Times New Roman" style:font-name-complex="Times New Roman"/>
    </style:style>
    <style:style style:name="T25_60" style:family="text">
      <style:text-properties style:font-name="Times New Roman" style:font-name-asian="Times New Roman" style:font-name-complex="Times New Roman"/>
    </style:style>
    <style:style style:name="T25_61" style:family="text">
      <style:text-properties style:font-name="Times New Roman" style:font-name-asian="Times New Roman" style:font-name-complex="Times New Roman"/>
    </style:style>
    <style:style style:name="T25_62" style:family="text">
      <style:text-properties style:font-name="Times New Roman" style:font-name-asian="Times New Roman" style:font-name-complex="Times New Roman"/>
    </style:style>
    <style:style style:name="T25_63" style:family="text">
      <style:text-properties style:font-name="Times New Roman" style:font-name-asian="Times New Roman" style:font-name-complex="Times New Roman"/>
    </style:style>
    <style:style style:name="T25_64" style:family="text">
      <style:text-properties style:font-name="Times New Roman" style:font-name-asian="Times New Roman" style:font-name-complex="Times New Roman"/>
    </style:style>
    <style:style style:name="T25_65" style:family="text">
      <style:text-properties style:font-name="Times New Roman" style:font-name-asian="Times New Roman" style:font-name-complex="Times New Roman"/>
    </style:style>
    <style:style style:name="T25_66" style:family="text">
      <style:text-properties style:font-name="Times New Roman" style:font-name-asian="Times New Roman" style:font-name-complex="Times New Roman"/>
    </style:style>
    <style:style style:name="T25_67" style:family="text">
      <style:text-properties style:font-name="Times New Roman" style:font-name-asian="Times New Roman" style:font-name-complex="Times New Roman"/>
    </style:style>
    <style:style style:name="T25_68" style:family="text">
      <style:text-properties style:font-name="Times New Roman" style:font-name-asian="Times New Roman" style:font-name-complex="Times New Roman"/>
    </style:style>
    <style:style style:name="T25_69" style:family="text">
      <style:text-properties style:font-name="Times New Roman" style:font-name-asian="Times New Roman" style:font-name-complex="Times New Roman"/>
    </style:style>
    <style:style style:name="T25_70" style:family="text">
      <style:text-properties style:font-name="Times New Roman" style:font-name-asian="Times New Roman" style:font-name-complex="Times New Roman"/>
    </style:style>
    <style:style style:name="T25_71" style:family="text">
      <style:text-properties style:font-name="Times New Roman" style:font-name-asian="Times New Roman" style:font-name-complex="Times New Roman"/>
    </style:style>
    <style:style style:name="T25_72" style:family="text">
      <style:text-properties style:font-name="Times New Roman" style:font-name-asian="Times New Roman" style:font-name-complex="Times New Roman"/>
    </style:style>
    <style:style style:name="T25_73" style:family="text">
      <style:text-properties style:font-name="Times New Roman" style:font-name-asian="Times New Roman" style:font-name-complex="Times New Roman"/>
    </style:style>
    <style:style style:name="T25_74" style:family="text">
      <style:text-properties style:font-name="Times New Roman" style:font-name-asian="Times New Roman" style:font-name-complex="Times New Roman"/>
    </style:style>
    <style:style style:name="T25_75" style:family="text">
      <style:text-properties style:font-name="Times New Roman" style:font-name-asian="Times New Roman" style:font-name-complex="Times New Roman"/>
    </style:style>
    <style:style style:name="T25_76" style:family="text">
      <style:text-properties style:font-name="Times New Roman" style:font-name-asian="Times New Roman" style:font-name-complex="Times New Roman"/>
    </style:style>
    <style:style style:name="T25_77" style:family="text">
      <style:text-properties style:font-name="Times New Roman" style:font-name-asian="Times New Roman" style:font-name-complex="Times New Roman"/>
    </style:style>
    <style:style style:name="T25_78" style:family="text">
      <style:text-properties style:font-name="Times New Roman" style:font-name-asian="Times New Roman" style:font-name-complex="Times New Roman"/>
    </style:style>
    <style:style style:name="T25_79" style:family="text">
      <style:text-properties style:font-name="Times New Roman" style:font-name-asian="Times New Roman" style:font-name-complex="Times New Roman"/>
    </style:style>
    <style:style style:name="T25_80" style:family="text">
      <style:text-properties style:font-name="Times New Roman" style:font-name-asian="Times New Roman" style:font-name-complex="Times New Roman"/>
    </style:style>
    <style:style style:name="T25_81" style:family="text">
      <style:text-properties style:font-name="Times New Roman" style:font-name-asian="Times New Roman" style:font-name-complex="Times New Roman"/>
    </style:style>
    <style:style style:name="T25_82" style:family="text">
      <style:text-properties style:font-name="Times New Roman" style:font-name-asian="Times New Roman" style:font-name-complex="Times New Roman"/>
    </style:style>
    <style:style style:name="T25_83" style:family="text">
      <style:text-properties style:font-name="Times New Roman" style:font-name-asian="Times New Roman" style:font-name-complex="Times New Roman"/>
    </style:style>
    <style:style style:name="T25_84" style:family="text">
      <style:text-properties style:font-name="Times New Roman" style:font-name-asian="Times New Roman" style:font-name-complex="Times New Roman"/>
    </style:style>
    <style:style style:name="T25_85" style:family="text">
      <style:text-properties style:font-name="Times New Roman" style:font-name-asian="Times New Roman" style:font-name-complex="Times New Roman"/>
    </style:style>
    <style:style style:name="T25_86" style:family="text">
      <style:text-properties style:font-name="Times New Roman" style:font-name-asian="Times New Roman" style:font-name-complex="Times New Roman"/>
    </style:style>
    <style:style style:name="T25_87" style:family="text">
      <style:text-properties style:font-name="Times New Roman" style:font-name-asian="Times New Roman" style:font-name-complex="Times New Roman"/>
    </style:style>
    <style:style style:name="T25_88" style:family="text">
      <style:text-properties style:font-name="Times New Roman" style:font-name-asian="Times New Roman" style:font-name-complex="Times New Roman"/>
    </style:style>
    <style:style style:name="T25_89" style:family="text">
      <style:text-properties style:font-name="Times New Roman" style:font-name-asian="Times New Roman" style:font-name-complex="Times New Roman"/>
    </style:style>
    <style:style style:name="T25_90" style:family="text">
      <style:text-properties style:font-name="Times New Roman" style:font-name-asian="Times New Roman" style:font-name-complex="Times New Roman"/>
    </style:style>
    <style:style style:name="T25_91" style:family="text">
      <style:text-properties style:font-name="Times New Roman" style:font-name-asian="Times New Roman" style:font-name-complex="Times New Roman"/>
    </style:style>
    <style:style style:name="T25_92" style:family="text">
      <style:text-properties style:font-name="Times New Roman" style:font-name-asian="Times New Roman" style:font-name-complex="Times New Roman"/>
    </style:style>
    <style:style style:name="T25_93" style:family="text">
      <style:text-properties style:font-name="Times New Roman" style:font-name-asian="Times New Roman" style:font-name-complex="Times New Roman"/>
    </style:style>
    <style:style style:name="T25_94" style:family="text">
      <style:text-properties style:font-name="Times New Roman" style:font-name-asian="Times New Roman" style:font-name-complex="Times New Roman"/>
    </style:style>
    <style:style style:name="T25_95" style:family="text">
      <style:text-properties style:font-name="Times New Roman" style:font-name-asian="Times New Roman" style:font-name-complex="Times New Roman"/>
    </style:style>
    <style:style style:name="T25_96" style:family="text">
      <style:text-properties style:font-name="Times New Roman" style:font-name-asian="Times New Roman" style:font-name-complex="Times New Roman"/>
    </style:style>
    <style:style style:name="T25_97" style:family="text">
      <style:text-properties style:font-name="Times New Roman" style:font-name-asian="Times New Roman" style:font-name-complex="Times New Roman"/>
    </style:style>
    <style:style style:name="T25_98" style:family="text">
      <style:text-properties style:font-name="Times New Roman" style:font-name-asian="Times New Roman" style:font-name-complex="Times New Roman"/>
    </style:style>
    <style:style style:name="T25_99" style:family="text">
      <style:text-properties style:font-name="Times New Roman" style:font-name-asian="Times New Roman" style:font-name-complex="Times New Roman"/>
    </style:style>
    <style:style style:name="T25_100" style:family="text">
      <style:text-properties style:font-name="Times New Roman" style:font-name-asian="Times New Roman" style:font-name-complex="Times New Roman"/>
    </style:style>
    <style:style style:name="T25_101" style:family="text">
      <style:text-properties style:font-name="Times New Roman" style:font-name-asian="Times New Roman" style:font-name-complex="Times New Roman"/>
    </style:style>
    <style:style style:name="T25_102" style:family="text">
      <style:text-properties style:font-name="Times New Roman" style:font-name-asian="Times New Roman" style:font-name-complex="Times New Roman"/>
    </style:style>
    <style:style style:name="T25_103" style:family="text">
      <style:text-properties style:font-name="Times New Roman" style:font-name-asian="Times New Roman" style:font-name-complex="Times New Roman"/>
    </style:style>
    <style:style style:name="T25_104" style:family="text">
      <style:text-properties style:font-name="Times New Roman" style:font-name-asian="Times New Roman" style:font-name-complex="Times New Roman"/>
    </style:style>
    <style:style style:name="T25_105" style:family="text">
      <style:text-properties style:font-name="Times New Roman" style:font-name-asian="Times New Roman" style:font-name-complex="Times New Roman"/>
    </style:style>
    <style:style style:name="T25_106" style:family="text">
      <style:text-properties style:font-name="Times New Roman" style:font-name-asian="Times New Roman" style:font-name-complex="Times New Roman"/>
    </style:style>
    <style:style style:name="T25_107" style:family="text">
      <style:text-properties style:font-name="Times New Roman" style:font-name-asian="Times New Roman" style:font-name-complex="Times New Roman"/>
    </style:style>
    <style:style style:name="T25_108" style:family="text">
      <style:text-properties style:font-name="Times New Roman" style:font-name-asian="Times New Roman" style:font-name-complex="Times New Roman"/>
    </style:style>
    <style:style style:name="T25_109" style:family="text">
      <style:text-properties style:font-name="Times New Roman" style:font-name-asian="Times New Roman" style:font-name-complex="Times New Roman"/>
    </style:style>
    <style:style style:name="T25_110" style:family="text">
      <style:text-properties style:font-name="Times New Roman" style:font-name-asian="Times New Roman" style:font-name-complex="Times New Roman"/>
    </style:style>
    <style:style style:name="T25_111" style:family="text">
      <style:text-properties style:font-name="Times New Roman" style:font-name-asian="Times New Roman" style:font-name-complex="Times New Roman"/>
    </style:style>
    <style:style style:name="T25_112" style:family="text">
      <style:text-properties style:font-name="Times New Roman" style:font-name-asian="Times New Roman" style:font-name-complex="Times New Roman"/>
    </style:style>
    <style:style style:name="T25_113" style:family="text">
      <style:text-properties style:font-name="Times New Roman" style:font-name-asian="Times New Roman" style:font-name-complex="Times New Roman"/>
    </style:style>
    <style:style style:name="T25_114" style:family="text">
      <style:text-properties style:font-name="Times New Roman" style:font-name-asian="Times New Roman" style:font-name-complex="Times New Roman"/>
    </style:style>
    <style:style style:name="T25_115" style:family="text">
      <style:text-properties style:font-name="Times New Roman" style:font-name-asian="Times New Roman" style:font-name-complex="Times New Roman"/>
    </style:style>
    <style:style style:name="T25_116" style:family="text">
      <style:text-properties style:font-name="Times New Roman" style:font-name-asian="Times New Roman" style:font-name-complex="Times New Roman"/>
    </style:style>
    <style:style style:name="T25_117" style:family="text">
      <style:text-properties style:font-name="Times New Roman" style:font-name-asian="Times New Roman" style:font-name-complex="Times New Roman"/>
    </style:style>
    <style:style style:name="T25_118" style:family="text">
      <style:text-properties style:font-name="Times New Roman" style:font-name-asian="Times New Roman" style:font-name-complex="Times New Roman"/>
    </style:style>
    <style:style style:name="T25_119" style:family="text">
      <style:text-properties style:font-name="Times New Roman" style:font-name-asian="Times New Roman" style:font-name-complex="Times New Roman"/>
    </style:style>
    <style:style style:name="T25_120" style:family="text">
      <style:text-properties style:font-name="Times New Roman" style:font-name-asian="Times New Roman" style:font-name-complex="Times New Roman"/>
    </style:style>
    <style:style style:name="T25_121" style:family="text">
      <style:text-properties style:font-name="Times New Roman" style:font-name-asian="Times New Roman" style:font-name-complex="Times New Roman"/>
    </style:style>
    <style:style style:name="T25_122" style:family="text">
      <style:text-properties style:font-name="Times New Roman" style:font-name-asian="Times New Roman" style:font-name-complex="Times New Roman"/>
    </style:style>
    <style:style style:name="T25_123" style:family="text">
      <style:text-properties style:font-name="Times New Roman" style:font-name-asian="Times New Roman" style:font-name-complex="Times New Roman"/>
    </style:style>
    <style:style style:name="T25_124" style:family="text">
      <style:text-properties style:font-name="Times New Roman" style:font-name-asian="Times New Roman" style:font-name-complex="Times New Roman"/>
    </style:style>
    <style:style style:name="T25_125" style:family="text">
      <style:text-properties style:font-name="Times New Roman" style:font-name-asian="Times New Roman" style:font-name-complex="Times New Roman"/>
    </style:style>
    <style:style style:name="T25_126" style:family="text">
      <style:text-properties style:font-name="Times New Roman" style:font-name-asian="Times New Roman" style:font-name-complex="Times New Roman"/>
    </style:style>
    <style:style style:name="T25_127" style:family="text">
      <style:text-properties style:font-name="Times New Roman" style:font-name-asian="Times New Roman" style:font-name-complex="Times New Roman"/>
    </style:style>
    <style:style style:name="T25_128" style:family="text">
      <style:text-properties style:font-name="Times New Roman" style:font-name-asian="Times New Roman" style:font-name-complex="Times New Roman"/>
    </style:style>
    <style:style style:name="T25_129" style:family="text">
      <style:text-properties style:font-name="Times New Roman" style:font-name-asian="Times New Roman" style:font-name-complex="Times New Roman"/>
    </style:style>
    <style:style style:name="T25_130" style:family="text">
      <style:text-properties style:font-name="Times New Roman" style:font-name-asian="Times New Roman" style:font-name-complex="Times New Roman"/>
    </style:style>
    <style:style style:name="T25_131" style:family="text">
      <style:text-properties style:font-name="Times New Roman" style:font-name-asian="Times New Roman" style:font-name-complex="Times New Roman"/>
    </style:style>
    <style:style style:name="T25_132" style:family="text">
      <style:text-properties style:font-name="Times New Roman" style:font-name-asian="Times New Roman" style:font-name-complex="Times New Roman"/>
    </style:style>
    <style:style style:name="T25_133" style:family="text">
      <style:text-properties style:font-name="Times New Roman" style:font-name-asian="Times New Roman" style:font-name-complex="Times New Roman"/>
    </style:style>
    <style:style style:name="T25_134" style:family="text">
      <style:text-properties style:font-name="Times New Roman" style:font-name-asian="Times New Roman" style:font-name-complex="Times New Roman"/>
    </style:style>
    <style:style style:name="T25_135" style:family="text">
      <style:text-properties style:font-name="Times New Roman" style:font-name-asian="Times New Roman" style:font-name-complex="Times New Roman"/>
    </style:style>
    <style:style style:name="T25_136" style:family="text">
      <style:text-properties style:font-name="Times New Roman" style:font-name-asian="Times New Roman" style:font-name-complex="Times New Roman"/>
    </style:style>
    <style:style style:name="T25_137" style:family="text">
      <style:text-properties style:font-name="Times New Roman" style:font-name-asian="Times New Roman" style:font-name-complex="Times New Roman"/>
    </style:style>
    <style:style style:name="T25_138" style:family="text">
      <style:text-properties style:font-name="Times New Roman" style:font-name-asian="Times New Roman" style:font-name-complex="Times New Roman"/>
    </style:style>
    <style:style style:name="T25_139" style:family="text">
      <style:text-properties style:font-name="Times New Roman" style:font-name-asian="Times New Roman" style:font-name-complex="Times New Roman"/>
    </style:style>
    <style:style style:name="T25_140" style:family="text">
      <style:text-properties style:font-name="Times New Roman" style:font-name-asian="Times New Roman" style:font-name-complex="Times New Roman"/>
    </style:style>
    <style:style style:name="T25_141" style:family="text">
      <style:text-properties style:font-name="Times New Roman" style:font-name-asian="Times New Roman" style:font-name-complex="Times New Roman"/>
    </style:style>
    <style:style style:name="T25_142" style:family="text">
      <style:text-properties style:font-name="Times New Roman" style:font-name-asian="Times New Roman" style:font-name-complex="Times New Roman"/>
    </style:style>
    <style:style style:name="T25_143" style:family="text">
      <style:text-properties style:font-name="Times New Roman" style:font-name-asian="Times New Roman" style:font-name-complex="Times New Roman"/>
    </style:style>
    <style:style style:name="T25_144" style:family="text">
      <style:text-properties style:font-name="Times New Roman" style:font-name-asian="Times New Roman" style:font-name-complex="Times New Roman"/>
    </style:style>
    <style:style style:name="T25_145" style:family="text">
      <style:text-properties style:font-name="Times New Roman" style:font-name-asian="Times New Roman" style:font-name-complex="Times New Roman"/>
    </style:style>
    <style:style style:name="T25_146" style:family="text">
      <style:text-properties style:font-name="Times New Roman" style:font-name-asian="Times New Roman" style:font-name-complex="Times New Roman"/>
    </style:style>
    <style:style style:name="T25_147" style:family="text">
      <style:text-properties style:font-name="Times New Roman" style:font-name-asian="Times New Roman" style:font-name-complex="Times New Roman"/>
    </style:style>
    <style:style style:name="T25_148" style:family="text">
      <style:text-properties style:font-name="Times New Roman" style:font-name-asian="Times New Roman" style:font-name-complex="Times New Roman"/>
    </style:style>
    <style:style style:name="T25_149" style:family="text">
      <style:text-properties style:font-name="Times New Roman" style:font-name-asian="Times New Roman" style:font-name-complex="Times New Roman"/>
    </style:style>
    <style:style style:name="T25_150" style:family="text">
      <style:text-properties style:font-name="Times New Roman" style:font-name-asian="Times New Roman" style:font-name-complex="Times New Roman"/>
    </style:style>
    <style:style style:name="T25_151" style:family="text">
      <style:text-properties style:font-name="Times New Roman" style:font-name-asian="Times New Roman" style:font-name-complex="Times New Roman"/>
    </style:style>
    <style:style style:name="T25_152" style:family="text">
      <style:text-properties style:font-name="Times New Roman" style:font-name-asian="Times New Roman" style:font-name-complex="Times New Roman"/>
    </style:style>
    <style:style style:name="T25_153" style:family="text">
      <style:text-properties style:font-name="Times New Roman" style:font-name-asian="Times New Roman" style:font-name-complex="Times New Roman"/>
    </style:style>
    <style:style style:name="T25_154" style:family="text">
      <style:text-properties style:font-name="Times New Roman" style:font-name-asian="Times New Roman" style:font-name-complex="Times New Roman"/>
    </style:style>
    <style:style style:name="T25_155" style:family="text">
      <style:text-properties style:font-name="Times New Roman" style:font-name-asian="Times New Roman" style:font-name-complex="Times New Roman"/>
    </style:style>
    <style:style style:name="T25_156" style:family="text">
      <style:text-properties style:font-name="Times New Roman" style:font-name-asian="Times New Roman" style:font-name-complex="Times New Roman"/>
    </style:style>
    <style:style style:name="T25_157" style:family="text">
      <style:text-properties style:font-name="Times New Roman" style:font-name-asian="Times New Roman" style:font-name-complex="Times New Roman"/>
    </style:style>
    <style:style style:name="T25_158" style:family="text">
      <style:text-properties style:font-name="Times New Roman" style:font-name-asian="Times New Roman" style:font-name-complex="Times New Roman"/>
    </style:style>
    <style:style style:name="T25_159" style:family="text">
      <style:text-properties style:font-name="Times New Roman" style:font-name-asian="Times New Roman" style:font-name-complex="Times New Roman"/>
    </style:style>
    <style:style style:name="T25_160" style:family="text">
      <style:text-properties style:font-name="Times New Roman" style:font-name-asian="Times New Roman" style:font-name-complex="Times New Roman"/>
    </style:style>
    <style:style style:name="T25_161" style:family="text">
      <style:text-properties style:font-name="Times New Roman" style:font-name-asian="Times New Roman" style:font-name-complex="Times New Roman"/>
    </style:style>
    <style:style style:name="T25_162" style:family="text">
      <style:text-properties style:font-name="Times New Roman" style:font-name-asian="Times New Roman" style:font-name-complex="Times New Roman"/>
    </style:style>
    <style:style style:name="T25_163" style:family="text">
      <style:text-properties style:font-name="Times New Roman" style:font-name-asian="Times New Roman" style:font-name-complex="Times New Roman"/>
    </style:style>
    <style:style style:name="T25_164" style:family="text">
      <style:text-properties style:font-name="Times New Roman" style:font-name-asian="Times New Roman" style:font-name-complex="Times New Roman"/>
    </style:style>
    <style:style style:name="T25_165" style:family="text">
      <style:text-properties style:font-name="Times New Roman" style:font-name-asian="Times New Roman" style:font-name-complex="Times New Roman"/>
    </style:style>
    <style:style style:name="T25_166" style:family="text">
      <style:text-properties style:font-name="Times New Roman" style:font-name-asian="Times New Roman" style:font-name-complex="Times New Roman"/>
    </style:style>
    <style:style style:name="T25_167" style:family="text">
      <style:text-properties style:font-name="Times New Roman" style:font-name-asian="Times New Roman" style:font-name-complex="Times New Roman"/>
    </style:style>
    <style:style style:name="T25_168" style:family="text">
      <style:text-properties style:font-name="Times New Roman" style:font-name-asian="Times New Roman" style:font-name-complex="Times New Roman"/>
    </style:style>
    <style:style style:name="T25_169" style:family="text">
      <style:text-properties style:font-name="Times New Roman" style:font-name-asian="Times New Roman" style:font-name-complex="Times New Roman"/>
    </style:style>
    <style:style style:name="T25_170" style:family="text">
      <style:text-properties style:font-name="Times New Roman" style:font-name-asian="Times New Roman" style:font-name-complex="Times New Roman"/>
    </style:style>
    <style:style style:name="T25_171" style:family="text">
      <style:text-properties style:font-name="Times New Roman" style:font-name-asian="Times New Roman" style:font-name-complex="Times New Roman"/>
    </style:style>
    <style:style style:name="T25_172" style:family="text">
      <style:text-properties style:font-name="Times New Roman" style:font-name-asian="Times New Roman" style:font-name-complex="Times New Roman"/>
    </style:style>
    <style:style style:name="T25_173" style:family="text">
      <style:text-properties style:font-name="Times New Roman" style:font-name-asian="Times New Roman" style:font-name-complex="Times New Roman"/>
    </style:style>
    <style:style style:name="T25_174" style:family="text">
      <style:text-properties style:font-name="Times New Roman" style:font-name-asian="Times New Roman" style:font-name-complex="Times New Roman"/>
    </style:style>
    <style:style style:name="T25_175" style:family="text">
      <style:text-properties style:font-name="Times New Roman" style:font-name-asian="Times New Roman" style:font-name-complex="Times New Roman"/>
    </style:style>
    <style:style style:name="T25_176" style:family="text">
      <style:text-properties style:font-name="Times New Roman" style:font-name-asian="Times New Roman" style:font-name-complex="Times New Roman"/>
    </style:style>
    <style:style style:name="T25_177" style:family="text">
      <style:text-properties style:font-name="Times New Roman" style:font-name-asian="Times New Roman" style:font-name-complex="Times New Roman"/>
    </style:style>
    <style:style style:name="T25_178" style:family="text">
      <style:text-properties style:font-name="Times New Roman" style:font-name-asian="Times New Roman" style:font-name-complex="Times New Roman"/>
    </style:style>
    <style:style style:name="T25_179" style:family="text">
      <style:text-properties style:font-name="Times New Roman" style:font-name-asian="Times New Roman" style:font-name-complex="Times New Roman"/>
    </style:style>
    <style:style style:name="T25_180" style:family="text">
      <style:text-properties style:font-name="Times New Roman" style:font-name-asian="Times New Roman" style:font-name-complex="Times New Roman"/>
    </style:style>
    <style:style style:name="T25_181" style:family="text">
      <style:text-properties style:font-name="Times New Roman" style:font-name-asian="Times New Roman" style:font-name-complex="Times New Roman"/>
    </style:style>
    <style:style style:name="T25_182" style:family="text">
      <style:text-properties style:font-name="Times New Roman" style:font-name-asian="Times New Roman" style:font-name-complex="Times New Roman"/>
    </style:style>
    <style:style style:name="T25_183" style:family="text">
      <style:text-properties style:font-name="Times New Roman" style:font-name-asian="Times New Roman" style:font-name-complex="Times New Roman"/>
    </style:style>
    <style:style style:name="T25_184" style:family="text">
      <style:text-properties style:font-name="Times New Roman" style:font-name-asian="Times New Roman" style:font-name-complex="Times New Roman"/>
    </style:style>
    <style:style style:name="T25_185" style:family="text">
      <style:text-properties style:font-name="Times New Roman" style:font-name-asian="Times New Roman" style:font-name-complex="Times New Roman"/>
    </style:style>
    <style:style style:name="T25_186" style:family="text">
      <style:text-properties style:font-name="Times New Roman" style:font-name-asian="Times New Roman" style:font-name-complex="Times New Roman"/>
    </style:style>
    <style:style style:name="T25_187" style:family="text">
      <style:text-properties style:font-name="Times New Roman" style:font-name-asian="Times New Roman" style:font-name-complex="Times New Roman"/>
    </style:style>
    <style:style style:name="T25_188" style:family="text">
      <style:text-properties style:font-name="Times New Roman" style:font-name-asian="Times New Roman" style:font-name-complex="Times New Roman"/>
    </style:style>
    <style:style style:name="T25_189" style:family="text">
      <style:text-properties style:font-name="Times New Roman" style:font-name-asian="Times New Roman" style:font-name-complex="Times New Roman"/>
    </style:style>
    <style:style style:name="T25_190" style:family="text">
      <style:text-properties style:font-name="Times New Roman" style:font-name-asian="Times New Roman" style:font-name-complex="Times New Roman"/>
    </style:style>
    <style:style style:name="T25_191" style:family="text">
      <style:text-properties style:font-name="Times New Roman" style:font-name-asian="Times New Roman" style:font-name-complex="Times New Roman"/>
    </style:style>
    <style:style style:name="T25_192" style:family="text">
      <style:text-properties style:font-name="Times New Roman" style:font-name-asian="Times New Roman" style:font-name-complex="Times New Roman"/>
    </style:style>
    <style:style style:name="T25_193" style:family="text">
      <style:text-properties style:font-name="Times New Roman" style:font-name-asian="Times New Roman" style:font-name-complex="Times New Roman"/>
    </style:style>
    <style:style style:name="T25_194" style:family="text">
      <style:text-properties style:font-name="Times New Roman" style:font-name-asian="Times New Roman" style:font-name-complex="Times New Roman"/>
    </style:style>
    <style:style style:name="T25_195" style:family="text">
      <style:text-properties style:font-name="Times New Roman" style:font-name-asian="Times New Roman" style:font-name-complex="Times New Roman"/>
    </style:style>
    <style:style style:name="T25_196" style:family="text">
      <style:text-properties style:font-name="Times New Roman" style:font-name-asian="Times New Roman" style:font-name-complex="Times New Roman"/>
    </style:style>
    <style:style style:name="T25_197" style:family="text">
      <style:text-properties style:font-name="Times New Roman" style:font-name-asian="Times New Roman" style:font-name-complex="Times New Roman"/>
    </style:style>
    <style:style style:name="T25_198" style:family="text">
      <style:text-properties style:font-name="Times New Roman" style:font-name-asian="Times New Roman" style:font-name-complex="Times New Roman"/>
    </style:style>
    <style:style style:name="T25_199" style:family="text">
      <style:text-properties style:font-name="Times New Roman" style:font-name-asian="Times New Roman" style:font-name-complex="Times New Roman"/>
    </style:style>
    <style:style style:name="T25_200" style:family="text">
      <style:text-properties style:font-name="Times New Roman" style:font-name-asian="Times New Roman" style:font-name-complex="Times New Roman"/>
    </style:style>
    <style:style style:name="T25_201" style:family="text">
      <style:text-properties style:font-name="Times New Roman" style:font-name-asian="Times New Roman" style:font-name-complex="Times New Roman"/>
    </style:style>
    <style:style style:name="T25_202" style:family="text">
      <style:text-properties style:font-name="Times New Roman" style:font-name-asian="Times New Roman" style:font-name-complex="Times New Roman"/>
    </style:style>
    <style:style style:name="T25_203" style:family="text">
      <style:text-properties style:font-name="Times New Roman" style:font-name-asian="Times New Roman" style:font-name-complex="Times New Roman"/>
    </style:style>
    <style:style style:name="T25_204" style:family="text">
      <style:text-properties style:font-name="Times New Roman" style:font-name-asian="Times New Roman" style:font-name-complex="Times New Roman"/>
    </style:style>
    <style:style style:name="T25_205" style:family="text">
      <style:text-properties style:font-name="Times New Roman" style:font-name-asian="Times New Roman" style:font-name-complex="Times New Roman"/>
    </style:style>
    <style:style style:name="T25_206" style:family="text">
      <style:text-properties style:font-name="Times New Roman" style:font-name-asian="Times New Roman" style:font-name-complex="Times New Roman"/>
    </style:style>
    <style:style style:name="T25_207" style:family="text">
      <style:text-properties style:font-name="Times New Roman" style:font-name-asian="Times New Roman" style:font-name-complex="Times New Roman"/>
    </style:style>
    <style:style style:name="T25_208" style:family="text">
      <style:text-properties style:font-name="Times New Roman" style:font-name-asian="Times New Roman" style:font-name-complex="Times New Roman"/>
    </style:style>
    <style:style style:name="T25_209" style:family="text">
      <style:text-properties style:font-name="Times New Roman" style:font-name-asian="Times New Roman" style:font-name-complex="Times New Roman"/>
    </style:style>
    <style:style style:name="T25_210" style:family="text">
      <style:text-properties style:font-name="Times New Roman" style:font-name-asian="Times New Roman" style:font-name-complex="Times New Roman"/>
    </style:style>
    <style:style style:name="T25_211" style:family="text">
      <style:text-properties style:font-name="Times New Roman" style:font-name-asian="Times New Roman" style:font-name-complex="Times New Roman"/>
    </style:style>
    <style:style style:name="T25_212" style:family="text">
      <style:text-properties style:font-name="Times New Roman" style:font-name-asian="Times New Roman" style:font-name-complex="Times New Roman"/>
    </style:style>
    <style:style style:name="T25_213" style:family="text">
      <style:text-properties style:font-name="Times New Roman" style:font-name-asian="Times New Roman" style:font-name-complex="Times New Roman"/>
    </style:style>
    <style:style style:name="T25_214" style:family="text">
      <style:text-properties style:font-name="Times New Roman" style:font-name-asian="Times New Roman" style:font-name-complex="Times New Roman"/>
    </style:style>
    <style:style style:name="T25_215" style:family="text">
      <style:text-properties style:font-name="Times New Roman" style:font-name-asian="Times New Roman" style:font-name-complex="Times New Roman"/>
    </style:style>
    <style:style style:name="T25_216" style:family="text">
      <style:text-properties style:font-name="Times New Roman" style:font-name-asian="Times New Roman" style:font-name-complex="Times New Roman"/>
    </style:style>
    <style:style style:name="T25_217" style:family="text">
      <style:text-properties style:font-name="Times New Roman" style:font-name-asian="Times New Roman" style:font-name-complex="Times New Roman"/>
    </style:style>
    <style:style style:name="T25_218" style:family="text">
      <style:text-properties style:font-name="Times New Roman" style:font-name-asian="Times New Roman" style:font-name-complex="Times New Roman"/>
    </style:style>
    <style:style style:name="T25_219" style:family="text">
      <style:text-properties style:font-name="Times New Roman" style:font-name-asian="Times New Roman" style:font-name-complex="Times New Roman"/>
    </style:style>
    <style:style style:name="T25_220" style:family="text">
      <style:text-properties style:font-name="Times New Roman" style:font-name-asian="Times New Roman" style:font-name-complex="Times New Roman"/>
    </style:style>
    <style:style style:name="T25_221" style:family="text">
      <style:text-properties style:font-name="Times New Roman" style:font-name-asian="Times New Roman" style:font-name-complex="Times New Roman"/>
    </style:style>
    <style:style style:name="T25_222" style:family="text">
      <style:text-properties style:font-name="Times New Roman" style:font-name-asian="Times New Roman" style:font-name-complex="Times New Roman"/>
    </style:style>
    <style:style style:name="T25_223" style:family="text">
      <style:text-properties style:font-name="Times New Roman" style:font-name-asian="Times New Roman" style:font-name-complex="Times New Roman"/>
    </style:style>
    <style:style style:name="T25_224" style:family="text">
      <style:text-properties style:font-name="Times New Roman" style:font-name-asian="Times New Roman" style:font-name-complex="Times New Roman"/>
    </style:style>
    <style:style style:name="T25_225" style:family="text">
      <style:text-properties style:font-name="Times New Roman" style:font-name-asian="Times New Roman" style:font-name-complex="Times New Roman"/>
    </style:style>
    <style:style style:name="T25_226" style:family="text">
      <style:text-properties style:font-name="Times New Roman" style:font-name-asian="Times New Roman" style:font-name-complex="Times New Roman"/>
    </style:style>
    <style:style style:name="T25_227" style:family="text">
      <style:text-properties style:font-name="Times New Roman" style:font-name-asian="Times New Roman" style:font-name-complex="Times New Roman"/>
    </style:style>
    <style:style style:name="T25_228" style:family="text">
      <style:text-properties style:font-name="Times New Roman" style:font-name-asian="Times New Roman" style:font-name-complex="Times New Roman"/>
    </style:style>
    <style:style style:name="T25_229" style:family="text">
      <style:text-properties style:font-name="Times New Roman" style:font-name-asian="Times New Roman" style:font-name-complex="Times New Roman"/>
    </style:style>
    <style:style style:name="T25_230" style:family="text">
      <style:text-properties style:font-name="Times New Roman" style:font-name-asian="Times New Roman" style:font-name-complex="Times New Roman"/>
    </style:style>
    <style:style style:name="T25_231" style:family="text">
      <style:text-properties style:font-name="Times New Roman" style:font-name-asian="Times New Roman" style:font-name-complex="Times New Roman"/>
    </style:style>
    <style:style style:name="T25_232" style:family="text">
      <style:text-properties style:font-name="Times New Roman" style:font-name-asian="Times New Roman" style:font-name-complex="Times New Roman"/>
    </style:style>
    <style:style style:name="T25_233" style:family="text">
      <style:text-properties style:font-name="Times New Roman" style:font-name-asian="Times New Roman" style:font-name-complex="Times New Roman"/>
    </style:style>
    <style:style style:name="T25_234" style:family="text">
      <style:text-properties style:font-name="Times New Roman" style:font-name-asian="Times New Roman" style:font-name-complex="Times New Roman"/>
    </style:style>
    <style:style style:name="T25_235" style:family="text">
      <style:text-properties style:font-name="Times New Roman" style:font-name-asian="Times New Roman" style:font-name-complex="Times New Roman"/>
    </style:style>
    <style:style style:name="T25_236" style:family="text">
      <style:text-properties style:font-name="Times New Roman" style:font-name-asian="Times New Roman" style:font-name-complex="Times New Roman"/>
    </style:style>
    <style:style style:name="T25_237" style:family="text">
      <style:text-properties style:font-name="Times New Roman" style:font-name-asian="Times New Roman" style:font-name-complex="Times New Roman"/>
    </style:style>
    <style:style style:name="T25_238" style:family="text">
      <style:text-properties style:font-name="Times New Roman" style:font-name-asian="Times New Roman" style:font-name-complex="Times New Roman"/>
    </style:style>
    <style:style style:name="T25_239" style:family="text">
      <style:text-properties style:font-name="Times New Roman" style:font-name-asian="Times New Roman" style:font-name-complex="Times New Roman"/>
    </style:style>
    <style:style style:name="T25_240" style:family="text">
      <style:text-properties style:font-name="Times New Roman" style:font-name-asian="Times New Roman" style:font-name-complex="Times New Roman"/>
    </style:style>
    <style:style style:name="T25_241" style:family="text">
      <style:text-properties style:font-name="Times New Roman" style:font-name-asian="Times New Roman" style:font-name-complex="Times New Roman"/>
    </style:style>
    <style:style style:name="T25_242" style:family="text">
      <style:text-properties style:font-name="Times New Roman" style:font-name-asian="Times New Roman" style:font-name-complex="Times New Roman"/>
    </style:style>
    <style:style style:name="T25_243" style:family="text">
      <style:text-properties style:font-name="Times New Roman" style:font-name-asian="Times New Roman" style:font-name-complex="Times New Roman"/>
    </style:style>
    <style:style style:name="T25_244" style:family="text">
      <style:text-properties style:font-name="Times New Roman" style:font-name-asian="Times New Roman" style:font-name-complex="Times New Roman"/>
    </style:style>
    <style:style style:name="T25_245" style:family="text">
      <style:text-properties style:font-name="Times New Roman" style:font-name-asian="Times New Roman" style:font-name-complex="Times New Roman"/>
    </style:style>
    <style:style style:name="T25_246" style:family="text">
      <style:text-properties style:font-name="Times New Roman" style:font-name-asian="Times New Roman" style:font-name-complex="Times New Roman"/>
    </style:style>
    <style:style style:name="T25_247" style:family="text">
      <style:text-properties style:font-name="Times New Roman" style:font-name-asian="Times New Roman" style:font-name-complex="Times New Roman"/>
    </style:style>
    <style:style style:name="T25_248" style:family="text">
      <style:text-properties style:font-name="Times New Roman" style:font-name-asian="Times New Roman" style:font-name-complex="Times New Roman"/>
    </style:style>
    <style:style style:name="T25_249" style:family="text">
      <style:text-properties style:font-name="Times New Roman" style:font-name-asian="Times New Roman" style:font-name-complex="Times New Roman"/>
    </style:style>
    <style:style style:name="T25_250" style:family="text">
      <style:text-properties style:font-name="Times New Roman" style:font-name-asian="Times New Roman" style:font-name-complex="Times New Roman"/>
    </style:style>
    <style:style style:name="T25_251" style:family="text">
      <style:text-properties style:font-name="Times New Roman" style:font-name-asian="Times New Roman" style:font-name-complex="Times New Roman"/>
    </style:style>
    <style:style style:name="T25_252" style:family="text">
      <style:text-properties style:font-name="Times New Roman" style:font-name-asian="Times New Roman" style:font-name-complex="Times New Roman"/>
    </style:style>
    <style:style style:name="T25_253" style:family="text">
      <style:text-properties style:font-name="Times New Roman" style:font-name-asian="Times New Roman" style:font-name-complex="Times New Roman"/>
    </style:style>
    <style:style style:name="T25_254" style:family="text">
      <style:text-properties style:font-name="Times New Roman" style:font-name-asian="Times New Roman" style:font-name-complex="Times New Roman"/>
    </style:style>
    <style:style style:name="T25_255" style:family="text">
      <style:text-properties style:font-name="Times New Roman" style:font-name-asian="Times New Roman" style:font-name-complex="Times New Roman"/>
    </style:style>
    <style:style style:name="T25_256" style:family="text">
      <style:text-properties style:font-name="Times New Roman" style:font-name-asian="Times New Roman" style:font-name-complex="Times New Roman"/>
    </style:style>
    <style:style style:name="T25_257" style:family="text">
      <style:text-properties style:font-name="Times New Roman" style:font-name-asian="Times New Roman" style:font-name-complex="Times New Roman"/>
    </style:style>
    <style:style style:name="T25_258" style:family="text">
      <style:text-properties style:font-name="Times New Roman" style:font-name-asian="Times New Roman" style:font-name-complex="Times New Roman"/>
    </style:style>
    <style:style style:name="T25_259" style:family="text">
      <style:text-properties style:font-name="Times New Roman" style:font-name-asian="Times New Roman" style:font-name-complex="Times New Roman"/>
    </style:style>
    <style:style style:name="T25_260" style:family="text">
      <style:text-properties style:font-name="Times New Roman" style:font-name-asian="Times New Roman" style:font-name-complex="Times New Roman"/>
    </style:style>
    <style:style style:name="T25_261" style:family="text">
      <style:text-properties style:font-name="Times New Roman" style:font-name-asian="Times New Roman" style:font-name-complex="Times New Roman"/>
    </style:style>
    <style:style style:name="T25_262" style:family="text">
      <style:text-properties style:font-name="Times New Roman" style:font-name-asian="Times New Roman" style:font-name-complex="Times New Roman"/>
    </style:style>
    <style:style style:name="T25_263" style:family="text">
      <style:text-properties style:font-name="Times New Roman" style:font-name-asian="Times New Roman" style:font-name-complex="Times New Roman"/>
    </style:style>
    <style:style style:name="T25_264" style:family="text">
      <style:text-properties style:font-name="Times New Roman" style:font-name-asian="Times New Roman" style:font-name-complex="Times New Roman"/>
    </style:style>
    <style:style style:name="T25_265" style:family="text">
      <style:text-properties style:font-name="Times New Roman" style:font-name-asian="Times New Roman" style:font-name-complex="Times New Roman"/>
    </style:style>
    <style:style style:name="T25_266" style:family="text">
      <style:text-properties style:font-name="Times New Roman" style:font-name-asian="Times New Roman" style:font-name-complex="Times New Roman"/>
    </style:style>
    <style:style style:name="T25_267" style:family="text">
      <style:text-properties style:font-name="Times New Roman" style:font-name-asian="Times New Roman" style:font-name-complex="Times New Roman"/>
    </style:style>
    <style:style style:name="T25_268" style:family="text">
      <style:text-properties style:font-name="Times New Roman" style:font-name-asian="Times New Roman" style:font-name-complex="Times New Roman"/>
    </style:style>
    <style:style style:name="T25_269" style:family="text">
      <style:text-properties style:font-name="Times New Roman" style:font-name-asian="Times New Roman" style:font-name-complex="Times New Roman"/>
    </style:style>
    <style:style style:name="T25_270" style:family="text">
      <style:text-properties style:font-name="Times New Roman" style:font-name-asian="Times New Roman" style:font-name-complex="Times New Roman"/>
    </style:style>
    <style:style style:name="T25_271" style:family="text">
      <style:text-properties style:font-name="Times New Roman" style:font-name-asian="Times New Roman" style:font-name-complex="Times New Roman"/>
    </style:style>
    <style:style style:name="T25_272" style:family="text">
      <style:text-properties style:font-name="Times New Roman" style:font-name-asian="Times New Roman" style:font-name-complex="Times New Roman"/>
    </style:style>
    <style:style style:name="T25_273" style:family="text">
      <style:text-properties style:font-name="Times New Roman" style:font-name-asian="Times New Roman" style:font-name-complex="Times New Roman"/>
    </style:style>
    <style:style style:name="T25_274" style:family="text">
      <style:text-properties style:font-name="Times New Roman" style:font-name-asian="Times New Roman" style:font-name-complex="Times New Roman"/>
    </style:style>
    <style:style style:name="T25_275" style:family="text">
      <style:text-properties style:font-name="Times New Roman" style:font-name-asian="Times New Roman" style:font-name-complex="Times New Roman"/>
    </style:style>
    <style:style style:name="T25_276" style:family="text">
      <style:text-properties style:font-name="Times New Roman" style:font-name-asian="Times New Roman" style:font-name-complex="Times New Roman"/>
    </style:style>
    <style:style style:name="T25_277" style:family="text">
      <style:text-properties style:font-name="Times New Roman" style:font-name-asian="Times New Roman" style:font-name-complex="Times New Roman"/>
    </style:style>
    <style:style style:name="T25_278" style:family="text">
      <style:text-properties style:font-name="Times New Roman" style:font-name-asian="Times New Roman" style:font-name-complex="Times New Roman"/>
    </style:style>
    <style:style style:name="T25_279" style:family="text">
      <style:text-properties style:font-name="Times New Roman" style:font-name-asian="Times New Roman" style:font-name-complex="Times New Roman"/>
    </style:style>
    <style:style style:name="T25_280" style:family="text">
      <style:text-properties style:font-name="Times New Roman" style:font-name-asian="Times New Roman" style:font-name-complex="Times New Roman"/>
    </style:style>
    <style:style style:name="T25_281" style:family="text">
      <style:text-properties style:font-name="Times New Roman" style:font-name-asian="Times New Roman" style:font-name-complex="Times New Roman"/>
    </style:style>
    <style:style style:name="T25_282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/>
    <style:style style:name="T29_9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/>
    <style:style style:name="T31_11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/>
    <style:style style:name="T33_11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The</text:span><text:span text:style-name="T1_2"><text:s/></text:span><text:span text:style-name="T1_3">Glass</text:span><text:span text:style-name="T1_4"><text:s/></text:span><text:span text:style-name="T1_5">Blower</text:span></text:p>
      <text:p text:style-name="P2"><text:span text:style-name="T2_1"><text:s/></text:span></text:p>
      <text:p text:style-name="P3"><text:span text:style-name="T3_1">Według</text:span><text:span text:style-name="T3_2"><text:s/></text:span><text:span text:style-name="T3_3">mnie</text:span><text:span text:style-name="T3_4"><text:s/></text:span><text:span text:style-name="T3_5">aTOM</text:span><text:span text:style-name="T3_6"><text:s/></text:span><text:span text:style-name="T3_7">jest</text:span><text:span text:style-name="T3_8"><text:s/></text:span><text:span text:style-name="T3_9">nie</text:span><text:span text:style-name="T3_10"><text:s/></text:span><text:span text:style-name="T3_11">tylko</text:span><text:span text:style-name="T3_12"><text:s/></text:span><text:span text:style-name="T3_13">znakomitym</text:span><text:span text:style-name="T3_14"><text:s/></text:span><text:span text:style-name="T3_15">tłumaczem</text:span><text:span text:style-name="T3_16">,<text:s/></text:span><text:span text:style-name="T3_17">ale</text:span><text:span text:style-name="T3_18"><text:s/></text:span><text:span text:style-name="T3_19">też</text:span><text:span text:style-name="T3_20"><text:s/></text:span><text:span text:style-name="T3_21">utalentowanym</text:span><text:span text:style-name="T3_22"><text:s/>„</text:span><text:span text:style-name="T3_23">poławiaczem</text:span><text:span text:style-name="T3_24"><text:s/></text:span><text:span text:style-name="T3_25">pereł</text:span><text:span text:style-name="T3_26">”.<text:s/></text:span><text:span text:style-name="T3_27">Mało</text:span><text:span text:style-name="T3_28"><text:s/></text:span><text:span text:style-name="T3_29">kto</text:span><text:span text:style-name="T3_30"><text:s/></text:span><text:span text:style-name="T3_31">ma</text:span><text:span text:style-name="T3_32"><text:s/></text:span><text:span text:style-name="T3_33">aż</text:span><text:span text:style-name="T3_34"><text:s/></text:span><text:span text:style-name="T3_35">taką</text:span><text:span text:style-name="T3_36"><text:s/></text:span><text:span text:style-name="T3_37">zdolność</text:span><text:span text:style-name="T3_38"><text:s/></text:span><text:span text:style-name="T3_39">do</text:span><text:span text:style-name="T3_40"><text:s/></text:span><text:span text:style-name="T3_41">trafiania</text:span><text:span text:style-name="T3_42"><text:s/></text:span><text:span text:style-name="T3_43">obiektami</text:span><text:span text:style-name="T3_44"><text:s/></text:span><text:span text:style-name="T3_45">swoich</text:span><text:span text:style-name="T3_46"><text:s/></text:span><text:span text:style-name="T3_47">tłumaczeń</text:span><text:span text:style-name="T3_48"><text:s/></text:span><text:span text:style-name="T3_49">w</text:span><text:span text:style-name="T3_50"><text:s/></text:span><text:span text:style-name="T3_51">mój</text:span><text:span text:style-name="T3_52"><text:s/></text:span><text:span text:style-name="T3_53">gust</text:span><text:span text:style-name="T3_54">.<text:s/></text:span><text:span text:style-name="T3_55">Co</text:span><text:span text:style-name="T3_56"><text:s/></text:span><text:span text:style-name="T3_57">takiego</text:span><text:span text:style-name="T3_58"><text:s/></text:span><text:span text:style-name="T3_59">tym</text:span><text:span text:style-name="T3_60"><text:s/></text:span><text:span text:style-name="T3_61">razem</text:span><text:span text:style-name="T3_62"><text:s/></text:span><text:span text:style-name="T3_63">trafia</text:span><text:span text:style-name="T3_64"><text:s/></text:span><text:span text:style-name="T3_65">na</text:span><text:span text:style-name="T3_66"><text:s/></text:span><text:span text:style-name="T3_67">warsztat</text:span><text:span text:style-name="T3_68">?<text:s/>„</text:span><text:span text:style-name="T3_69">The</text:span><text:span text:style-name="T3_70"><text:s/></text:span><text:span text:style-name="T3_71">Glass</text:span><text:span text:style-name="T3_72"><text:s/></text:span><text:span text:style-name="T3_73">Blower</text:span><text:span text:style-name="T3_74">”<text:s/></text:span><text:span text:style-name="T3_75">autorstwa</text:span><text:span text:style-name="T3_76"><text:s/></text:span><text:span text:style-name="T3_77">Cold</text:span><text:span text:style-name="T3_78"><text:s/></text:span><text:span text:style-name="T3_79">in</text:span><text:span text:style-name="T3_80"><text:s/></text:span><text:span text:style-name="T3_81">Gardenz</text:span><text:span text:style-name="T3_82"><text:s/>–<text:s/></text:span><text:span text:style-name="T3_83">znakomity</text:span><text:span text:style-name="T3_84">,<text:s/></text:span><text:span text:style-name="T3_85">choć</text:span><text:span text:style-name="T3_86"><text:s/></text:span><text:span text:style-name="T3_87">niezbyt</text:span><text:span text:style-name="T3_88"><text:s/></text:span><text:span text:style-name="T3_89">długi</text:span><text:span text:style-name="T3_90"><text:s/></text:span><text:span text:style-name="T3_91">fanfik</text:span><text:span text:style-name="T3_92">.</text:span></text:p>
      <text:p text:style-name="P4"><text:span text:style-name="T4_1"><text:s/></text:span></text:p>
      <text:p text:style-name="P5"><text:span text:style-name="T5_1">Autor</text:span><text:span text:style-name="T5_2"><text:s/></text:span><text:span text:style-name="T5_3">nie</text:span><text:span text:style-name="T5_4"><text:s/></text:span><text:span text:style-name="T5_5">był</text:span><text:span text:style-name="T5_6"><text:s/></text:span><text:span text:style-name="T5_7">mi</text:span><text:span text:style-name="T5_8"><text:s/></text:span><text:span text:style-name="T5_9">całkiem</text:span><text:span text:style-name="T5_10"><text:s/></text:span><text:span text:style-name="T5_11">obc</text:span><text:span text:style-name="T5_12">y</text:span><text:span text:style-name="T5_13">.<text:s/></text:span><text:span text:style-name="T5_14">P</text:span><text:span text:style-name="T5_15">rawie</text:span><text:span text:style-name="T5_16"><text:s/></text:span><text:span text:style-name="T5_17">na</text:span><text:span text:style-name="T5_18"><text:s/></text:span><text:span text:style-name="T5_19">początku</text:span><text:span text:style-name="T5_20"><text:s/></text:span><text:span text:style-name="T5_21">swojej</text:span><text:span text:style-name="T5_22"><text:s/></text:span><text:span text:style-name="T5_23">przygody</text:span><text:span text:style-name="T5_24"><text:s/></text:span><text:span text:style-name="T5_25">z</text:span><text:span text:style-name="T5_26"><text:s/></text:span><text:span text:style-name="T5_27">fandomem</text:span><text:span text:style-name="T5_28"><text:s/></text:span><text:span text:style-name="T5_29">miałem</text:span><text:span text:style-name="T5_30"><text:s/></text:span><text:span text:style-name="T5_31">okazję</text:span><text:span text:style-name="T5_32"><text:s/></text:span><text:span text:style-name="T5_33">czytać</text:span><text:span text:style-name="T5_34"><text:s/></text:span><text:span text:style-name="T5_35">jego</text:span><text:span text:style-name="T5_36"><text:s/>„</text:span><text:span text:style-name="T5_37">Naked</text:span><text:span text:style-name="T5_38"><text:s/></text:span><text:span text:style-name="T5_39">Singularity</text:span><text:span text:style-name="T5_40">”,<text:s/></text:span><text:span text:style-name="T5_41">opowiadanie</text:span><text:span text:style-name="T5_42">,<text:s/></text:span><text:span text:style-name="T5_43">które</text:span><text:span text:style-name="T5_44"><text:s/></text:span><text:span text:style-name="T5_45">nawet</text:span><text:span text:style-name="T5_46"><text:s/></text:span><text:span text:style-name="T5_47">doczekało</text:span><text:span text:style-name="T5_48"><text:s/></text:span><text:span text:style-name="T5_49">się</text:span><text:span text:style-name="T5_50"><text:s/>(</text:span><text:span text:style-name="T5_51">zasłużenie</text:span><text:span text:style-name="T5_52">)<text:s/></text:span><text:span text:style-name="T5_53">tłumaczenia</text:span><text:span text:style-name="T5_54">,<text:s/></text:span><text:span text:style-name="T5_55">lekką</text:span><text:span text:style-name="T5_56"><text:s/></text:span><text:span text:style-name="T5_57">i</text:span><text:span text:style-name="T5_58"><text:s/></text:span><text:span text:style-name="T5_59">ciepłą</text:span><text:span text:style-name="T5_60"><text:s/></text:span><text:span text:style-name="T5_61">komedyjkę</text:span><text:span text:style-name="T5_62">,<text:s/></text:span><text:span text:style-name="T5_63">jedną</text:span><text:span text:style-name="T5_64"><text:s/></text:span><text:span text:style-name="T5_65">z</text:span><text:span text:style-name="T5_66"><text:s/></text:span><text:span text:style-name="T5_67">niewielu</text:span><text:span text:style-name="T5_68">,<text:s/></text:span><text:span text:style-name="T5_69">która</text:span><text:span text:style-name="T5_70"><text:s/></text:span><text:span text:style-name="T5_71">bez</text:span><text:span text:style-name="T5_72"><text:s/></text:span><text:span text:style-name="T5_73">żenady</text:span><text:span text:style-name="T5_74"><text:s/></text:span><text:span text:style-name="T5_75">i</text:span><text:span text:style-name="T5_76"><text:s/></text:span><text:span text:style-name="T5_77">chały</text:span><text:span text:style-name="T5_78"><text:s/></text:span><text:span text:style-name="T5_79">żartuje</text:span><text:span text:style-name="T5_80"><text:s/></text:span><text:span text:style-name="T5_81">z</text:span><text:span text:style-name="T5_82"><text:s/></text:span><text:span text:style-name="T5_83">seksualności</text:span><text:span text:style-name="T5_84">,<text:s/></text:span><text:span text:style-name="T5_85">jednocześnie</text:span><text:span text:style-name="T5_86"><text:s/></text:span><text:span text:style-name="T5_87">nie</text:span><text:span text:style-name="T5_88"><text:s/></text:span><text:span text:style-name="T5_89">naruszając</text:span><text:span text:style-name="T5_90"><text:s/></text:span><text:span text:style-name="T5_91">tej</text:span><text:span text:style-name="T5_92"><text:s/></text:span><text:span text:style-name="T5_93">ciepłej</text:span><text:span text:style-name="T5_94"><text:s/></text:span><text:span text:style-name="T5_95">i</text:span><text:span text:style-name="T5_96"><text:s/></text:span><text:span text:style-name="T5_97">niewinnej</text:span><text:span text:style-name="T5_98"><text:s/></text:span><text:span text:style-name="T5_99">otoczki</text:span><text:span text:style-name="T5_100"><text:s/></text:span><text:span text:style-name="T5_101">kucyków</text:span><text:span text:style-name="T5_102">.<text:s/></text:span><text:span text:style-name="T5_103">Tym</text:span><text:span text:style-name="T5_104"><text:s/></text:span><text:span text:style-name="T5_105">lepiej</text:span><text:span text:style-name="T5_106"><text:s/></text:span><text:span text:style-name="T5_107">zapowiadał</text:span><text:span text:style-name="T5_108"><text:s/></text:span><text:span text:style-name="T5_109">się</text:span><text:span text:style-name="T5_110"><text:s/>„</text:span><text:span text:style-name="T5_111">The</text:span><text:span text:style-name="T5_112"><text:s/></text:span><text:span text:style-name="T5_113">Glass</text:span><text:span text:style-name="T5_114"><text:s/></text:span><text:span text:style-name="T5_115">Blower</text:span><text:span text:style-name="T5_116">”,<text:s/></text:span><text:span text:style-name="T5_117">choć</text:span><text:span text:style-name="T5_118"><text:s/></text:span><text:span text:style-name="T5_119">tym</text:span><text:span text:style-name="T5_120"><text:s/></text:span><text:span text:style-name="T5_121">razem</text:span><text:span text:style-name="T5_122"><text:s/></text:span><text:span text:style-name="T5_123">nie</text:span><text:span text:style-name="T5_124"><text:s/></text:span><text:span text:style-name="T5_125">miałem</text:span><text:span text:style-name="T5_126"><text:s/></text:span><text:span text:style-name="T5_127">do</text:span><text:span text:style-name="T5_128"><text:s/></text:span><text:span text:style-name="T5_129">czynienia</text:span><text:span text:style-name="T5_130"><text:s/></text:span><text:span text:style-name="T5_131">z</text:span><text:span text:style-name="T5_132"><text:s/></text:span><text:span text:style-name="T5_133">komedią</text:span><text:span text:style-name="T5_134">,<text:s/></text:span><text:span text:style-name="T5_135">a</text:span><text:span text:style-name="T5_136"><text:s/></text:span><text:span text:style-name="T5_137">baśniowym</text:span><text:span text:style-name="T5_138"><text:s/></text:span><text:span text:style-name="T5_139">dramatem</text:span><text:span text:style-name="T5_140">,<text:s/></text:span><text:span text:style-name="T5_141">a</text:span><text:span text:style-name="T5_142"><text:s/></text:span><text:span text:style-name="T5_143">może</text:span><text:span text:style-name="T5_144"><text:s/></text:span><text:span text:style-name="T5_145">dramatyczną</text:span><text:span text:style-name="T5_146"><text:s/></text:span><text:span text:style-name="T5_147">baśnią</text:span><text:span text:style-name="T5_148">?</text:span></text:p>
      <text:p text:style-name="P6"><text:span text:style-name="T6_1"><text:s/></text:span></text:p>
      <text:p text:style-name="P7"><text:span text:style-name="T7_1">Dramatyczna</text:span><text:span text:style-name="T7_2"><text:s/></text:span><text:span text:style-name="T7_3">baśń</text:span><text:span text:style-name="T7_4">…<text:s/></text:span><text:span text:style-name="T7_5">faktycznie</text:span><text:span text:style-name="T7_6">,<text:s/></text:span><text:span text:style-name="T7_7">to</text:span><text:span text:style-name="T7_8"><text:s/></text:span><text:span text:style-name="T7_9">chyba</text:span><text:span text:style-name="T7_10"><text:s/></text:span><text:span text:style-name="T7_11">najlepsze</text:span><text:span text:style-name="T7_12"><text:s/></text:span><text:span text:style-name="T7_13">określenie</text:span><text:span text:style-name="T7_14">,<text:s/></text:span><text:span text:style-name="T7_15">jakie</text:span><text:span text:style-name="T7_16"><text:s/></text:span><text:span text:style-name="T7_17">przychodzi</text:span><text:span text:style-name="T7_18"><text:s/></text:span><text:span text:style-name="T7_19">mi</text:span><text:span text:style-name="T7_20"><text:s/></text:span><text:span text:style-name="T7_21">do</text:span><text:span text:style-name="T7_22"><text:s/></text:span><text:span text:style-name="T7_23">głowy</text:span><text:span text:style-name="T7_24">.<text:s/></text:span><text:span text:style-name="T7_25">Da</text:span><text:span text:style-name="T7_26"><text:s/></text:span><text:span text:style-name="T7_27">się</text:span><text:span text:style-name="T7_28"><text:s/></text:span><text:span text:style-name="T7_29">tutaj</text:span><text:span text:style-name="T7_30"><text:s/></text:span><text:span text:style-name="T7_31">wyczuć</text:span><text:span text:style-name="T7_32"><text:s/></text:span><text:span text:style-name="T7_33">ten</text:span><text:span text:style-name="T7_34"><text:s/></text:span><text:span text:style-name="T7_35">przyjemny</text:span><text:span text:style-name="T7_36"><text:s/></text:span><text:span text:style-name="T7_37">klimat</text:span><text:span text:style-name="T7_38"><text:s/></text:span><text:span text:style-name="T7_39">Braci</text:span><text:span text:style-name="T7_40"><text:s/></text:span><text:span text:style-name="T7_41">Grimm</text:span><text:span text:style-name="T7_42">,<text:s/></text:span><text:span text:style-name="T7_43">w</text:span><text:span text:style-name="T7_44"><text:s/></text:span><text:span text:style-name="T7_45">ich</text:span><text:span text:style-name="T7_46"><text:s/></text:span><text:span text:style-name="T7_47">ciężkiej</text:span><text:span text:style-name="T7_48">,<text:s/></text:span><text:span text:style-name="T7_49">jeszcze</text:span><text:span text:style-name="T7_50"><text:s/></text:span><text:span text:style-name="T7_51">niezubożonej</text:span><text:span text:style-name="T7_52"><text:s/></text:span><text:span text:style-name="T7_53">przez</text:span><text:span text:style-name="T7_54"><text:s/></text:span><text:span text:style-name="T7_55">bezlitosne</text:span><text:span text:style-name="T7_56"><text:s/></text:span><text:span text:style-name="T7_57">ułagodzenie</text:span><text:span text:style-name="T7_58"><text:s/></text:span><text:span text:style-name="T7_59">wersji</text:span><text:span text:style-name="T7_60">.<text:s/></text:span><text:span text:style-name="T7_61">W</text:span><text:span text:style-name="T7_62"><text:s/></text:span><text:span text:style-name="T7_63">dodatku</text:span><text:span text:style-name="T7_64"><text:s/></text:span><text:span text:style-name="T7_65">wykonanie</text:span><text:span text:style-name="T7_66"><text:s/></text:span><text:span text:style-name="T7_67">ładnie</text:span><text:span text:style-name="T7_68"><text:s/></text:span><text:span text:style-name="T7_69">łączy</text:span><text:span text:style-name="T7_70"><text:s/></text:span><text:span text:style-name="T7_71">tę</text:span><text:span text:style-name="T7_72"><text:s/></text:span><text:span text:style-name="T7_73">ulotną</text:span><text:span text:style-name="T7_74"><text:s/></text:span><text:span text:style-name="T7_75">atmosferę</text:span><text:span text:style-name="T7_76"><text:s/></text:span><text:span text:style-name="T7_77">z</text:span><text:span text:style-name="T7_78"><text:s/></text:span><text:span text:style-name="T7_79">kucykami</text:span><text:span text:style-name="T7_80"><text:s/></text:span><text:span text:style-name="T7_81">i</text:span><text:span text:style-name="T7_82"><text:s/></text:span><text:span text:style-name="T7_83">ich</text:span><text:span text:style-name="T7_84"><text:s/></text:span><text:span text:style-name="T7_85">otoczką</text:span><text:span text:style-name="T7_86">.<text:s/></text:span><text:span text:style-name="T7_87">Niby</text:span><text:span text:style-name="T7_88"><text:s/></text:span><text:span text:style-name="T7_89">nie</text:span><text:span text:style-name="T7_90"><text:s/></text:span><text:span text:style-name="T7_91">crossover</text:span><text:span text:style-name="T7_92">,<text:s/></text:span><text:span text:style-name="T7_93">a</text:span><text:span text:style-name="T7_94"><text:s/></text:span><text:span text:style-name="T7_95">jednak</text:span><text:span text:style-name="T7_96"><text:s/></text:span><text:span text:style-name="T7_97">bardzo</text:span><text:span text:style-name="T7_98"><text:s/></text:span><text:span text:style-name="T7_99">mu</text:span><text:span text:style-name="T7_100"><text:s/></text:span><text:span text:style-name="T7_101">do</text:span><text:span text:style-name="T7_102"><text:s/></text:span><text:span text:style-name="T7_103">takiego</text:span><text:span text:style-name="T7_104"><text:s/></text:span><text:span text:style-name="T7_105">blisko</text:span><text:span text:style-name="T7_106">.</text:span></text:p>
      <text:p text:style-name="P8"><text:span text:style-name="T8_1"><text:s/></text:span></text:p>
      <text:p text:style-name="P9"><text:span text:style-name="T9_1">Historia</text:span><text:span text:style-name="T9_2"><text:s/></text:span><text:span text:style-name="T9_3">opowiadania</text:span><text:span text:style-name="T9_4"><text:s/></text:span><text:span text:style-name="T9_5">o</text:span><text:span text:style-name="T9_6"><text:s/></text:span><text:span text:style-name="T9_7">Szkłomistrzu</text:span><text:span text:style-name="T9_8">,<text:s/></text:span><text:span text:style-name="T9_9">kucyku</text:span><text:span text:style-name="T9_10"><text:s/></text:span><text:span text:style-name="T9_11">będącym</text:span><text:span text:style-name="T9_12"><text:s/></text:span><text:span text:style-name="T9_13">jednocześnie</text:span><text:span text:style-name="T9_14"><text:s/></text:span><text:span text:style-name="T9_15">rzemieślnikiem</text:span><text:span text:style-name="T9_16"><text:s/></text:span><text:span text:style-name="T9_17">i</text:span><text:span text:style-name="T9_18"><text:s/></text:span><text:span text:style-name="T9_19">artystą</text:span><text:span text:style-name="T9_20">,<text:s/></text:span><text:span text:style-name="T9_21">potrafiącym</text:span><text:span text:style-name="T9_22"><text:s/></text:span><text:span text:style-name="T9_23">jak</text:span><text:span text:style-name="T9_24"><text:s/></text:span><text:span text:style-name="T9_25">nikt</text:span><text:span text:style-name="T9_26"><text:s/></text:span><text:span text:style-name="T9_27">inny</text:span><text:span text:style-name="T9_28"><text:s/></text:span><text:span text:style-name="T9_29">dmuchać</text:span><text:span text:style-name="T9_30"><text:s/></text:span><text:span text:style-name="T9_31">szkło</text:span><text:span text:style-name="T9_32">.<text:s/></text:span><text:span text:style-name="T9_33">Pewnego</text:span><text:span text:style-name="T9_34"><text:s/></text:span><text:span text:style-name="T9_35">razu</text:span><text:span text:style-name="T9_36"><text:s/></text:span><text:span text:style-name="T9_37">na</text:span><text:span text:style-name="T9_38"><text:s/></text:span><text:span text:style-name="T9_39">jego</text:span><text:span text:style-name="T9_40"><text:s/></text:span><text:span text:style-name="T9_41">drodze</text:span><text:span text:style-name="T9_42"><text:s/></text:span><text:span text:style-name="T9_43">staje</text:span><text:span text:style-name="T9_44"><text:s/></text:span><text:span text:style-name="T9_45">nie</text:span><text:span text:style-name="T9_46"><text:s/></text:span><text:span text:style-name="T9_47">kto</text:span><text:span text:style-name="T9_48"><text:s/></text:span><text:span text:style-name="T9_49">inny</text:span><text:span text:style-name="T9_50">,<text:s/></text:span><text:span text:style-name="T9_51">tylko</text:span><text:span text:style-name="T9_52"><text:s/></text:span><text:span text:style-name="T9_53">serialowa</text:span><text:span text:style-name="T9_54"><text:s/></text:span><text:span text:style-name="T9_55">Rarity</text:span><text:span text:style-name="T9_56">,<text:s/></text:span><text:span text:style-name="T9_57">pracująca</text:span><text:span text:style-name="T9_58"><text:s/></text:span><text:span text:style-name="T9_59">i</text:span><text:span text:style-name="T9_60"><text:s/></text:span><text:span text:style-name="T9_61">mieszkająca</text:span><text:span text:style-name="T9_62"><text:s/></text:span><text:span text:style-name="T9_63">w</text:span><text:span text:style-name="T9_64"><text:s/></text:span><text:span text:style-name="T9_65">Canterlot</text:span><text:span text:style-name="T9_66">.<text:s/></text:span><text:span text:style-name="T9_67">Ogier</text:span><text:span text:style-name="T9_68"><text:s/></text:span><text:span text:style-name="T9_69">niemal</text:span><text:span text:style-name="T9_70"><text:s/></text:span><text:span text:style-name="T9_71">od</text:span><text:span text:style-name="T9_72"><text:s/></text:span><text:span text:style-name="T9_73">razu</text:span><text:span text:style-name="T9_74"><text:s/></text:span><text:span text:style-name="T9_75">daje</text:span><text:span text:style-name="T9_76"><text:s/></text:span><text:span text:style-name="T9_77">się</text:span><text:span text:style-name="T9_78"><text:s/></text:span><text:span text:style-name="T9_79">zauroczyć</text:span><text:span text:style-name="T9_80"><text:s/></text:span><text:span text:style-name="T9_81">białej</text:span><text:span text:style-name="T9_82"><text:s/></text:span><text:span text:style-name="T9_83">klaczy</text:span><text:span text:style-name="T9_84">,<text:s/></text:span><text:span text:style-name="T9_85">jednak</text:span><text:span text:style-name="T9_86"><text:s/></text:span><text:span text:style-name="T9_87">ta</text:span><text:span text:style-name="T9_88"><text:s/></text:span><text:span text:style-name="T9_89">niezainteresowana</text:span><text:span text:style-name="T9_90"><text:s/></text:span><text:span text:style-name="T9_91">próbuje</text:span><text:span text:style-name="T9_92"><text:s/></text:span><text:span text:style-name="T9_93">spławić</text:span><text:span text:style-name="T9_94"><text:s/></text:span><text:span text:style-name="T9_95">amanta</text:span><text:span text:style-name="T9_96">,<text:s/></text:span><text:span text:style-name="T9_97">każąc</text:span><text:span text:style-name="T9_98"><text:s/></text:span><text:span text:style-name="T9_99">mu</text:span><text:span text:style-name="T9_100"><text:s/></text:span><text:span text:style-name="T9_101">wykonać</text:span><text:span text:style-name="T9_102"><text:s/></text:span><text:span text:style-name="T9_103">wielkie</text:span><text:span text:style-name="T9_104"><text:s/></text:span><text:span text:style-name="T9_105">dzieło</text:span><text:span text:style-name="T9_106"><text:s/></text:span><text:span text:style-name="T9_107">jego</text:span><text:span text:style-name="T9_108"><text:s/></text:span><text:span text:style-name="T9_109">rzemiosła</text:span><text:span text:style-name="T9_110">.<text:s/></text:span><text:span text:style-name="T9_111">Nie</text:span><text:span text:style-name="T9_112"><text:s/></text:span><text:span text:style-name="T9_113">ma</text:span><text:span text:style-name="T9_114"><text:s/></text:span><text:span text:style-name="T9_115">pojęcia</text:span><text:span text:style-name="T9_116">,<text:s/></text:span><text:span text:style-name="T9_117">że</text:span><text:span text:style-name="T9_118"><text:s/></text:span><text:span text:style-name="T9_119">rzucając</text:span><text:span text:style-name="T9_120"><text:s/></text:span><text:span text:style-name="T9_121">mu</text:span><text:span text:style-name="T9_122"><text:s/></text:span><text:span text:style-name="T9_123">coraz</text:span><text:span text:style-name="T9_124"><text:s/></text:span><text:span text:style-name="T9_125">to</text:span><text:span text:style-name="T9_126"><text:s/></text:span><text:span text:style-name="T9_127">nowsze</text:span><text:span text:style-name="T9_128"><text:s/></text:span><text:span text:style-name="T9_129">wyzwania</text:span><text:span text:style-name="T9_130">,<text:s/></text:span><text:span text:style-name="T9_131">tylko</text:span><text:span text:style-name="T9_132"><text:s/></text:span><text:span text:style-name="T9_133">dolewa</text:span><text:span text:style-name="T9_134"><text:s/></text:span><text:span text:style-name="T9_135">oliwy</text:span><text:span text:style-name="T9_136"><text:s/></text:span><text:span text:style-name="T9_137">do</text:span><text:span text:style-name="T9_138"><text:s/></text:span><text:span text:style-name="T9_139">ognia</text:span><text:span text:style-name="T9_140">.</text:span></text:p>
      <text:p text:style-name="P10"><text:span text:style-name="T10_1"><text:s/></text:span></text:p>
      <text:p text:style-name="P11"><text:span text:style-name="T11_1">Fabuła</text:span><text:span text:style-name="T11_2"><text:s/></text:span><text:span text:style-name="T11_3">nie</text:span><text:span text:style-name="T11_4"><text:s/></text:span><text:span text:style-name="T11_5">jest</text:span><text:span text:style-name="T11_6"><text:s/></text:span><text:span text:style-name="T11_7">specjalnie</text:span><text:span text:style-name="T11_8"><text:s/></text:span><text:span text:style-name="T11_9">skomplikowana</text:span><text:span text:style-name="T11_10">,<text:s/></text:span><text:span text:style-name="T11_11">ale</text:span><text:span text:style-name="T11_12"><text:s/></text:span><text:span text:style-name="T11_13">spełnia</text:span><text:span text:style-name="T11_14"><text:s/></text:span><text:span text:style-name="T11_15">swoją</text:span><text:span text:style-name="T11_16"><text:s/></text:span><text:span text:style-name="T11_17">rolę</text:span><text:span text:style-name="T11_18">.<text:s/></text:span><text:span text:style-name="T11_19">Dramatyzm</text:span><text:span text:style-name="T11_20">,<text:s/></text:span><text:span text:style-name="T11_21">napięcie</text:span><text:span text:style-name="T11_22"><text:s/></text:span><text:span text:style-name="T11_23">i</text:span><text:span text:style-name="T11_24"><text:s/></text:span><text:span text:style-name="T11_25">postęp</text:span><text:span text:style-name="T11_26"><text:s/></text:span><text:span text:style-name="T11_27">wydarzeń</text:span><text:span text:style-name="T11_28"><text:s/></text:span><text:span text:style-name="T11_29">utrzymane</text:span><text:span text:style-name="T11_30"><text:s/></text:span><text:span text:style-name="T11_31">są</text:span><text:span text:style-name="T11_32"><text:s/></text:span><text:span text:style-name="T11_33">właściwie</text:span><text:span text:style-name="T11_34"><text:s/></text:span><text:span text:style-name="T11_35">i</text:span><text:span text:style-name="T11_36"><text:s/></text:span><text:span text:style-name="T11_37">w</text:span><text:span text:style-name="T11_38"><text:s/></text:span><text:span text:style-name="T11_39">odpowiednim</text:span><text:span text:style-name="T11_40"><text:s/></text:span><text:span text:style-name="T11_41">tempie</text:span><text:span text:style-name="T11_42">.<text:s/></text:span><text:span text:style-name="T11_43">Choć</text:span><text:span text:style-name="T11_44"><text:s/></text:span><text:span text:style-name="T11_45">nie</text:span><text:span text:style-name="T11_46"><text:s/></text:span><text:span text:style-name="T11_47">wszystko</text:span><text:span text:style-name="T11_48"><text:s/></text:span><text:span text:style-name="T11_49">jest</text:span><text:span text:style-name="T11_50"><text:s/></text:span><text:span text:style-name="T11_51">oczywiste</text:span><text:span text:style-name="T11_52">,<text:s/></text:span><text:span text:style-name="T11_53">raczej</text:span><text:span text:style-name="T11_54"><text:s/></text:span><text:span text:style-name="T11_55">nie</text:span><text:span text:style-name="T11_56"><text:s/></text:span><text:span text:style-name="T11_57">można</text:span><text:span text:style-name="T11_58"><text:s/></text:span><text:span text:style-name="T11_59">tu</text:span><text:span text:style-name="T11_60"><text:s/></text:span><text:span text:style-name="T11_61">oczekiwać</text:span><text:span text:style-name="T11_62"><text:s/></text:span><text:span text:style-name="T11_63">wielkich</text:span><text:span text:style-name="T11_64"><text:s/></text:span><text:span text:style-name="T11_65">zwrotów</text:span><text:span text:style-name="T11_66"><text:s/></text:span><text:span text:style-name="T11_67">i</text:span><text:span text:style-name="T11_68"><text:s/></text:span><text:span text:style-name="T11_69">niespodziewanych</text:span><text:span text:style-name="T11_70"><text:s/></text:span><text:span text:style-name="T11_71">zagrań</text:span><text:span text:style-name="T11_72"><text:s/></text:span><text:span text:style-name="T11_73">ze</text:span><text:span text:style-name="T11_74"><text:s/></text:span><text:span text:style-name="T11_75">strony</text:span><text:span text:style-name="T11_76"><text:s/></text:span><text:span text:style-name="T11_77">autora</text:span><text:span text:style-name="T11_78">,<text:s/></text:span><text:span text:style-name="T11_79">przyjęta</text:span><text:span text:style-name="T11_80"><text:s/></text:span><text:span text:style-name="T11_81">konwencja</text:span><text:span text:style-name="T11_82"><text:s/></text:span><text:span text:style-name="T11_83">baśni</text:span><text:span text:style-name="T11_84"><text:s/></text:span><text:span text:style-name="T11_85">sprawia</text:span><text:span text:style-name="T11_86"><text:s/></text:span><text:span text:style-name="T11_87">jednak</text:span><text:span text:style-name="T11_88">,<text:s/></text:span><text:span text:style-name="T11_89">że</text:span><text:span text:style-name="T11_90"><text:s/></text:span><text:span text:style-name="T11_91">taka</text:span><text:span text:style-name="T11_92">,<text:s/></text:span><text:span text:style-name="T11_93">a</text:span><text:span text:style-name="T11_94"><text:s/></text:span><text:span text:style-name="T11_95">nie</text:span><text:span text:style-name="T11_96"><text:s/></text:span><text:span text:style-name="T11_97">inna</text:span><text:span text:style-name="T11_98"><text:s/></text:span><text:span text:style-name="T11_99">konstrukcja</text:span><text:span text:style-name="T11_100"><text:s/></text:span><text:span text:style-name="T11_101">zdaje</text:span><text:span text:style-name="T11_102"><text:s/></text:span><text:span text:style-name="T11_103">egzamin</text:span><text:span text:style-name="T11_104">.<text:s/></text:span><text:span text:style-name="T11_105">Opowiadanie</text:span><text:span text:style-name="T11_106"><text:s/></text:span><text:span text:style-name="T11_107">przyjmuje</text:span><text:span text:style-name="T11_108"><text:s/></text:span><text:span text:style-name="T11_109">swoistą</text:span><text:span text:style-name="T11_110"><text:s/></text:span><text:span text:style-name="T11_111">formę</text:span><text:span text:style-name="T11_112"><text:s/></text:span><text:span text:style-name="T11_113">wyliczenia</text:span><text:span text:style-name="T11_114"><text:s/></text:span><text:span text:style-name="T11_115">lub</text:span><text:span text:style-name="T11_116"><text:s/></text:span><text:span text:style-name="T11_117">licytacji</text:span><text:span text:style-name="T11_118">,<text:s/></text:span><text:span text:style-name="T11_119">podobną</text:span><text:span text:style-name="T11_120"><text:s/></text:span><text:span text:style-name="T11_121">do</text:span><text:span text:style-name="T11_122"><text:s/>„</text:span><text:span text:style-name="T11_123">Towarzysza</text:span><text:span text:style-name="T11_124"><text:s/></text:span><text:span text:style-name="T11_125">Podróży</text:span><text:span text:style-name="T11_126">”<text:s/></text:span><text:span text:style-name="T11_127">Andersena</text:span><text:span text:style-name="T11_128">,<text:s/></text:span><text:span text:style-name="T11_129">ewentualnie</text:span><text:span text:style-name="T11_130"><text:s/></text:span><text:span text:style-name="T11_131">baśni</text:span><text:span text:style-name="T11_132"><text:s/></text:span><text:span text:style-name="T11_133">o</text:span><text:span text:style-name="T11_134"><text:s/></text:span><text:span text:style-name="T11_135">wyzwaniach</text:span><text:span text:style-name="T11_136"><text:s/></text:span><text:span text:style-name="T11_137">lub</text:span><text:span text:style-name="T11_138"><text:s/></text:span><text:span text:style-name="T11_139">turniejach</text:span><text:span text:style-name="T11_140">.</text:span></text:p>
      <text:p text:style-name="P12"><text:span text:style-name="T12_1"><text:s/></text:span></text:p>
      <text:p text:style-name="P13"><text:span text:style-name="T13_1">Postaci</text:span><text:span text:style-name="T13_2"><text:s/></text:span><text:span text:style-name="T13_3">nie</text:span><text:span text:style-name="T13_4"><text:s/></text:span><text:span text:style-name="T13_5">ma</text:span><text:span text:style-name="T13_6"><text:s/></text:span><text:span text:style-name="T13_7">tu</text:span><text:span text:style-name="T13_8"><text:s/></text:span><text:span text:style-name="T13_9">wiele</text:span><text:span text:style-name="T13_10">,<text:s/></text:span><text:span text:style-name="T13_11">na</text:span><text:span text:style-name="T13_12"><text:s/></text:span><text:span text:style-name="T13_13">dobrą</text:span><text:span text:style-name="T13_14"><text:s/></text:span><text:span text:style-name="T13_15">sprawę</text:span><text:span text:style-name="T13_16"><text:s/></text:span><text:span text:style-name="T13_17">rozbudowanych</text:span><text:span text:style-name="T13_18"><text:s/></text:span><text:span text:style-name="T13_19">mamy</text:span><text:span text:style-name="T13_20"><text:s/></text:span><text:span text:style-name="T13_21">tylko</text:span><text:span text:style-name="T13_22"><text:s/></text:span><text:span text:style-name="T13_23">dwie</text:span><text:span text:style-name="T13_24"><text:s/>–<text:s/></text:span><text:span text:style-name="T13_25">Rarity</text:span><text:span text:style-name="T13_26"><text:s/></text:span><text:span text:style-name="T13_27">i</text:span><text:span text:style-name="T13_28"><text:s/></text:span><text:span text:style-name="T13_29">Szłomistrza</text:span><text:span text:style-name="T13_30">.<text:s/></text:span><text:span text:style-name="T13_31">W</text:span><text:span text:style-name="T13_32"><text:s/></text:span><text:span text:style-name="T13_33">tekście</text:span><text:span text:style-name="T13_34"><text:s/></text:span><text:span text:style-name="T13_35">występuje</text:span><text:span text:style-name="T13_36"><text:s/></text:span><text:span text:style-name="T13_37">wprawdzie</text:span><text:span text:style-name="T13_38"><text:s/></text:span><text:span text:style-name="T13_39">towarzysz</text:span><text:span text:style-name="T13_40"><text:s/></text:span><text:span text:style-name="T13_41">tytułowego</text:span><text:span text:style-name="T13_42"><text:s/></text:span><text:span text:style-name="T13_43">bohatera</text:span><text:span text:style-name="T13_44">,<text:s/></text:span><text:span text:style-name="T13_45">jednak</text:span><text:span text:style-name="T13_46"><text:s/></text:span><text:span text:style-name="T13_47">na</text:span><text:span text:style-name="T13_48"><text:s/></text:span><text:span text:style-name="T13_49">dobrą</text:span><text:span text:style-name="T13_50"><text:s/></text:span><text:span text:style-name="T13_51">sprawę</text:span><text:span text:style-name="T13_52"><text:s/></text:span><text:span text:style-name="T13_53">pełni</text:span><text:span text:style-name="T13_54"><text:s/></text:span><text:span text:style-name="T13_55">on</text:span><text:span text:style-name="T13_56"><text:s/></text:span><text:span text:style-name="T13_57">raczej</text:span><text:span text:style-name="T13_58"><text:s/></text:span><text:span text:style-name="T13_59">rolę</text:span><text:span text:style-name="T13_60"><text:s/></text:span><text:span text:style-name="T13_61">słuchacza</text:span><text:span text:style-name="T13_62"><text:s/></text:span><text:span text:style-name="T13_63">i</text:span><text:span text:style-name="T13_64"><text:s/></text:span><text:span text:style-name="T13_65">dobrej</text:span><text:span text:style-name="T13_66"><text:s/></text:span><text:span text:style-name="T13_67">rady</text:span><text:span text:style-name="T13_68">,<text:s/></text:span><text:span text:style-name="T13_69">kogoś</text:span><text:span text:style-name="T13_70">,<text:s/></text:span><text:span text:style-name="T13_71">przy</text:span><text:span text:style-name="T13_72"><text:s/></text:span><text:span text:style-name="T13_73">kim</text:span><text:span text:style-name="T13_74"><text:s/></text:span><text:span text:style-name="T13_75">interesująca</text:span><text:span text:style-name="T13_76"><text:s/></text:span><text:span text:style-name="T13_77">nas</text:span><text:span text:style-name="T13_78"><text:s/></text:span><text:span text:style-name="T13_79">osoba</text:span><text:span text:style-name="T13_80"><text:s/></text:span><text:span text:style-name="T13_81">może</text:span><text:span text:style-name="T13_82"><text:s/></text:span><text:span text:style-name="T13_83">się</text:span><text:span text:style-name="T13_84"><text:s/></text:span><text:span text:style-name="T13_85">wygadać</text:span><text:span text:style-name="T13_86"><text:s/></text:span><text:span text:style-name="T13_87">i</text:span><text:span text:style-name="T13_88"><text:s/></text:span><text:span text:style-name="T13_89">skonfrontować</text:span><text:span text:style-name="T13_90"><text:s/></text:span><text:span text:style-name="T13_91">swoje</text:span><text:span text:style-name="T13_92"><text:s/></text:span><text:span text:style-name="T13_93">przemyślenia</text:span><text:span text:style-name="T13_94">.<text:s/></text:span><text:span text:style-name="T13_95">Główna</text:span><text:span text:style-name="T13_96"><text:s/></text:span><text:span text:style-name="T13_97">dwójka</text:span><text:span text:style-name="T13_98"><text:s/></text:span><text:span text:style-name="T13_99">wypada</text:span><text:span text:style-name="T13_100"><text:s/></text:span><text:span text:style-name="T13_101">jednak</text:span><text:span text:style-name="T13_102"><text:s/></text:span><text:span text:style-name="T13_103">naprawdę</text:span><text:span text:style-name="T13_104"><text:s/></text:span><text:span text:style-name="T13_105">nieźle</text:span><text:span text:style-name="T13_106">,<text:s/></text:span><text:span text:style-name="T13_107">nawet</text:span><text:span text:style-name="T13_108"><text:s/></text:span><text:span text:style-name="T13_109">jeśli</text:span><text:span text:style-name="T13_110"><text:s/></text:span><text:span text:style-name="T13_111">momentami</text:span><text:span text:style-name="T13_112"><text:s/></text:span><text:span text:style-name="T13_113">można</text:span><text:span text:style-name="T13_114"><text:s/></text:span><text:span text:style-name="T13_115">byłoby</text:span><text:span text:style-name="T13_116"><text:s/></text:span><text:span text:style-name="T13_117">wątpić</text:span><text:span text:style-name="T13_118"><text:s/></text:span><text:span text:style-name="T13_119">w</text:span><text:span text:style-name="T13_120"><text:s/></text:span><text:span text:style-name="T13_121">kanon</text:span><text:span text:style-name="T13_122">,<text:s/></text:span><text:span text:style-name="T13_123">wszystko</text:span><text:span text:style-name="T13_124"><text:s/></text:span><text:span text:style-name="T13_125">zostało</text:span><text:span text:style-name="T13_126"><text:s/></text:span><text:span text:style-name="T13_127">zrobione</text:span><text:span text:style-name="T13_128"><text:s/></text:span><text:span text:style-name="T13_129">logicznie</text:span><text:span text:style-name="T13_130"><text:s/></text:span><text:span text:style-name="T13_131">i</text:span><text:span text:style-name="T13_132"><text:s/></text:span><text:span text:style-name="T13_133">sensownie</text:span><text:span text:style-name="T13_134">.</text:span></text:p>
      <text:p text:style-name="P14"><text:span text:style-name="T14_1"><text:s/></text:span></text:p>
      <text:p text:style-name="P15"><text:span text:style-name="T15_1">Niezwykle</text:span><text:span text:style-name="T15_2"><text:s/></text:span><text:span text:style-name="T15_3">podoba</text:span><text:span text:style-name="T15_4"><text:s/></text:span><text:span text:style-name="T15_5">mi</text:span><text:span text:style-name="T15_6"><text:s/></text:span><text:span text:style-name="T15_7">się</text:span><text:span text:style-name="T15_8"><text:s/></text:span><text:span text:style-name="T15_9">pomysł</text:span><text:span text:style-name="T15_10"><text:s/></text:span><text:span text:style-name="T15_11">herosa</text:span><text:span text:style-name="T15_12">-</text:span><text:span text:style-name="T15_13">artysty</text:span><text:span text:style-name="T15_14">-</text:span><text:span text:style-name="T15_15">rzemieślnika</text:span><text:span text:style-name="T15_16">.<text:s/></text:span><text:span text:style-name="T15_17">Kto</text:span><text:span text:style-name="T15_18"><text:s/></text:span><text:span text:style-name="T15_19">powiedział</text:span><text:span text:style-name="T15_20">,<text:s/></text:span><text:span text:style-name="T15_21">że</text:span><text:span text:style-name="T15_22"><text:s/></text:span><text:span text:style-name="T15_23">wielcy</text:span><text:span text:style-name="T15_24"><text:s/></text:span><text:span text:style-name="T15_25">mogą</text:span><text:span text:style-name="T15_26"><text:s/></text:span><text:span text:style-name="T15_27">być</text:span><text:span text:style-name="T15_28"><text:s/></text:span><text:span text:style-name="T15_29">tylko</text:span><text:span text:style-name="T15_30"><text:s/></text:span><text:span text:style-name="T15_31">rycerze</text:span><text:span text:style-name="T15_32">,<text:s/></text:span><text:span text:style-name="T15_33">generałowie</text:span><text:span text:style-name="T15_34">,<text:s/></text:span><text:span text:style-name="T15_35">zdobywcy</text:span><text:span text:style-name="T15_36"><text:s/></text:span><text:span text:style-name="T15_37">czy</text:span><text:span text:style-name="T15_38"><text:s/></text:span><text:span text:style-name="T15_39">pogromcy</text:span><text:span text:style-name="T15_40"><text:s/></text:span><text:span text:style-name="T15_41">bestii</text:span><text:span text:style-name="T15_42">?<text:s/></text:span><text:span text:style-name="T15_43">Jak</text:span><text:span text:style-name="T15_44"><text:s/></text:span><text:span text:style-name="T15_45">dla</text:span><text:span text:style-name="T15_46"><text:s/></text:span><text:span text:style-name="T15_47">mnie</text:span><text:span text:style-name="T15_48"><text:s/></text:span><text:span text:style-name="T15_49">pokazanie</text:span><text:span text:style-name="T15_50">,<text:s/></text:span><text:span text:style-name="T15_51">jak</text:span><text:span text:style-name="T15_52"><text:s/></text:span><text:span text:style-name="T15_53">wiele</text:span><text:span text:style-name="T15_54"><text:s/></text:span><text:span text:style-name="T15_55">może</text:span><text:span text:style-name="T15_56"><text:s/></text:span><text:span text:style-name="T15_57">zrobić</text:span><text:span text:style-name="T15_58"><text:s/></text:span><text:span text:style-name="T15_59">jedna</text:span><text:span text:style-name="T15_60"><text:s/></text:span><text:span text:style-name="T15_61">osoba</text:span><text:span text:style-name="T15_62"><text:s/></text:span><text:span text:style-name="T15_63">z</text:span><text:span text:style-name="T15_64"><text:s/></text:span><text:span text:style-name="T15_65">miłości</text:span><text:span text:style-name="T15_66">,<text:s/></text:span><text:span text:style-name="T15_67">gdy</text:span><text:span text:style-name="T15_68"><text:s/></text:span><text:span text:style-name="T15_69">tylko</text:span><text:span text:style-name="T15_70"><text:s/></text:span><text:span text:style-name="T15_71">ma</text:span><text:span text:style-name="T15_72"><text:s/></text:span><text:span text:style-name="T15_73">fach</text:span><text:span text:style-name="T15_74"><text:s/></text:span><text:span text:style-name="T15_75">w</text:span><text:span text:style-name="T15_76"><text:s/></text:span><text:span text:style-name="T15_77">ręku</text:span><text:span text:style-name="T15_78"><text:s/>(</text:span><text:span text:style-name="T15_79">czy</text:span><text:span text:style-name="T15_80"><text:s/></text:span><text:span text:style-name="T15_81">w</text:span><text:span text:style-name="T15_82"><text:s/></text:span><text:span text:style-name="T15_83">tym</text:span><text:span text:style-name="T15_84"><text:s/></text:span><text:span text:style-name="T15_85">przypadku</text:span><text:span text:style-name="T15_86"><text:s/></text:span><text:span text:style-name="T15_87">w</text:span><text:span text:style-name="T15_88"><text:s/></text:span><text:span text:style-name="T15_89">kopytach</text:span><text:span text:style-name="T15_90">),<text:s/></text:span><text:span text:style-name="T15_91">było</text:span><text:span text:style-name="T15_92"><text:s/></text:span><text:span text:style-name="T15_93">perfekcyjnym</text:span><text:span text:style-name="T15_94"><text:s/></text:span><text:span text:style-name="T15_95">posunięciem</text:span><text:span text:style-name="T15_96">.<text:s/></text:span><text:span text:style-name="T15_97">Według</text:span><text:span text:style-name="T15_98"><text:s/></text:span><text:span text:style-name="T15_99">mnie</text:span><text:span text:style-name="T15_100"><text:s/></text:span><text:span text:style-name="T15_101">to</text:span><text:span text:style-name="T15_102"><text:s/></text:span><text:span text:style-name="T15_103">właśnie</text:span><text:span text:style-name="T15_104"><text:s/></text:span><text:span text:style-name="T15_105">jest</text:span><text:span text:style-name="T15_106"><text:s/></text:span><text:span text:style-name="T15_107">największą</text:span><text:span text:style-name="T15_108"><text:s/></text:span><text:span text:style-name="T15_109">zaletą</text:span><text:span text:style-name="T15_110"><text:s/></text:span><text:span text:style-name="T15_111">tego</text:span><text:span text:style-name="T15_112"><text:s/></text:span><text:span text:style-name="T15_113">fanfika</text:span><text:span text:style-name="T15_114"><text:s/>–<text:s/></text:span><text:span text:style-name="T15_115">gloryfikacja</text:span><text:span text:style-name="T15_116"><text:s/></text:span><text:span text:style-name="T15_117">rzemiosła</text:span><text:span text:style-name="T15_118"><text:s/></text:span><text:span text:style-name="T15_119">i</text:span><text:span text:style-name="T15_120"><text:s/></text:span><text:span text:style-name="T15_121">sztuki</text:span><text:span text:style-name="T15_122"><text:s/></text:span><text:span text:style-name="T15_123">w</text:span><text:span text:style-name="T15_124"><text:s/></text:span><text:span text:style-name="T15_125">piękny</text:span><text:span text:style-name="T15_126"><text:s/></text:span><text:span text:style-name="T15_127">i</text:span><text:span text:style-name="T15_128"><text:s/></text:span><text:span text:style-name="T15_129">autentyczny</text:span><text:span text:style-name="T15_130"><text:s/></text:span><text:span text:style-name="T15_131">sposób</text:span><text:span text:style-name="T15_132">.</text:span></text:p>
      <text:p text:style-name="P16"><text:span text:style-name="T16_1"><text:s/></text:span></text:p>
      <text:p text:style-name="P17"><text:span text:style-name="T17_1">Opisy</text:span><text:span text:style-name="T17_2"><text:s/></text:span><text:span text:style-name="T17_3">wypadają</text:span><text:span text:style-name="T17_4"><text:s/></text:span><text:span text:style-name="T17_5">całkiem</text:span><text:span text:style-name="T17_6"><text:s/></text:span><text:span text:style-name="T17_7">w</text:span><text:span text:style-name="T17_8"><text:s/></text:span><text:span text:style-name="T17_9">porządku</text:span><text:span text:style-name="T17_10">,<text:s/></text:span><text:span text:style-name="T17_11">a</text:span><text:span text:style-name="T17_12"><text:s/></text:span><text:span text:style-name="T17_13">szklane</text:span><text:span text:style-name="T17_14"><text:s/></text:span><text:span text:style-name="T17_15">twory</text:span><text:span text:style-name="T17_16"><text:s/></text:span><text:span text:style-name="T17_17">bohatera</text:span><text:span text:style-name="T17_18"><text:s/></text:span><text:span text:style-name="T17_19">wywołują</text:span><text:span text:style-name="T17_20"><text:s/></text:span><text:span text:style-name="T17_21">należyty</text:span><text:span text:style-name="T17_22"><text:s/></text:span><text:span text:style-name="T17_23">efekt</text:span><text:span text:style-name="T17_24"><text:s/></text:span><text:span text:style-name="T17_25">na</text:span><text:span text:style-name="T17_26"><text:s/></text:span><text:span text:style-name="T17_27">czytelniku</text:span><text:span text:style-name="T17_28">.<text:s/></text:span><text:span text:style-name="T17_29">P</text:span><text:span text:style-name="T17_30">ewnie</text:span><text:span text:style-name="T17_31"><text:s/></text:span><text:span text:style-name="T17_32">ma</text:span><text:span text:style-name="T17_33"><text:s/></text:span><text:span text:style-name="T17_34">w</text:span><text:span text:style-name="T17_35"><text:s/></text:span><text:span text:style-name="T17_36">tym</text:span><text:span text:style-name="T17_37"><text:s/></text:span><text:span text:style-name="T17_38">swoją</text:span><text:span text:style-name="T17_39"><text:s/></text:span><text:span text:style-name="T17_40">zasługę</text:span><text:span text:style-name="T17_41"><text:s/></text:span><text:span text:style-name="T17_42">aTOM</text:span><text:span text:style-name="T17_43">,<text:s/></text:span><text:span text:style-name="T17_44">który</text:span><text:span text:style-name="T17_45"><text:s/></text:span><text:span text:style-name="T17_46">jak</text:span><text:span text:style-name="T17_47"><text:s/></text:span><text:span text:style-name="T17_48">zwykle</text:span><text:span text:style-name="T17_49"><text:s/></text:span><text:span text:style-name="T17_50">odwalił</text:span><text:span text:style-name="T17_51"><text:s/></text:span><text:span text:style-name="T17_52">pierwszorzędną</text:span><text:span text:style-name="T17_53"><text:s/></text:span><text:span text:style-name="T17_54">robotę</text:span><text:span text:style-name="T17_55">.<text:s/></text:span><text:span text:style-name="T17_56">Do</text:span><text:span text:style-name="T17_57"><text:s/></text:span><text:span text:style-name="T17_58">strony</text:span><text:span text:style-name="T17_59"><text:s/></text:span><text:span text:style-name="T17_60">stylistycznej</text:span><text:span text:style-name="T17_61"><text:s/></text:span><text:span text:style-name="T17_62">i</text:span><text:span text:style-name="T17_63"><text:s/></text:span><text:span text:style-name="T17_64">technicznej</text:span><text:span text:style-name="T17_65"><text:s/></text:span><text:span text:style-name="T17_66">zwyczajnie</text:span><text:span text:style-name="T17_67"><text:s/></text:span><text:span text:style-name="T17_68">nie</text:span><text:span text:style-name="T17_69"><text:s/></text:span><text:span text:style-name="T17_70">mam</text:span><text:span text:style-name="T17_71"><text:s/></text:span><text:span text:style-name="T17_72">żadnych</text:span><text:span text:style-name="T17_73"><text:s/></text:span><text:span text:style-name="T17_74">zastrzeżeń</text:span><text:span text:style-name="T17_75">.</text:span></text:p>
      <text:p text:style-name="P18"><text:span text:style-name="T18_1"><text:s/></text:span></text:p>
      <text:p text:style-name="P19"><text:span text:style-name="T19_1">Emocje</text:span><text:span text:style-name="T19_2"><text:s/></text:span><text:span text:style-name="T19_3">też</text:span><text:span text:style-name="T19_4"><text:s/></text:span><text:span text:style-name="T19_5">są</text:span><text:span text:style-name="T19_6"><text:s/></text:span><text:span text:style-name="T19_7">zaletą</text:span><text:span text:style-name="T19_8"><text:s/></text:span><text:span text:style-name="T19_9">tego</text:span><text:span text:style-name="T19_10"><text:s/></text:span><text:span text:style-name="T19_11">opowiadania</text:span><text:span text:style-name="T19_12">.<text:s/></text:span><text:span text:style-name="T19_13">Nie</text:span><text:span text:style-name="T19_14"><text:s/></text:span><text:span text:style-name="T19_15">bez</text:span><text:span text:style-name="T19_16"><text:s/></text:span><text:span text:style-name="T19_17">powodu</text:span><text:span text:style-name="T19_18"><text:s/></text:span><text:span text:style-name="T19_19">napisałem</text:span><text:span text:style-name="T19_20"><text:s/>„</text:span><text:span text:style-name="T19_21">dramatyczna</text:span><text:span text:style-name="T19_22"><text:s/></text:span><text:span text:style-name="T19_23">baśń</text:span><text:span text:style-name="T19_24">”,<text:s/></text:span><text:span text:style-name="T19_25">bo</text:span><text:span text:style-name="T19_26"><text:s/></text:span><text:span text:style-name="T19_27">to</text:span><text:span text:style-name="T19_28"><text:s/></text:span><text:span text:style-name="T19_29">właśnie</text:span><text:span text:style-name="T19_30"><text:s/></text:span><text:span text:style-name="T19_31">pasja</text:span><text:span text:style-name="T19_32">,<text:s/></text:span><text:span text:style-name="T19_33">przemyślenia</text:span><text:span text:style-name="T19_34">,<text:s/></text:span><text:span text:style-name="T19_35">pragnienia</text:span><text:span text:style-name="T19_36"><text:s/></text:span><text:span text:style-name="T19_37">i</text:span><text:span text:style-name="T19_38"><text:s/></text:span><text:span text:style-name="T19_39">konflikty</text:span><text:span text:style-name="T19_40"><text:s/></text:span><text:span text:style-name="T19_41">wewnętrzne</text:span><text:span text:style-name="T19_42"><text:s/></text:span><text:span text:style-name="T19_43">bohaterów</text:span><text:span text:style-name="T19_44"><text:s/></text:span><text:span text:style-name="T19_45">są</text:span><text:span text:style-name="T19_46"><text:s/></text:span><text:span text:style-name="T19_47">treścią</text:span><text:span text:style-name="T19_48"><text:s/></text:span><text:span text:style-name="T19_49">dzieła</text:span><text:span text:style-name="T19_50">.<text:s/></text:span><text:span text:style-name="T19_51">Niezwykle</text:span><text:span text:style-name="T19_52"><text:s/></text:span><text:span text:style-name="T19_53">lubię</text:span><text:span text:style-name="T19_54"><text:s/></text:span><text:span text:style-name="T19_55">minimalizm</text:span><text:span text:style-name="T19_56">,<text:s/></text:span><text:span text:style-name="T19_57">według</text:span><text:span text:style-name="T19_58"><text:s/></text:span><text:span text:style-name="T19_59">mnie</text:span><text:span text:style-name="T19_60"><text:s/></text:span><text:span text:style-name="T19_61">nie</text:span><text:span text:style-name="T19_62"><text:s/></text:span><text:span text:style-name="T19_63">trzeba</text:span><text:span text:style-name="T19_64"><text:s/></text:span><text:span text:style-name="T19_65">kolosalnych</text:span><text:span text:style-name="T19_66"><text:s/></text:span><text:span text:style-name="T19_67">uniwersów</text:span><text:span text:style-name="T19_68"><text:s/></text:span><text:span text:style-name="T19_69">lub</text:span><text:span text:style-name="T19_70"><text:s/></text:span><text:span text:style-name="T19_71">tysiącmilowych</text:span><text:span text:style-name="T19_72"><text:s/></text:span><text:span text:style-name="T19_73">wypraw</text:span><text:span text:style-name="T19_74">,<text:s/></text:span><text:span text:style-name="T19_75">by</text:span><text:span text:style-name="T19_76"><text:s/></text:span><text:span text:style-name="T19_77">zbudować</text:span><text:span text:style-name="T19_78"><text:s/></text:span><text:span text:style-name="T19_79">porządną</text:span><text:span text:style-name="T19_80"><text:s/></text:span><text:span text:style-name="T19_81">treść</text:span><text:span text:style-name="T19_82">.<text:s/></text:span><text:span text:style-name="T19_83">C</text:span><text:span text:style-name="T19_84">zasami</text:span><text:span text:style-name="T19_85"><text:s/></text:span><text:span text:style-name="T19_86">mniejsza</text:span><text:span text:style-name="T19_87"><text:s/></text:span><text:span text:style-name="T19_88">skala</text:span><text:span text:style-name="T19_89"><text:s/></text:span><text:span text:style-name="T19_90">sprawdza</text:span><text:span text:style-name="T19_91"><text:s/></text:span><text:span text:style-name="T19_92">się</text:span><text:span text:style-name="T19_93"><text:s/></text:span><text:span text:style-name="T19_94">dużo</text:span><text:span text:style-name="T19_95"><text:s/></text:span><text:span text:style-name="T19_96">lepiej</text:span><text:span text:style-name="T19_97">.<text:s/></text:span><text:span text:style-name="T19_98">Tak</text:span><text:span text:style-name="T19_99"><text:s/></text:span><text:span text:style-name="T19_100">jest</text:span><text:span text:style-name="T19_101"><text:s/></text:span><text:span text:style-name="T19_102">i</text:span><text:span text:style-name="T19_103"><text:s/></text:span><text:span text:style-name="T19_104">w</text:span><text:span text:style-name="T19_105"><text:s/></text:span><text:span text:style-name="T19_106">tym</text:span><text:span text:style-name="T19_107"><text:s/></text:span><text:span text:style-name="T19_108">przypadku</text:span><text:span text:style-name="T19_109">,<text:s/></text:span><text:span text:style-name="T19_110">każda</text:span><text:span text:style-name="T19_111"><text:s/></text:span><text:span text:style-name="T19_112">rzecz</text:span><text:span text:style-name="T19_113">,<text:s/></text:span><text:span text:style-name="T19_114">jakiej</text:span><text:span text:style-name="T19_115"><text:s/></text:span><text:span text:style-name="T19_116">możemy</text:span><text:span text:style-name="T19_117"><text:s/></text:span><text:span text:style-name="T19_118">potrzebować</text:span><text:span text:style-name="T19_119">,<text:s/></text:span><text:span text:style-name="T19_120">znajdzie</text:span><text:span text:style-name="T19_121"><text:s/></text:span><text:span text:style-name="T19_122">się</text:span><text:span text:style-name="T19_123"><text:s/></text:span><text:span text:style-name="T19_124">pod</text:span><text:span text:style-name="T19_125"><text:s/></text:span><text:span text:style-name="T19_126">ręką</text:span><text:span text:style-name="T19_127">,<text:s/></text:span><text:span text:style-name="T19_128">wystarczy</text:span><text:span text:style-name="T19_129"><text:s/></text:span><text:span text:style-name="T19_130">patrzeć</text:span><text:span text:style-name="T19_131"><text:s/></text:span><text:span text:style-name="T19_132">trochę</text:span><text:span text:style-name="T19_133"><text:s/></text:span><text:span text:style-name="T19_134">bliżej</text:span><text:span text:style-name="T19_135">.</text:span></text:p>
      <text:p text:style-name="P20"><text:span text:style-name="T20_1"><text:s/></text:span></text:p>
      <text:p text:style-name="P21"><text:span text:style-name="T21_1">Czy</text:span><text:span text:style-name="T21_2"><text:s/></text:span><text:span text:style-name="T21_3">zatem</text:span><text:span text:style-name="T21_4"><text:s/>„</text:span><text:span text:style-name="T21_5">The</text:span><text:span text:style-name="T21_6"><text:s/></text:span><text:span text:style-name="T21_7">Glass</text:span><text:span text:style-name="T21_8"><text:s/></text:span><text:span text:style-name="T21_9">Blower</text:span><text:span text:style-name="T21_10">”<text:s/></text:span><text:span text:style-name="T21_11">to</text:span><text:span text:style-name="T21_12"><text:s/></text:span><text:span text:style-name="T21_13">opowiadanie</text:span><text:span text:style-name="T21_14"><text:s/></text:span><text:span text:style-name="T21_15">idealne</text:span><text:span text:style-name="T21_16">?<text:s/></text:span><text:span text:style-name="T21_17">Gdzie</text:span><text:span text:style-name="T21_18"><text:s/></text:span><text:span text:style-name="T21_19">tam</text:span><text:span text:style-name="T21_20">!<text:s/></text:span><text:span text:style-name="T21_21">Przede</text:span><text:span text:style-name="T21_22"><text:s/></text:span><text:span text:style-name="T21_23">wszystkim</text:span><text:span text:style-name="T21_24"><text:s/></text:span><text:span text:style-name="T21_25">według</text:span><text:span text:style-name="T21_26"><text:s/></text:span><text:span text:style-name="T21_27">mnie</text:span><text:span text:style-name="T21_28"><text:s/></text:span><text:span text:style-name="T21_29">sam</text:span><text:span text:style-name="T21_30"><text:s/></text:span><text:span text:style-name="T21_31">autor</text:span><text:span text:style-name="T21_32"><text:s/></text:span><text:span text:style-name="T21_33">nie</text:span><text:span text:style-name="T21_34"><text:s/></text:span><text:span text:style-name="T21_35">pretendował</text:span><text:span text:style-name="T21_36"><text:s/></text:span><text:span text:style-name="T21_37">tym</text:span><text:span text:style-name="T21_38"><text:s/></text:span><text:span text:style-name="T21_39">tekstem</text:span><text:span text:style-name="T21_40"><text:s/></text:span><text:span text:style-name="T21_41">do</text:span><text:span text:style-name="T21_42"><text:s/></text:span><text:span text:style-name="T21_43">ligi</text:span><text:span text:style-name="T21_44"><text:s/></text:span><text:span text:style-name="T21_45">idealności</text:span><text:span text:style-name="T21_46"><text:s/></text:span><text:span text:style-name="T21_47">czy</text:span><text:span text:style-name="T21_48"><text:s/></text:span><text:span text:style-name="T21_49">nawet</text:span><text:span text:style-name="T21_50"><text:s/></text:span><text:span text:style-name="T21_51">wielkości</text:span><text:span text:style-name="T21_52">.<text:s/></text:span><text:span text:style-name="T21_53">To</text:span><text:span text:style-name="T21_54"><text:s/></text:span><text:span text:style-name="T21_55">nic</text:span><text:span text:style-name="T21_56"><text:s/></text:span><text:span text:style-name="T21_57">złego</text:span><text:span text:style-name="T21_58">,<text:s/></text:span><text:span text:style-name="T21_59">choć</text:span><text:span text:style-name="T21_60"><text:s/></text:span><text:span text:style-name="T21_61">nie</text:span><text:span text:style-name="T21_62"><text:s/></text:span><text:span text:style-name="T21_63">dla</text:span><text:span text:style-name="T21_64"><text:s/></text:span><text:span text:style-name="T21_65">niego</text:span><text:span text:style-name="T21_66"><text:s/></text:span><text:span text:style-name="T21_67">nisza</text:span><text:span text:style-name="T21_68"><text:s/>„</text:span><text:span text:style-name="T21_69">arcydzieła</text:span><text:span text:style-name="T21_70">”.<text:s/></text:span><text:span text:style-name="T21_71">Oprócz</text:span><text:span text:style-name="T21_72"><text:s/></text:span><text:span text:style-name="T21_73">tego</text:span><text:span text:style-name="T21_74"><text:s/></text:span><text:span text:style-name="T21_75">zdaję</text:span><text:span text:style-name="T21_76"><text:s/></text:span><text:span text:style-name="T21_77">sobie</text:span><text:span text:style-name="T21_78"><text:s/></text:span><text:span text:style-name="T21_79">sprawę</text:span><text:span text:style-name="T21_80">,<text:s/></text:span><text:span text:style-name="T21_81">że</text:span><text:span text:style-name="T21_82"><text:s/></text:span><text:span text:style-name="T21_83">taka</text:span><text:span text:style-name="T21_84">,<text:s/></text:span><text:span text:style-name="T21_85">a</text:span><text:span text:style-name="T21_86"><text:s/></text:span><text:span text:style-name="T21_87">nie</text:span><text:span text:style-name="T21_88"><text:s/></text:span><text:span text:style-name="T21_89">inna</text:span><text:span text:style-name="T21_90"><text:s/></text:span><text:span text:style-name="T21_91">kreacja</text:span><text:span text:style-name="T21_92"><text:s/></text:span><text:span text:style-name="T21_93">Rarity</text:span><text:span text:style-name="T21_94"><text:s/></text:span><text:span text:style-name="T21_95">może</text:span><text:span text:style-name="T21_96"><text:s/></text:span><text:span text:style-name="T21_97">się</text:span><text:span text:style-name="T21_98"><text:s/></text:span><text:span text:style-name="T21_99">komuś</text:span><text:span text:style-name="T21_100"><text:s/></text:span><text:span text:style-name="T21_101">nie</text:span><text:span text:style-name="T21_102"><text:s/></text:span><text:span text:style-name="T21_103">spodobać</text:span><text:span text:style-name="T21_104">,<text:s/></text:span><text:span text:style-name="T21_105">ma</text:span><text:span text:style-name="T21_106"><text:s/></text:span><text:span text:style-name="T21_107">do</text:span><text:span text:style-name="T21_108"><text:s/></text:span><text:span text:style-name="T21_109">tego</text:span><text:span text:style-name="T21_110"><text:s/></text:span><text:span text:style-name="T21_111">pełne</text:span><text:span text:style-name="T21_112"><text:s/></text:span><text:span text:style-name="T21_113">prawo</text:span><text:span text:style-name="T21_114">.<text:s/></text:span><text:span text:style-name="T21_115">Sądzę</text:span><text:span text:style-name="T21_116"><text:s/></text:span><text:span text:style-name="T21_117">też</text:span><text:span text:style-name="T21_118">,<text:s/></text:span><text:span text:style-name="T21_119">że</text:span><text:span text:style-name="T21_120"><text:s/></text:span><text:span text:style-name="T21_121">przyjęta</text:span><text:span text:style-name="T21_122"><text:s/></text:span><text:span text:style-name="T21_123">formuła</text:span><text:span text:style-name="T21_124"><text:s/></text:span><text:span text:style-name="T21_125">baśni</text:span><text:span text:style-name="T21_126"><text:s/></text:span><text:span text:style-name="T21_127">sprawia</text:span><text:span text:style-name="T21_128">,<text:s/></text:span><text:span text:style-name="T21_129">że</text:span><text:span text:style-name="T21_130"><text:s/></text:span><text:span text:style-name="T21_131">pewne</text:span><text:span text:style-name="T21_132"><text:s/></text:span><text:span text:style-name="T21_133">rzeczy</text:span><text:span text:style-name="T21_134"><text:s/></text:span><text:span text:style-name="T21_135">dzieją</text:span><text:span text:style-name="T21_136"><text:s/></text:span><text:span text:style-name="T21_137">się</text:span><text:span text:style-name="T21_138"><text:s/></text:span><text:span text:style-name="T21_139">za</text:span><text:span text:style-name="T21_140"><text:s/></text:span><text:span text:style-name="T21_141">szybko</text:span><text:span text:style-name="T21_142">,<text:s/></text:span><text:span text:style-name="T21_143">są</text:span><text:span text:style-name="T21_144"><text:s/></text:span><text:span text:style-name="T21_145">zbyt</text:span><text:span text:style-name="T21_146"><text:s/></text:span><text:span text:style-name="T21_147">stanowcze</text:span><text:span text:style-name="T21_148"><text:s/></text:span><text:span text:style-name="T21_149">i</text:span><text:span text:style-name="T21_150"><text:s/></text:span><text:span text:style-name="T21_151">gwałtowne</text:span><text:span text:style-name="T21_152">,<text:s/></text:span><text:span text:style-name="T21_153">emocje</text:span><text:span text:style-name="T21_154"><text:s/></text:span><text:span text:style-name="T21_155">zbyt</text:span><text:span text:style-name="T21_156"><text:s/></text:span><text:span text:style-name="T21_157">skrajne</text:span><text:span text:style-name="T21_158">,<text:s/></text:span><text:span text:style-name="T21_159">a</text:span><text:span text:style-name="T21_160"><text:s/></text:span><text:span text:style-name="T21_161">działania</text:span><text:span text:style-name="T21_162"><text:s/></text:span><text:span text:style-name="T21_163">ocierają</text:span><text:span text:style-name="T21_164"><text:s/></text:span><text:span text:style-name="T21_165">się</text:span><text:span text:style-name="T21_166"><text:s/></text:span><text:span text:style-name="T21_167">o</text:span><text:span text:style-name="T21_168"><text:s/></text:span><text:span text:style-name="T21_169">brak</text:span><text:span text:style-name="T21_170"><text:s/></text:span><text:span text:style-name="T21_171">sensu</text:span><text:span text:style-name="T21_172">.<text:s/></text:span><text:span text:style-name="T21_173">Przez</text:span><text:span text:style-name="T21_174"><text:s/></text:span><text:span text:style-name="T21_175">to</text:span><text:span text:style-name="T21_176"><text:s/></text:span><text:span text:style-name="T21_177">wszystko</text:span><text:span text:style-name="T21_178">,<text:s/></text:span><text:span text:style-name="T21_179">niestety</text:span><text:span text:style-name="T21_180">,<text:s/></text:span><text:span text:style-name="T21_181">do</text:span><text:span text:style-name="T21_182"><text:s/></text:span><text:span text:style-name="T21_183">opowiadania</text:span><text:span text:style-name="T21_184"><text:s/></text:span><text:span text:style-name="T21_185">wkrada</text:span><text:span text:style-name="T21_186"><text:s/></text:span><text:span text:style-name="T21_187">się</text:span><text:span text:style-name="T21_188"><text:s/></text:span><text:span text:style-name="T21_189">trochę</text:span><text:span text:style-name="T21_190"><text:s/></text:span><text:span text:style-name="T21_191">pretensjonalności</text:span><text:span text:style-name="T21_192">.<text:s/></text:span><text:span text:style-name="T21_193">Na</text:span><text:span text:style-name="T21_194"><text:s/></text:span><text:span text:style-name="T21_195">szczęście</text:span><text:span text:style-name="T21_196"><text:s/></text:span><text:span text:style-name="T21_197">nie</text:span><text:span text:style-name="T21_198"><text:s/></text:span><text:span text:style-name="T21_199">są</text:span><text:span text:style-name="T21_200"><text:s/></text:span><text:span text:style-name="T21_201">to</text:span><text:span text:style-name="T21_202"><text:s/></text:span><text:span text:style-name="T21_203">ilości</text:span><text:span text:style-name="T21_204">,<text:s/></text:span><text:span text:style-name="T21_205">które</text:span><text:span text:style-name="T21_206"><text:s/></text:span><text:span text:style-name="T21_207">mogą</text:span><text:span text:style-name="T21_208"><text:s/></text:span><text:span text:style-name="T21_209">zatruć</text:span><text:span text:style-name="T21_210"><text:s/></text:span><text:span text:style-name="T21_211">jego</text:span><text:span text:style-name="T21_212"><text:s/></text:span><text:span text:style-name="T21_213">smak</text:span><text:span text:style-name="T21_214">,<text:s/></text:span><text:span text:style-name="T21_215">jednak</text:span><text:span text:style-name="T21_216">…<text:s/></text:span><text:span text:style-name="T21_217">są</text:span><text:span text:style-name="T21_218">.<text:s/></text:span><text:span text:style-name="T21_219">No</text:span><text:span text:style-name="T21_220"><text:s/></text:span><text:span text:style-name="T21_221">i</text:span><text:span text:style-name="T21_222"><text:s/></text:span><text:span text:style-name="T21_223">niektóre</text:span><text:span text:style-name="T21_224"><text:s/></text:span><text:span text:style-name="T21_225">sceny</text:span><text:span text:style-name="T21_226"><text:s/></text:span><text:span text:style-name="T21_227">wyszły</text:span><text:span text:style-name="T21_228"><text:s/></text:span><text:span text:style-name="T21_229">przez</text:span><text:span text:style-name="T21_230"><text:s/></text:span><text:span text:style-name="T21_231">to</text:span><text:span text:style-name="T21_232"><text:s/></text:span><text:span text:style-name="T21_233">ciut</text:span><text:span text:style-name="T21_234"><text:s/></text:span><text:span text:style-name="T21_235">teatralnie</text:span><text:span text:style-name="T21_236">,<text:s/></text:span><text:span text:style-name="T21_237">w</text:span><text:span text:style-name="T21_238"><text:s/></text:span><text:span text:style-name="T21_239">najgorszym</text:span><text:span text:style-name="T21_240"><text:s/></text:span><text:span text:style-name="T21_241">tego</text:span><text:span text:style-name="T21_242"><text:s/></text:span><text:span text:style-name="T21_243">słowa</text:span><text:span text:style-name="T21_244"><text:s/></text:span><text:span text:style-name="T21_245">znaczeniu</text:span><text:span text:style-name="T21_246">.</text:span></text:p>
      <text:p text:style-name="P22"><text:span text:style-name="T22_1"><text:s/></text:span></text:p>
      <text:p text:style-name="P23"><text:span text:style-name="T23_1">Co</text:span><text:span text:style-name="T23_2"><text:s/></text:span><text:span text:style-name="T23_3">by</text:span><text:span text:style-name="T23_4"><text:s/></text:span><text:span text:style-name="T23_5">jednak</text:span><text:span text:style-name="T23_6"><text:s/></text:span><text:span text:style-name="T23_7">nie</text:span><text:span text:style-name="T23_8"><text:s/></text:span><text:span text:style-name="T23_9">mówić</text:span><text:span text:style-name="T23_10">,<text:s/></text:span><text:span text:style-name="T23_11">chociaż</text:span><text:span text:style-name="T23_12"><text:s/>„</text:span><text:span text:style-name="T23_13">The</text:span><text:span text:style-name="T23_14"><text:s/></text:span><text:span text:style-name="T23_15">Glass</text:span><text:span text:style-name="T23_16"><text:s/></text:span><text:span text:style-name="T23_17">Blower</text:span><text:span text:style-name="T23_18">”<text:s/></text:span><text:span text:style-name="T23_19">stoi</text:span><text:span text:style-name="T23_20"><text:s/></text:span><text:span text:style-name="T23_21">dość</text:span><text:span text:style-name="T23_22"><text:s/></text:span><text:span text:style-name="T23_23">daleko</text:span><text:span text:style-name="T23_24"><text:s/></text:span><text:span text:style-name="T23_25">od</text:span><text:span text:style-name="T23_26"><text:s/></text:span><text:span text:style-name="T23_27">ideału</text:span><text:span text:style-name="T23_28">,<text:s/></text:span><text:span text:style-name="T23_29">wpisuje</text:span><text:span text:style-name="T23_30"><text:s/></text:span><text:span text:style-name="T23_31">się</text:span><text:span text:style-name="T23_32"><text:s/></text:span><text:span text:style-name="T23_33">właśnie</text:span><text:span text:style-name="T23_34"><text:s/></text:span><text:span text:style-name="T23_35">w</text:span><text:span text:style-name="T23_36"><text:s/></text:span><text:span text:style-name="T23_37">ten</text:span><text:span text:style-name="T23_38"><text:s/></text:span><text:span text:style-name="T23_39">prąd</text:span><text:span text:style-name="T23_40">,<text:s/></text:span><text:span text:style-name="T23_41">który</text:span><text:span text:style-name="T23_42"><text:s/></text:span><text:span text:style-name="T23_43">bardzo</text:span><text:span text:style-name="T23_44"><text:s/></text:span><text:span text:style-name="T23_45">lubię</text:span><text:span text:style-name="T23_46">,<text:s/></text:span><text:span text:style-name="T23_47">a</text:span><text:span text:style-name="T23_48"><text:s/></text:span><text:span text:style-name="T23_49">którego</text:span><text:span text:style-name="T23_50"><text:s/></text:span><text:span text:style-name="T23_51">brakuje</text:span><text:span text:style-name="T23_52"><text:s/></text:span><text:span text:style-name="T23_53">mi</text:span><text:span text:style-name="T23_54"><text:s/></text:span><text:span text:style-name="T23_55">u</text:span><text:span text:style-name="T23_56"><text:s/></text:span><text:span text:style-name="T23_57">nas</text:span><text:span text:style-name="T23_58"><text:s/></text:span><text:span text:style-name="T23_59">w</text:span><text:span text:style-name="T23_60"><text:s/></text:span><text:span text:style-name="T23_61">kraju</text:span><text:span text:style-name="T23_62">.<text:s/></text:span><text:span text:style-name="T23_63">Chodzi</text:span><text:span text:style-name="T23_64"><text:s/></text:span><text:span text:style-name="T23_65">mi</text:span><text:span text:style-name="T23_66"><text:s/></text:span><text:span text:style-name="T23_67">mianowicie</text:span><text:span text:style-name="T23_68"><text:s/></text:span><text:span text:style-name="T23_69">o</text:span><text:span text:style-name="T23_70"><text:s/></text:span><text:span text:style-name="T23_71">opowiadania</text:span><text:span text:style-name="T23_72"><text:s/></text:span><text:span text:style-name="T23_73">z</text:span><text:span text:style-name="T23_74"><text:s/></text:span><text:span text:style-name="T23_75">nutą</text:span><text:span text:style-name="T23_76"><text:s/></text:span><text:span text:style-name="T23_77">baśni</text:span><text:span text:style-name="T23_78">,<text:s/></text:span><text:span text:style-name="T23_79">codziennego</text:span><text:span text:style-name="T23_80"><text:s/></text:span><text:span text:style-name="T23_81">życia</text:span><text:span text:style-name="T23_82">,<text:s/></text:span><text:span text:style-name="T23_83">czegoś</text:span><text:span text:style-name="T23_84"><text:s/></text:span><text:span text:style-name="T23_85">z</text:span><text:span text:style-name="T23_86"><text:s/></text:span><text:span text:style-name="T23_87">jednej</text:span><text:span text:style-name="T23_88"><text:s/></text:span><text:span text:style-name="T23_89">strony</text:span><text:span text:style-name="T23_90"><text:s/></text:span><text:span text:style-name="T23_91">przyziemnego</text:span><text:span text:style-name="T23_92">,<text:s/></text:span><text:span text:style-name="T23_93">ale</text:span><text:span text:style-name="T23_94"><text:s/></text:span><text:span text:style-name="T23_95">z</text:span><text:span text:style-name="T23_96"><text:s/></text:span><text:span text:style-name="T23_97">drugiej</text:span><text:span text:style-name="T23_98"><text:s/></text:span><text:span text:style-name="T23_99">poważnego</text:span><text:span text:style-name="T23_100"><text:s/></text:span><text:span text:style-name="T23_101">i</text:span><text:span text:style-name="T23_102"><text:s/></text:span><text:span text:style-name="T23_103">wymuszającego</text:span><text:span text:style-name="T23_104"><text:s/></text:span><text:span text:style-name="T23_105">na</text:span><text:span text:style-name="T23_106"><text:s/></text:span><text:span text:style-name="T23_107">bohaterach</text:span><text:span text:style-name="T23_108"><text:s/></text:span><text:span text:style-name="T23_109">mierzenie</text:span><text:span text:style-name="T23_110"><text:s/></text:span><text:span text:style-name="T23_111">się</text:span><text:span text:style-name="T23_112"><text:s/></text:span><text:span text:style-name="T23_113">ze</text:span><text:span text:style-name="T23_114"><text:s/></text:span><text:span text:style-name="T23_115">sobą</text:span><text:span text:style-name="T23_116"><text:s/></text:span><text:span text:style-name="T23_117">i</text:span><text:span text:style-name="T23_118"><text:s/></text:span><text:span text:style-name="T23_119">dramatyzm</text:span><text:span text:style-name="T23_120">.<text:s/></text:span><text:span text:style-name="T23_121">Cały</text:span><text:span text:style-name="T23_122"><text:s/></text:span><text:span text:style-name="T23_123">czas</text:span><text:span text:style-name="T23_124"><text:s/></text:span><text:span text:style-name="T23_125">uważam</text:span><text:span text:style-name="T23_126">,<text:s/></text:span><text:span text:style-name="T23_127">że</text:span><text:span text:style-name="T23_128"><text:s/></text:span><text:span text:style-name="T23_129">w</text:span><text:span text:style-name="T23_130"><text:s/></text:span><text:span text:style-name="T23_131">polskim</text:span><text:span text:style-name="T23_132"><text:s/></text:span><text:span text:style-name="T23_133">fandomie</text:span><text:span text:style-name="T23_134"><text:s/></text:span><text:span text:style-name="T23_135">kucyków</text:span><text:span text:style-name="T23_136"><text:s/></text:span><text:span text:style-name="T23_137">jest</text:span><text:span text:style-name="T23_138"><text:s/></text:span><text:span text:style-name="T23_139">tego</text:span><text:span text:style-name="T23_140"><text:s/></text:span><text:span text:style-name="T23_141">zdecydowanie</text:span><text:span text:style-name="T23_142"><text:s/></text:span><text:span text:style-name="T23_143">za</text:span><text:span text:style-name="T23_144"><text:s/></text:span><text:span text:style-name="T23_145">mało</text:span><text:span text:style-name="T23_146">.<text:s/></text:span><text:span text:style-name="T23_147">Nie</text:span><text:span text:style-name="T23_148"><text:s/></text:span><text:span text:style-name="T23_149">jestem</text:span><text:span text:style-name="T23_150"><text:s/></text:span><text:span text:style-name="T23_151">pewien</text:span><text:span text:style-name="T23_152">,<text:s/></text:span><text:span text:style-name="T23_153">skąd</text:span><text:span text:style-name="T23_154"><text:s/></text:span><text:span text:style-name="T23_155">bierze</text:span><text:span text:style-name="T23_156"><text:s/></text:span><text:span text:style-name="T23_157">się</text:span><text:span text:style-name="T23_158"><text:s/></text:span><text:span text:style-name="T23_159">ten</text:span><text:span text:style-name="T23_160"><text:s/></text:span><text:span text:style-name="T23_161">ubytek</text:span><text:span text:style-name="T23_162">,<text:s/></text:span><text:span text:style-name="T23_163">czy</text:span><text:span text:style-name="T23_164"><text:s/></text:span><text:span text:style-name="T23_165">to</text:span><text:span text:style-name="T23_166"><text:s/></text:span><text:span text:style-name="T23_167">tylko</text:span><text:span text:style-name="T23_168"><text:s/></text:span><text:span text:style-name="T23_169">moje</text:span><text:span text:style-name="T23_170"><text:s/></text:span><text:span text:style-name="T23_171">wrażenie</text:span><text:span text:style-name="T23_172">,<text:s/></text:span><text:span text:style-name="T23_173">czy</text:span><text:span text:style-name="T23_174"><text:s/></text:span><text:span text:style-name="T23_175">może</text:span><text:span text:style-name="T23_176"><text:s/></text:span><text:span text:style-name="T23_177">brak</text:span><text:span text:style-name="T23_178"><text:s/></text:span><text:span text:style-name="T23_179">popytu</text:span><text:span text:style-name="T23_180"><text:s/></text:span><text:span text:style-name="T23_181">lub</text:span><text:span text:style-name="T23_182"><text:s/></text:span><text:span text:style-name="T23_183">niedostatek</text:span><text:span text:style-name="T23_184"><text:s/></text:span><text:span text:style-name="T23_185">chęci</text:span><text:span text:style-name="T23_186"><text:s/></text:span><text:span text:style-name="T23_187">twórców</text:span><text:span text:style-name="T23_188">.</text:span></text:p>
      <text:p text:style-name="P24"><text:span text:style-name="T24_1"><text:s/></text:span></text:p>
      <text:p text:style-name="P25"><text:span text:style-name="T25_1">Wciąż</text:span><text:span text:style-name="T25_2"><text:s/></text:span><text:span text:style-name="T25_3">jest</text:span><text:span text:style-name="T25_4"><text:s/></text:span><text:span text:style-name="T25_5">tego</text:span><text:span text:style-name="T25_6"><text:s/></text:span><text:span text:style-name="T25_7">wszystkiego</text:span><text:span text:style-name="T25_8"><text:s/></text:span><text:span text:style-name="T25_9">za</text:span><text:span text:style-name="T25_10"><text:s/></text:span><text:span text:style-name="T25_11">mało</text:span><text:span text:style-name="T25_12">,<text:s/></text:span><text:span text:style-name="T25_13">bym</text:span><text:span text:style-name="T25_14"><text:s/></text:span><text:span text:style-name="T25_15">zabrał</text:span><text:span text:style-name="T25_16"><text:s/></text:span><text:span text:style-name="T25_17">się</text:span><text:span text:style-name="T25_18"><text:s/></text:span><text:span text:style-name="T25_19">za</text:span><text:span text:style-name="T25_20"><text:s/></text:span><text:span text:style-name="T25_21">fanfiki</text:span><text:span text:style-name="T25_22"><text:s/></text:span><text:span text:style-name="T25_23">Cold</text:span><text:span text:style-name="T25_24"><text:s/></text:span><text:span text:style-name="T25_25">in</text:span><text:span text:style-name="T25_26"><text:s/></text:span><text:span text:style-name="T25_27">Gardenza</text:span><text:span text:style-name="T25_28">,<text:s/></text:span><text:span text:style-name="T25_29">jednak</text:span><text:span text:style-name="T25_30"><text:s/></text:span><text:span text:style-name="T25_31">już</text:span><text:span text:style-name="T25_32"><text:s/></text:span><text:span text:style-name="T25_33">na</text:span><text:span text:style-name="T25_34"><text:s/></text:span><text:span text:style-name="T25_35">tyle</text:span><text:span text:style-name="T25_36">,<text:s/></text:span><text:span text:style-name="T25_37">bym</text:span><text:span text:style-name="T25_38"><text:s/></text:span><text:span text:style-name="T25_39">mógł</text:span><text:span text:style-name="T25_40"><text:s/></text:span><text:span text:style-name="T25_41">spokojnie</text:span><text:span text:style-name="T25_42"><text:s/></text:span><text:span text:style-name="T25_43">go</text:span><text:span text:style-name="T25_44"><text:s/></text:span><text:span text:style-name="T25_45">szanować</text:span><text:span text:style-name="T25_46">.<text:s/></text:span><text:span text:style-name="T25_47">Cieszę</text:span><text:span text:style-name="T25_48"><text:s/></text:span><text:span text:style-name="T25_49">się</text:span><text:span text:style-name="T25_50">,<text:s/></text:span><text:span text:style-name="T25_51">że</text:span><text:span text:style-name="T25_52"><text:s/></text:span><text:span text:style-name="T25_53">aTOM</text:span><text:span text:style-name="T25_54"><text:s/></text:span><text:span text:style-name="T25_55">kontynuuje</text:span><text:span text:style-name="T25_56"><text:s/></text:span><text:span text:style-name="T25_57">swoje</text:span><text:span text:style-name="T25_58"><text:s/></text:span><text:span text:style-name="T25_59">poszukiwania</text:span><text:span text:style-name="T25_60"><text:s/></text:span><text:span text:style-name="T25_61">i</text:span><text:span text:style-name="T25_62"><text:s/></text:span><text:span text:style-name="T25_63">wybiera</text:span><text:span text:style-name="T25_64"><text:s/></text:span><text:span text:style-name="T25_65">dla</text:span><text:span text:style-name="T25_66"><text:s/></text:span><text:span text:style-name="T25_67">nas</text:span><text:span text:style-name="T25_68"><text:s/></text:span><text:span text:style-name="T25_69">dobre</text:span><text:span text:style-name="T25_70"><text:s/></text:span><text:span text:style-name="T25_71">opowiadania</text:span><text:span text:style-name="T25_72">.<text:s/></text:span><text:span text:style-name="T25_73">Na</text:span><text:span text:style-name="T25_74"><text:s/></text:span><text:span text:style-name="T25_75">koniec</text:span><text:span text:style-name="T25_76"><text:s/></text:span><text:span text:style-name="T25_77">małe</text:span><text:span text:style-name="T25_78"><text:s/></text:span><text:span text:style-name="T25_79">przemyślenie</text:span><text:span text:style-name="T25_80">,<text:s/></text:span><text:span text:style-name="T25_81">jaki</text:span><text:span text:style-name="T25_82"><text:s/></text:span><text:span text:style-name="T25_83">to</text:span><text:span text:style-name="T25_84"><text:s/></text:span><text:span text:style-name="T25_85">los</text:span><text:span text:style-name="T25_86"><text:s/></text:span><text:span text:style-name="T25_87">jest</text:span><text:span text:style-name="T25_88"><text:s/></text:span><text:span text:style-name="T25_89">ironiczny</text:span><text:span text:style-name="T25_90">.<text:s/></text:span><text:span text:style-name="T25_91">Właśnie</text:span><text:span text:style-name="T25_92"><text:s/></text:span><text:span text:style-name="T25_93">przez</text:span><text:span text:style-name="T25_94"><text:s/></text:span><text:span text:style-name="T25_95">dobrych</text:span><text:span text:style-name="T25_96"><text:s/></text:span><text:span text:style-name="T25_97">tłumaczy</text:span><text:span text:style-name="T25_98"><text:s/></text:span><text:span text:style-name="T25_99">z</text:span><text:span text:style-name="T25_100"><text:s/></text:span><text:span text:style-name="T25_101">dobrym</text:span><text:span text:style-name="T25_102"><text:s/></text:span><text:span text:style-name="T25_103">gustem</text:span><text:span text:style-name="T25_104"><text:s/></text:span><text:span text:style-name="T25_105">i</text:span><text:span text:style-name="T25_106"><text:s/></text:span><text:span text:style-name="T25_107">zmysłem</text:span><text:span text:style-name="T25_108"><text:s/></text:span><text:span text:style-name="T25_109">do</text:span><text:span text:style-name="T25_110"><text:s/></text:span><text:span text:style-name="T25_111">wybierania</text:span><text:span text:style-name="T25_112"><text:s/></text:span><text:span text:style-name="T25_113">najlepszych</text:span><text:span text:style-name="T25_114"><text:s/></text:span><text:span text:style-name="T25_115">tekstów</text:span><text:span text:style-name="T25_116">,<text:s/></text:span><text:span text:style-name="T25_117">na</text:span><text:span text:style-name="T25_118"><text:s/></text:span><text:span text:style-name="T25_119">mniejszych</text:span><text:span text:style-name="T25_120"><text:s/></text:span><text:span text:style-name="T25_121">rynkach</text:span><text:span text:style-name="T25_122">,<text:s/></text:span><text:span text:style-name="T25_123">czyli</text:span><text:span text:style-name="T25_124"><text:s/></text:span><text:span text:style-name="T25_125">w</text:span><text:span text:style-name="T25_126"><text:s/></text:span><text:span text:style-name="T25_127">krajach</text:span><text:span text:style-name="T25_128"><text:s/></text:span><text:span text:style-name="T25_129">takich</text:span><text:span text:style-name="T25_130"><text:s/></text:span><text:span text:style-name="T25_131">jak</text:span><text:span text:style-name="T25_132"><text:s/></text:span><text:span text:style-name="T25_133">Polska</text:span><text:span text:style-name="T25_134">,<text:s/></text:span><text:span text:style-name="T25_135">rodzą</text:span><text:span text:style-name="T25_136"><text:s/></text:span><text:span text:style-name="T25_137">się</text:span><text:span text:style-name="T25_138"><text:s/></text:span><text:span text:style-name="T25_139">wysokie</text:span><text:span text:style-name="T25_140"><text:s/></text:span><text:span text:style-name="T25_141">oczekiwania</text:span><text:span text:style-name="T25_142"><text:s/></text:span><text:span text:style-name="T25_143">i</text:span><text:span text:style-name="T25_144"><text:s/></text:span><text:span text:style-name="T25_145">czasem</text:span><text:span text:style-name="T25_146"><text:s/></text:span><text:span text:style-name="T25_147">niewiele</text:span><text:span text:style-name="T25_148"><text:s/></text:span><text:span text:style-name="T25_149">mające</text:span><text:span text:style-name="T25_150"><text:s/></text:span><text:span text:style-name="T25_151">z</text:span><text:span text:style-name="T25_152"><text:s/></text:span><text:span text:style-name="T25_153">rzeczywistością</text:span><text:span text:style-name="T25_154"><text:s/></text:span><text:span text:style-name="T25_155">wspólnego</text:span><text:span text:style-name="T25_156"><text:s/></text:span><text:span text:style-name="T25_157">mniemanie</text:span><text:span text:style-name="T25_158"><text:s/></text:span><text:span text:style-name="T25_159">o</text:span><text:span text:style-name="T25_160"><text:s/></text:span><text:span text:style-name="T25_161">zagranicznej</text:span><text:span text:style-name="T25_162"><text:s/></text:span><text:span text:style-name="T25_163">twórczości</text:span><text:span text:style-name="T25_164">.<text:s/></text:span><text:span text:style-name="T25_165">Gdy</text:span><text:span text:style-name="T25_166"><text:s/></text:span><text:span text:style-name="T25_167">myślimy</text:span><text:span text:style-name="T25_168"><text:s/></text:span><text:span text:style-name="T25_169">o</text:span><text:span text:style-name="T25_170"><text:s/></text:span><text:span text:style-name="T25_171">fanfikach</text:span><text:span text:style-name="T25_172"><text:s/></text:span><text:span text:style-name="T25_173">angielskich</text:span><text:span text:style-name="T25_174">,<text:s/></text:span><text:span text:style-name="T25_175">najpierw</text:span><text:span text:style-name="T25_176"><text:s/></text:span><text:span text:style-name="T25_177">przychodzą</text:span><text:span text:style-name="T25_178"><text:s/></text:span><text:span text:style-name="T25_179">nam</text:span><text:span text:style-name="T25_180"><text:s/></text:span><text:span text:style-name="T25_181">do</text:span><text:span text:style-name="T25_182"><text:s/></text:span><text:span text:style-name="T25_183">głowy</text:span><text:span text:style-name="T25_184"><text:s/></text:span><text:span text:style-name="T25_185">ich</text:span><text:span text:style-name="T25_186"><text:s/></text:span><text:span text:style-name="T25_187">flagowe</text:span><text:span text:style-name="T25_188"><text:s/></text:span><text:span text:style-name="T25_189">dzieła</text:span><text:span text:style-name="T25_190">,<text:s/></text:span><text:span text:style-name="T25_191">przez</text:span><text:span text:style-name="T25_192"><text:s/></text:span><text:span text:style-name="T25_193">co</text:span><text:span text:style-name="T25_194"><text:s/></text:span><text:span text:style-name="T25_195">sądzimy</text:span><text:span text:style-name="T25_196">,<text:s/></text:span><text:span text:style-name="T25_197">że</text:span><text:span text:style-name="T25_198"><text:s/></text:span><text:span text:style-name="T25_199">taki</text:span><text:span text:style-name="T25_200"><text:s/></text:span><text:span text:style-name="T25_201">jest</text:span><text:span text:style-name="T25_202"><text:s/></text:span><text:span text:style-name="T25_203">właśnie</text:span><text:span text:style-name="T25_204"><text:s/></text:span><text:span text:style-name="T25_205">ich</text:span><text:span text:style-name="T25_206"><text:s/></text:span><text:span text:style-name="T25_207">średni</text:span><text:span text:style-name="T25_208"><text:s/></text:span><text:span text:style-name="T25_209">poziom</text:span><text:span text:style-name="T25_210">.<text:s/></text:span><text:span text:style-name="T25_211">A</text:span><text:span text:style-name="T25_212"><text:s/></text:span><text:span text:style-name="T25_213">pod</text:span><text:span text:style-name="T25_214"><text:s/></text:span><text:span text:style-name="T25_215">tą</text:span><text:span text:style-name="T25_216"><text:s/></text:span><text:span text:style-name="T25_217">piękną</text:span><text:span text:style-name="T25_218"><text:s/></text:span><text:span text:style-name="T25_219">fasadą</text:span><text:span text:style-name="T25_220"><text:s/></text:span><text:span text:style-name="T25_221">kryją</text:span><text:span text:style-name="T25_222"><text:s/></text:span><text:span text:style-name="T25_223">się</text:span><text:span text:style-name="T25_224"><text:s/></text:span><text:span text:style-name="T25_225">dziesiątki</text:span><text:span text:style-name="T25_226"><text:s/></text:span><text:span text:style-name="T25_227">zapomnianych</text:span><text:span text:style-name="T25_228"><text:s/></text:span><text:span text:style-name="T25_229">fików</text:span><text:span text:style-name="T25_230">,<text:s/></text:span><text:span text:style-name="T25_231">których</text:span><text:span text:style-name="T25_232"><text:s/></text:span><text:span text:style-name="T25_233">jakość</text:span><text:span text:style-name="T25_234"><text:s/></text:span><text:span text:style-name="T25_235">pozostawia</text:span><text:span text:style-name="T25_236"><text:s/></text:span><text:span text:style-name="T25_237">wiele</text:span><text:span text:style-name="T25_238"><text:s/></text:span><text:span text:style-name="T25_239">do</text:span><text:span text:style-name="T25_240"><text:s/></text:span><text:span text:style-name="T25_241">życzenia</text:span><text:span text:style-name="T25_242">.<text:s/></text:span><text:span text:style-name="T25_243">Swoim</text:span><text:span text:style-name="T25_244"><text:s/></text:span><text:span text:style-name="T25_245">poziomem</text:span><text:span text:style-name="T25_246"><text:s/></text:span><text:span text:style-name="T25_247">nie</text:span><text:span text:style-name="T25_248"><text:s/></text:span><text:span text:style-name="T25_249">zbliżają</text:span><text:span text:style-name="T25_250"><text:s/></text:span><text:span text:style-name="T25_251">się</text:span><text:span text:style-name="T25_252"><text:s/></text:span><text:span text:style-name="T25_253">nawet</text:span><text:span text:style-name="T25_254"><text:s/></text:span><text:span text:style-name="T25_255">do</text:span><text:span text:style-name="T25_256"><text:s/></text:span><text:span text:style-name="T25_257">przeciętnych</text:span><text:span text:style-name="T25_258"><text:s/></text:span><text:span text:style-name="T25_259">polskich</text:span><text:span text:style-name="T25_260"><text:s/></text:span><text:span text:style-name="T25_261">twórców</text:span><text:span text:style-name="T25_262">.<text:s/></text:span><text:span text:style-name="T25_263">Może</text:span><text:span text:style-name="T25_264"><text:s/></text:span><text:span text:style-name="T25_265">to</text:span><text:span text:style-name="T25_266"><text:s/></text:span><text:span text:style-name="T25_267">i</text:span><text:span text:style-name="T25_268"><text:s/></text:span><text:span text:style-name="T25_269">lepiej</text:span><text:span text:style-name="T25_270">,<text:s/></text:span><text:span text:style-name="T25_271">że</text:span><text:span text:style-name="T25_272"><text:s/></text:span><text:span text:style-name="T25_273">porównujemy</text:span><text:span text:style-name="T25_274"><text:s/></text:span><text:span text:style-name="T25_275">się</text:span><text:span text:style-name="T25_276"><text:s/></text:span><text:span text:style-name="T25_277">do</text:span><text:span text:style-name="T25_278"><text:s/></text:span><text:span text:style-name="T25_279">znacznie</text:span><text:span text:style-name="T25_280"><text:s/></text:span><text:span text:style-name="T25_281">lepszych</text:span><text:span text:style-name="T25_282">?</text:span></text:p>
      <text:p text:style-name="P26"><text:span text:style-name="T26_1"><text:s/></text:span></text:p>
      <text:p text:style-name="P27"><text:span text:style-name="T27_1"><text:s text:c="8"/><text:tab/></text:span></text:p>
      <text:p text:style-name="P28"/>
      <text:p text:style-name="P29"><text:span text:style-name="T29_1">Obrazek</text:span><text:span text:style-name="T29_2"><text:s/></text:span><text:span text:style-name="T29_3">II</text:span><text:span text:style-name="T29_4"><text:s text:c="2"/></text:span><text:span text:style-name="T29_5"><text:a xlink:type="simple" xlink:href="http://cdn-img.fimfiction.net/story/fmym-1432421215-3228-full"><text:span text:style-name="T29_6">Link</text:span></text:a></text:span><text:span text:style-name="T29_7"><text:s text:c="2"/></text:span><text:span text:style-name="T29_8"><text:a xlink:type="simple" xlink:href="http://www.fimfiction.net/story/3228/the-glass-blower"><text:span text:style-name="T29_9">Źródło</text:span></text:a></text:span></text:p>
      <text:p text:style-name="P30"/>
      <text:p text:style-name="P31"><text:span text:style-name="T31_1">Obrazek</text:span><text:span text:style-name="T31_2"><text:s/></text:span><text:span text:style-name="T31_3">II</text:span><text:span text:style-name="T31_4"><text:s text:c="2"/></text:span><text:span text:style-name="T31_5"><text:a xlink:type="simple" xlink:href="http://orig14.deviantart.net/d9b9/f/2014/194/6/a/rarity_stoughton_de_jaudenes_by_skimlines-d7qec3r.jpg"><text:span text:style-name="T31_6">Link</text:span></text:a></text:span><text:span text:style-name="T31_7"><text:a xlink:type="simple" xlink:href="http://orig14.deviantart.net/d9b9/f/2014/194/6/a/rarity_stoughton_de_jaudenes_by_skimlines-d7qec3r.jpg"><text:span text:style-name="T31_8"><text:s/></text:span></text:a></text:span><text:span text:style-name="T31_9"><text:s/></text:span><text:span text:style-name="T31_10"><text:a xlink:type="simple" xlink:href="http://www.deviantart.com/art/Rarity-Stoughton-de-Jaudenes-467602119"><text:span text:style-name="T31_11">Źródło</text:span></text:a></text:span></text:p>
      <text:p text:style-name="P32"/>
      <text:p text:style-name="P33"><text:span text:style-name="T33_1">Obrazek</text:span><text:span text:style-name="T33_2"><text:s/></text:span><text:span text:style-name="T33_3">III</text:span><text:span text:style-name="T33_4"><text:s text:c="2"/></text:span><text:span text:style-name="T33_5"><text:a xlink:type="simple" xlink:href="http://img03.deviantart.net/378b/i/2013/099/d/c/rarity_stained_glass_window_by_miss_vicki_vicki-d61178a.jpg"><text:span text:style-name="T33_6">Link</text:span></text:a></text:span><text:span text:style-name="T33_7"><text:a xlink:type="simple" xlink:href="http://img03.deviantart.net/378b/i/2013/099/d/c/rarity_stained_glass_window_by_miss_vicki_vicki-d61178a.jpg"><text:span text:style-name="T33_8"><text:s/></text:span></text:a></text:span><text:span text:style-name="T33_9"><text:s/></text:span><text:span text:style-name="T33_10"><text:a xlink:type="simple" xlink:href="http://www.deviantart.com/art/Rarity-Stained-Glass-Window-364532698"><text:span text:style-name="T33_11">Źródł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